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ReadMean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40.8763779349722" calcext:value-type="float">
            <text:p>40.8763779349722</text:p>
          </table:table-cell>
          <table:table-cell office:value-type="float" office:value="25.7427641156494" calcext:value-type="float">
            <text:p>25.7427641156494</text:p>
          </table:table-cell>
          <table:table-cell office:value-type="float" office:value="17.3639984158416" calcext:value-type="float">
            <text:p>17.3639984158416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0.4445013333333" calcext:value-type="float">
            <text:p>20.4445013333333</text:p>
          </table:table-cell>
          <table:table-cell office:value-type="float" office:value="17.6733687237164" calcext:value-type="float">
            <text:p>17.6733687237164</text:p>
          </table:table-cell>
          <table:table-cell office:value-type="float" office:value="8.86264733356188" calcext:value-type="float">
            <text:p>8.86264733356188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20.6141647408645" calcext:value-type="float">
            <text:p>20.6141647408645</text:p>
          </table:table-cell>
          <table:table-cell office:value-type="float" office:value="11.0403547648134" calcext:value-type="float">
            <text:p>11.0403547648134</text:p>
          </table:table-cell>
          <table:table-cell office:value-type="float" office:value="8.46707681774168" calcext:value-type="float">
            <text:p>8.46707681774168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8.4672888668928" calcext:value-type="float">
            <text:p>18.4672888668928</text:p>
          </table:table-cell>
          <table:table-cell office:value-type="float" office:value="12.7735998203024" calcext:value-type="float">
            <text:p>12.7735998203024</text:p>
          </table:table-cell>
          <table:table-cell office:value-type="float" office:value="11.2524577974641" calcext:value-type="float">
            <text:p>11.252457797464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6.8045744351524" calcext:value-type="float">
            <text:p>16.8045744351524</text:p>
          </table:table-cell>
          <table:table-cell office:value-type="float" office:value="10.521989550766" calcext:value-type="float">
            <text:p>10.521989550766</text:p>
          </table:table-cell>
          <table:table-cell office:value-type="float" office:value="8.51888918530839" calcext:value-type="float">
            <text:p>8.51888918530839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5.7684010375063" calcext:value-type="float">
            <text:p>15.7684010375063</text:p>
          </table:table-cell>
          <table:table-cell office:value-type="float" office:value="10.7504428955392" calcext:value-type="float">
            <text:p>10.7504428955392</text:p>
          </table:table-cell>
          <table:table-cell office:value-type="float" office:value="8.2675499448767" calcext:value-type="float">
            <text:p>8.2675499448767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6.3629272897588" calcext:value-type="float">
            <text:p>16.3629272897588</text:p>
          </table:table-cell>
          <table:table-cell office:value-type="float" office:value="12.1218666818053" calcext:value-type="float">
            <text:p>12.1218666818053</text:p>
          </table:table-cell>
          <table:table-cell office:value-type="float" office:value="7.32574444287871" calcext:value-type="float">
            <text:p>7.3257444428787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0.4159063362596" calcext:value-type="float">
            <text:p>10.4159063362596</text:p>
          </table:table-cell>
          <table:table-cell office:value-type="float" office:value="10.2354276603965" calcext:value-type="float">
            <text:p>10.2354276603965</text:p>
          </table:table-cell>
          <table:table-cell office:value-type="float" office:value="8.71705875268817" calcext:value-type="float">
            <text:p>8.71705875268817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.6553946526853" calcext:value-type="float">
            <text:p>11.6553946526853</text:p>
          </table:table-cell>
          <table:table-cell office:value-type="float" office:value="9.83954164649027" calcext:value-type="float">
            <text:p>9.83954164649027</text:p>
          </table:table-cell>
          <table:table-cell office:value-type="float" office:value="16.4894634621252" calcext:value-type="float">
            <text:p>16.4894634621252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21.7828577584777" calcext:value-type="float">
            <text:p>21.7828577584777</text:p>
          </table:table-cell>
          <table:table-cell office:value-type="float" office:value="11.5737225634409" calcext:value-type="float">
            <text:p>11.5737225634409</text:p>
          </table:table-cell>
          <table:table-cell office:value-type="float" office:value="13.8268515865731" calcext:value-type="float">
            <text:p>13.82685158657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8.6416120797954" calcext:value-type="float">
            <text:p>28.6416120797954</text:p>
          </table:table-cell>
          <table:table-cell office:value-type="float" office:value="10.6051492351556" calcext:value-type="float">
            <text:p>10.6051492351556</text:p>
          </table:table-cell>
          <table:table-cell office:value-type="float" office:value="10.9534109824874" calcext:value-type="float">
            <text:p>10.9534109824874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5.355368988764" calcext:value-type="float">
            <text:p>15.355368988764</text:p>
          </table:table-cell>
          <table:table-cell office:value-type="float" office:value="9.61893784273821" calcext:value-type="float">
            <text:p>9.61893784273821</text:p>
          </table:table-cell>
          <table:table-cell office:value-type="float" office:value="10.2396994882195" calcext:value-type="float">
            <text:p>10.2396994882195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3.4115747681557" calcext:value-type="float">
            <text:p>23.4115747681557</text:p>
          </table:table-cell>
          <table:table-cell office:value-type="float" office:value="10.1534552471937" calcext:value-type="float">
            <text:p>10.1534552471937</text:p>
          </table:table-cell>
          <table:table-cell office:value-type="float" office:value="9.76254952300311" calcext:value-type="float">
            <text:p>9.7625495230031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2.8018745133814" calcext:value-type="float">
            <text:p>12.8018745133814</text:p>
          </table:table-cell>
          <table:table-cell office:value-type="float" office:value="9.51382854721977" calcext:value-type="float">
            <text:p>9.51382854721977</text:p>
          </table:table-cell>
          <table:table-cell office:value-type="float" office:value="6.98790724854672" calcext:value-type="float">
            <text:p>6.98790724854672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.9046970827149" calcext:value-type="float">
            <text:p>11.9046970827149</text:p>
          </table:table-cell>
          <table:table-cell office:value-type="float" office:value="10.0786494247601" calcext:value-type="float">
            <text:p>10.0786494247601</text:p>
          </table:table-cell>
          <table:table-cell office:value-type="float" office:value="19.0509430417652" calcext:value-type="float">
            <text:p>19.0509430417652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3.8747532337768" calcext:value-type="float">
            <text:p>23.8747532337768</text:p>
          </table:table-cell>
          <table:table-cell office:value-type="float" office:value="9.27294574587866" calcext:value-type="float">
            <text:p>9.27294574587866</text:p>
          </table:table-cell>
          <table:table-cell office:value-type="float" office:value="13.3853775867206" calcext:value-type="float">
            <text:p>13.3853775867206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5.3528835853451" calcext:value-type="float">
            <text:p>25.3528835853451</text:p>
          </table:table-cell>
          <table:table-cell office:value-type="float" office:value="8.89023343218509" calcext:value-type="float">
            <text:p>8.89023343218509</text:p>
          </table:table-cell>
          <table:table-cell office:value-type="float" office:value="11.7147834181818" calcext:value-type="float">
            <text:p>11.7147834181818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21.5898562361375" calcext:value-type="float">
            <text:p>21.5898562361375</text:p>
          </table:table-cell>
          <table:table-cell office:value-type="float" office:value="8.91999885022333" calcext:value-type="float">
            <text:p>8.91999885022333</text:p>
          </table:table-cell>
          <table:table-cell office:value-type="float" office:value="11.4921556386688" calcext:value-type="float">
            <text:p>11.4921556386688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4.2998191934156" calcext:value-type="float">
            <text:p>24.2998191934156</text:p>
          </table:table-cell>
          <table:table-cell office:value-type="float" office:value="8.93170817250567" calcext:value-type="float">
            <text:p>8.93170817250567</text:p>
          </table:table-cell>
          <table:table-cell office:value-type="float" office:value="9.27590393115504" calcext:value-type="float">
            <text:p>9.27590393115504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3.1440083422245" calcext:value-type="float">
            <text:p>13.1440083422245</text:p>
          </table:table-cell>
          <table:table-cell office:value-type="float" office:value="8.48990590076552" calcext:value-type="float">
            <text:p>8.48990590076552</text:p>
          </table:table-cell>
          <table:table-cell office:value-type="float" office:value="6.57946893217974" calcext:value-type="float">
            <text:p>6.57946893217974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0.5227386673392" calcext:value-type="float">
            <text:p>10.5227386673392</text:p>
          </table:table-cell>
          <table:table-cell office:value-type="float" office:value="8.91608962142998" calcext:value-type="float">
            <text:p>8.91608962142998</text:p>
          </table:table-cell>
          <table:table-cell office:value-type="float" office:value="19.9510127404859" calcext:value-type="float">
            <text:p>19.9510127404859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3.8151706162494" calcext:value-type="float">
            <text:p>23.8151706162494</text:p>
          </table:table-cell>
          <table:table-cell office:value-type="float" office:value="8.96226697626172" calcext:value-type="float">
            <text:p>8.96226697626172</text:p>
          </table:table-cell>
          <table:table-cell office:value-type="float" office:value="11.3670217728" calcext:value-type="float">
            <text:p>11.3670217728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5.9470186785317" calcext:value-type="float">
            <text:p>25.9470186785317</text:p>
          </table:table-cell>
          <table:table-cell office:value-type="float" office:value="9.08773847738344" calcext:value-type="float">
            <text:p>9.08773847738344</text:p>
          </table:table-cell>
          <table:table-cell office:value-type="float" office:value="16.412511655914" calcext:value-type="float">
            <text:p>16.412511655914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6.7967062800983" calcext:value-type="float">
            <text:p>26.7967062800983</text:p>
          </table:table-cell>
          <table:table-cell office:value-type="float" office:value="8.47375224439919" calcext:value-type="float">
            <text:p>8.47375224439919</text:p>
          </table:table-cell>
          <table:table-cell office:value-type="float" office:value="13.0308884780656" calcext:value-type="float">
            <text:p>13.0308884780656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3.1066450480843" calcext:value-type="float">
            <text:p>23.1066450480843</text:p>
          </table:table-cell>
          <table:table-cell office:value-type="float" office:value="8.61926557055215" calcext:value-type="float">
            <text:p>8.61926557055215</text:p>
          </table:table-cell>
          <table:table-cell office:value-type="float" office:value="10.8178281888711" calcext:value-type="float">
            <text:p>10.817828188871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2.7883039918575" calcext:value-type="float">
            <text:p>12.7883039918575</text:p>
          </table:table-cell>
          <table:table-cell office:value-type="float" office:value="8.90552101589809" calcext:value-type="float">
            <text:p>8.90552101589809</text:p>
          </table:table-cell>
          <table:table-cell office:value-type="float" office:value="6.22234530909091" calcext:value-type="float">
            <text:p>6.2223453090909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1.2075100820645" calcext:value-type="float">
            <text:p>11.2075100820645</text:p>
          </table:table-cell>
          <table:table-cell office:value-type="float" office:value="8.42199776499954" calcext:value-type="float">
            <text:p>8.42199776499954</text:p>
          </table:table-cell>
          <table:table-cell office:value-type="float" office:value="22.2054302129362" calcext:value-type="float">
            <text:p>22.2054302129362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31.1410618952438" calcext:value-type="float">
            <text:p>31.1410618952438</text:p>
          </table:table-cell>
          <table:table-cell office:value-type="float" office:value="8.92294786245169" calcext:value-type="float">
            <text:p>8.92294786245169</text:p>
          </table:table-cell>
          <table:table-cell office:value-type="float" office:value="15.9635214123416" calcext:value-type="float">
            <text:p>15.9635214123416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9.1918379251142" calcext:value-type="float">
            <text:p>19.1918379251142</text:p>
          </table:table-cell>
          <table:table-cell office:value-type="float" office:value="9.16276180882059" calcext:value-type="float">
            <text:p>9.16276180882059</text:p>
          </table:table-cell>
          <table:table-cell office:value-type="float" office:value="12.6839659960027" calcext:value-type="float">
            <text:p>12.6839659960027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5.8276714391475" calcext:value-type="float">
            <text:p>25.8276714391475</text:p>
          </table:table-cell>
          <table:table-cell office:value-type="float" office:value="8.448438679959" calcext:value-type="float">
            <text:p>8.448438679959</text:p>
          </table:table-cell>
          <table:table-cell office:value-type="float" office:value="14.1398119216024" calcext:value-type="float">
            <text:p>14.1398119216024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6.2704034909091" calcext:value-type="float">
            <text:p>26.2704034909091</text:p>
          </table:table-cell>
          <table:table-cell office:value-type="float" office:value="8.91915877751386" calcext:value-type="float">
            <text:p>8.91915877751386</text:p>
          </table:table-cell>
          <table:table-cell office:value-type="float" office:value="10.8886312508073" calcext:value-type="float">
            <text:p>10.8886312508073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4.0065652624742" calcext:value-type="float">
            <text:p>14.0065652624742</text:p>
          </table:table-cell>
          <table:table-cell office:value-type="float" office:value="8.48262330858378" calcext:value-type="float">
            <text:p>8.48262330858378</text:p>
          </table:table-cell>
          <table:table-cell office:value-type="float" office:value="6.53942869759695" calcext:value-type="float">
            <text:p>6.53942869759695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0.3891700668473" calcext:value-type="float">
            <text:p>10.3891700668473</text:p>
          </table:table-cell>
          <table:table-cell office:value-type="float" office:value="8.94623620696143" calcext:value-type="float">
            <text:p>8.94623620696143</text:p>
          </table:table-cell>
          <table:table-cell office:value-type="float" office:value="22.6924744848004" calcext:value-type="float">
            <text:p>22.6924744848004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7.4098919600307" calcext:value-type="float">
            <text:p>37.4098919600307</text:p>
          </table:table-cell>
          <table:table-cell office:value-type="float" office:value="9.15524555059344" calcext:value-type="float">
            <text:p>9.15524555059344</text:p>
          </table:table-cell>
          <table:table-cell office:value-type="float" office:value="15.1180430389956" calcext:value-type="float">
            <text:p>15.1180430389956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9.2604115395146" calcext:value-type="float">
            <text:p>19.2604115395146</text:p>
          </table:table-cell>
          <table:table-cell office:value-type="float" office:value="8.33605004786988" calcext:value-type="float">
            <text:p>8.33605004786988</text:p>
          </table:table-cell>
          <table:table-cell office:value-type="float" office:value="13.5515684331251" calcext:value-type="float">
            <text:p>13.551568433125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7.0267635948645" calcext:value-type="float">
            <text:p>27.0267635948645</text:p>
          </table:table-cell>
          <table:table-cell office:value-type="float" office:value="8.86588548901044" calcext:value-type="float">
            <text:p>8.86588548901044</text:p>
          </table:table-cell>
          <table:table-cell office:value-type="float" office:value="13.5832345979475" calcext:value-type="float">
            <text:p>13.5832345979475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7.3273566017699" calcext:value-type="float">
            <text:p>27.3273566017699</text:p>
          </table:table-cell>
          <table:table-cell office:value-type="float" office:value="11.6058086305918" calcext:value-type="float">
            <text:p>11.6058086305918</text:p>
          </table:table-cell>
          <table:table-cell office:value-type="float" office:value="11.6956044982055" calcext:value-type="float">
            <text:p>11.6956044982055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3.6044976160442" calcext:value-type="float">
            <text:p>13.6044976160442</text:p>
          </table:table-cell>
          <table:table-cell office:value-type="float" office:value="8.86622522282718" calcext:value-type="float">
            <text:p>8.86622522282718</text:p>
          </table:table-cell>
          <table:table-cell office:value-type="float" office:value="6.549069368627" calcext:value-type="float">
            <text:p>6.549069368627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0.589763177305" calcext:value-type="float">
            <text:p>10.589763177305</text:p>
          </table:table-cell>
          <table:table-cell office:value-type="float" office:value="8.4607782533532" calcext:value-type="float">
            <text:p>8.4607782533532</text:p>
          </table:table-cell>
          <table:table-cell office:value-type="float" office:value="22.0927577430574" calcext:value-type="float">
            <text:p>22.0927577430574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35.8460668026608" calcext:value-type="float">
            <text:p>35.8460668026608</text:p>
          </table:table-cell>
          <table:table-cell office:value-type="float" office:value="8.74212005243297" calcext:value-type="float">
            <text:p>8.74212005243297</text:p>
          </table:table-cell>
          <table:table-cell office:value-type="float" office:value="15.7489127715415" calcext:value-type="float">
            <text:p>15.7489127715415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2.7919476363636" calcext:value-type="float">
            <text:p>22.7919476363636</text:p>
          </table:table-cell>
          <table:table-cell office:value-type="float" office:value="8.60885057247452" calcext:value-type="float">
            <text:p>8.60885057247452</text:p>
          </table:table-cell>
          <table:table-cell office:value-type="float" office:value="14.4857949265367" calcext:value-type="float">
            <text:p>14.4857949265367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3.0645730094914" calcext:value-type="float">
            <text:p>23.0645730094914</text:p>
          </table:table-cell>
          <table:table-cell office:value-type="float" office:value="8.27596058590922" calcext:value-type="float">
            <text:p>8.27596058590922</text:p>
          </table:table-cell>
          <table:table-cell office:value-type="float" office:value="17.2417271319186" calcext:value-type="float">
            <text:p>17.2417271319186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3.5047939283008" calcext:value-type="float">
            <text:p>23.5047939283008</text:p>
          </table:table-cell>
          <table:table-cell office:value-type="float" office:value="8.98763687176447" calcext:value-type="float">
            <text:p>8.98763687176447</text:p>
          </table:table-cell>
          <table:table-cell office:value-type="float" office:value="9.31344279301746" calcext:value-type="float">
            <text:p>9.31344279301746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7.4262259728792" calcext:value-type="float">
            <text:p>17.4262259728792</text:p>
          </table:table-cell>
          <table:table-cell office:value-type="float" office:value="8.31727973460069" calcext:value-type="float">
            <text:p>8.31727973460069</text:p>
          </table:table-cell>
          <table:table-cell office:value-type="float" office:value="7.76942862148071" calcext:value-type="float">
            <text:p>7.7694286214807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.6774623839196" calcext:value-type="float">
            <text:p>11.6774623839196</text:p>
          </table:table-cell>
          <table:table-cell office:value-type="float" office:value="8.82652497800776" calcext:value-type="float">
            <text:p>8.82652497800776</text:p>
          </table:table-cell>
          <table:table-cell office:value-type="float" office:value="24.930456675597" calcext:value-type="float">
            <text:p>24.930456675597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3.5594291986132" calcext:value-type="float">
            <text:p>23.5594291986132</text:p>
          </table:table-cell>
          <table:table-cell office:value-type="float" office:value="8.48573946589817" calcext:value-type="float">
            <text:p>8.48573946589817</text:p>
          </table:table-cell>
          <table:table-cell office:value-type="float" office:value="11.3549076606967" calcext:value-type="float">
            <text:p>11.3549076606967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9.8471571040647" calcext:value-type="float">
            <text:p>19.8471571040647</text:p>
          </table:table-cell>
          <table:table-cell office:value-type="float" office:value="8.73830810225105" calcext:value-type="float">
            <text:p>8.73830810225105</text:p>
          </table:table-cell>
          <table:table-cell office:value-type="float" office:value="15.720865297725" calcext:value-type="float">
            <text:p>15.720865297725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0.6297544748201" calcext:value-type="float">
            <text:p>20.6297544748201</text:p>
          </table:table-cell>
          <table:table-cell office:value-type="float" office:value="8.89326155715428" calcext:value-type="float">
            <text:p>8.89326155715428</text:p>
          </table:table-cell>
          <table:table-cell office:value-type="float" office:value="13.877417266877" calcext:value-type="float">
            <text:p>13.877417266877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4.3805509295199" calcext:value-type="float">
            <text:p>24.3805509295199</text:p>
          </table:table-cell>
          <table:table-cell office:value-type="float" office:value="8.507097005676" calcext:value-type="float">
            <text:p>8.507097005676</text:p>
          </table:table-cell>
          <table:table-cell office:value-type="float" office:value="9.41150592603865" calcext:value-type="float">
            <text:p>9.41150592603865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8.670081976834" calcext:value-type="float">
            <text:p>18.670081976834</text:p>
          </table:table-cell>
          <table:table-cell office:value-type="float" office:value="9.15479623670772" calcext:value-type="float">
            <text:p>9.15479623670772</text:p>
          </table:table-cell>
          <table:table-cell office:value-type="float" office:value="8.34671833074362" calcext:value-type="float">
            <text:p>8.34671833074362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3.3990300217483" calcext:value-type="float">
            <text:p>13.3990300217483</text:p>
          </table:table-cell>
          <table:table-cell office:value-type="float" office:value="8.48971173960755" calcext:value-type="float">
            <text:p>8.48971173960755</text:p>
          </table:table-cell>
          <table:table-cell office:value-type="float" office:value="23.9678225832349" calcext:value-type="float">
            <text:p>23.9678225832349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8.8596182799665" calcext:value-type="float">
            <text:p>18.8596182799665</text:p>
          </table:table-cell>
          <table:table-cell office:value-type="float" office:value="8.77366702943516" calcext:value-type="float">
            <text:p>8.77366702943516</text:p>
          </table:table-cell>
          <table:table-cell office:value-type="float" office:value="10.7936370801964" calcext:value-type="float">
            <text:p>10.7936370801964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8.3205025843987" calcext:value-type="float">
            <text:p>18.3205025843987</text:p>
          </table:table-cell>
          <table:table-cell office:value-type="float" office:value="8.49289264314029" calcext:value-type="float">
            <text:p>8.49289264314029</text:p>
          </table:table-cell>
          <table:table-cell office:value-type="float" office:value="16.3834252632402" calcext:value-type="float">
            <text:p>16.3834252632402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3.0173438816641" calcext:value-type="float">
            <text:p>23.0173438816641</text:p>
          </table:table-cell>
          <table:table-cell office:value-type="float" office:value="9.02239338941345" calcext:value-type="float">
            <text:p>9.02239338941345</text:p>
          </table:table-cell>
          <table:table-cell office:value-type="float" office:value="13.7246106776046" calcext:value-type="float">
            <text:p>13.7246106776046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2.5172179426969" calcext:value-type="float">
            <text:p>22.5172179426969</text:p>
          </table:table-cell>
          <table:table-cell office:value-type="float" office:value="9.16432269887214" calcext:value-type="float">
            <text:p>9.16432269887214</text:p>
          </table:table-cell>
          <table:table-cell office:value-type="float" office:value="10.6612221414141" calcext:value-type="float">
            <text:p>10.661222141414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.2129036997792" calcext:value-type="float">
            <text:p>21.2129036997792</text:p>
          </table:table-cell>
          <table:table-cell office:value-type="float" office:value="8.44982122656758" calcext:value-type="float">
            <text:p>8.44982122656758</text:p>
          </table:table-cell>
          <table:table-cell office:value-type="float" office:value="7.90127176147829" calcext:value-type="float">
            <text:p>7.90127176147829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3.4489424508834" calcext:value-type="float">
            <text:p>13.4489424508834</text:p>
          </table:table-cell>
          <table:table-cell office:value-type="float" office:value="8.41706056275928" calcext:value-type="float">
            <text:p>8.41706056275928</text:p>
          </table:table-cell>
          <table:table-cell office:value-type="float" office:value="19.378336627451" calcext:value-type="float">
            <text:p>19.37833662745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4.2774732134591" calcext:value-type="float">
            <text:p>14.2774732134591</text:p>
          </table:table-cell>
          <table:table-cell office:value-type="float" office:value="10.6238965717661" calcext:value-type="float">
            <text:p>10.6238965717661</text:p>
          </table:table-cell>
          <table:table-cell office:value-type="float" office:value="16.1442498646176" calcext:value-type="float">
            <text:p>16.1442498646176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2.5865630177587" calcext:value-type="float">
            <text:p>22.5865630177587</text:p>
          </table:table-cell>
          <table:table-cell office:value-type="float" office:value="8.76963286486487" calcext:value-type="float">
            <text:p>8.76963286486487</text:p>
          </table:table-cell>
          <table:table-cell office:value-type="float" office:value="15.5854131060518" calcext:value-type="float">
            <text:p>15.5854131060518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1.1630972659634" calcext:value-type="float">
            <text:p>21.1630972659634</text:p>
          </table:table-cell>
          <table:table-cell office:value-type="float" office:value="8.41460189020412" calcext:value-type="float">
            <text:p>8.41460189020412</text:p>
          </table:table-cell>
          <table:table-cell office:value-type="float" office:value="12.7766812996764" calcext:value-type="float">
            <text:p>12.7766812996764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33.0250622309018" calcext:value-type="float">
            <text:p>33.0250622309018</text:p>
          </table:table-cell>
          <table:table-cell office:value-type="float" office:value="9.28009854393305" calcext:value-type="float">
            <text:p>9.28009854393305</text:p>
          </table:table-cell>
          <table:table-cell office:value-type="float" office:value="10.7660769230769" calcext:value-type="float">
            <text:p>10.7660769230769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7.3053540261097" calcext:value-type="float">
            <text:p>17.3053540261097</text:p>
          </table:table-cell>
          <table:table-cell office:value-type="float" office:value="8.48280872672897" calcext:value-type="float">
            <text:p>8.48280872672897</text:p>
          </table:table-cell>
          <table:table-cell office:value-type="float" office:value="8.65806752312979" calcext:value-type="float">
            <text:p>8.65806752312979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5.0744456834671" calcext:value-type="float">
            <text:p>15.0744456834671</text:p>
          </table:table-cell>
          <table:table-cell office:value-type="float" office:value="8.88277509697933" calcext:value-type="float">
            <text:p>8.88277509697933</text:p>
          </table:table-cell>
          <table:table-cell office:value-type="float" office:value="15.6159843010453" calcext:value-type="float">
            <text:p>15.6159843010453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1.2288986436498" calcext:value-type="float">
            <text:p>11.2288986436498</text:p>
          </table:table-cell>
          <table:table-cell office:value-type="float" office:value="8.45420119072885" calcext:value-type="float">
            <text:p>8.45420119072885</text:p>
          </table:table-cell>
          <table:table-cell office:value-type="float" office:value="14.8819395284956" calcext:value-type="float">
            <text:p>14.8819395284956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22.7649796003181" calcext:value-type="float">
            <text:p>22.7649796003181</text:p>
          </table:table-cell>
          <table:table-cell office:value-type="float" office:value="8.89310820111732" calcext:value-type="float">
            <text:p>8.89310820111732</text:p>
          </table:table-cell>
          <table:table-cell office:value-type="float" office:value="15.0536815199054" calcext:value-type="float">
            <text:p>15.0536815199054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2.496622244889" calcext:value-type="float">
            <text:p>22.496622244889</text:p>
          </table:table-cell>
          <table:table-cell office:value-type="float" office:value="8.41111479600784" calcext:value-type="float">
            <text:p>8.41111479600784</text:p>
          </table:table-cell>
          <table:table-cell office:value-type="float" office:value="14.6819626383785" calcext:value-type="float">
            <text:p>14.6819626383785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36.6130378690213" calcext:value-type="float">
            <text:p>36.6130378690213</text:p>
          </table:table-cell>
          <table:table-cell office:value-type="float" office:value="9.12571356338308" calcext:value-type="float">
            <text:p>9.12571356338308</text:p>
          </table:table-cell>
          <table:table-cell office:value-type="float" office:value="9.79362912916039" calcext:value-type="float">
            <text:p>9.79362912916039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9.7169276686685" calcext:value-type="float">
            <text:p>19.7169276686685</text:p>
          </table:table-cell>
          <table:table-cell office:value-type="float" office:value="8.82450359518839" calcext:value-type="float">
            <text:p>8.82450359518839</text:p>
          </table:table-cell>
          <table:table-cell office:value-type="float" office:value="8.26507558638407" calcext:value-type="float">
            <text:p>8.26507558638407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3.9653858799474" calcext:value-type="float">
            <text:p>13.9653858799474</text:p>
          </table:table-cell>
          <table:table-cell office:value-type="float" office:value="8.42185273616861" calcext:value-type="float">
            <text:p>8.42185273616861</text:p>
          </table:table-cell>
          <table:table-cell office:value-type="float" office:value="16.9668857306087" calcext:value-type="float">
            <text:p>16.9668857306087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1.7405945680992" calcext:value-type="float">
            <text:p>11.7405945680992</text:p>
          </table:table-cell>
          <table:table-cell office:value-type="float" office:value="9.05571259460539" calcext:value-type="float">
            <text:p>9.05571259460539</text:p>
          </table:table-cell>
          <table:table-cell office:value-type="float" office:value="14.2617150645814" calcext:value-type="float">
            <text:p>14.2617150645814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2.3847454626788" calcext:value-type="float">
            <text:p>22.3847454626788</text:p>
          </table:table-cell>
          <table:table-cell office:value-type="float" office:value="8.46680353053044" calcext:value-type="float">
            <text:p>8.46680353053044</text:p>
          </table:table-cell>
          <table:table-cell office:value-type="float" office:value="16.3828687553579" calcext:value-type="float">
            <text:p>16.3828687553579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9.0249366143755" calcext:value-type="float">
            <text:p>29.0249366143755</text:p>
          </table:table-cell>
          <table:table-cell office:value-type="float" office:value="9.00222190722676" calcext:value-type="float">
            <text:p>9.00222190722676</text:p>
          </table:table-cell>
          <table:table-cell office:value-type="float" office:value="14.6772395582439" calcext:value-type="float">
            <text:p>14.6772395582439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6.7741447934747" calcext:value-type="float">
            <text:p>26.7741447934747</text:p>
          </table:table-cell>
          <table:table-cell office:value-type="float" office:value="8.37256495280565" calcext:value-type="float">
            <text:p>8.37256495280565</text:p>
          </table:table-cell>
          <table:table-cell office:value-type="float" office:value="9.01519755961332" calcext:value-type="float">
            <text:p>9.01519755961332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2.270353373098" calcext:value-type="float">
            <text:p>22.270353373098</text:p>
          </table:table-cell>
          <table:table-cell office:value-type="float" office:value="9.05209754355192" calcext:value-type="float">
            <text:p>9.05209754355192</text:p>
          </table:table-cell>
          <table:table-cell office:value-type="float" office:value="8.86626601225714" calcext:value-type="float">
            <text:p>8.86626601225714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7.0698005640126" calcext:value-type="float">
            <text:p>17.0698005640126</text:p>
          </table:table-cell>
          <table:table-cell office:value-type="float" office:value="8.51249728680724" calcext:value-type="float">
            <text:p>8.51249728680724</text:p>
          </table:table-cell>
          <table:table-cell office:value-type="float" office:value="15.9113420071174" calcext:value-type="float">
            <text:p>15.9113420071174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0.0644276144059" calcext:value-type="float">
            <text:p>10.0644276144059</text:p>
          </table:table-cell>
          <table:table-cell office:value-type="float" office:value="9.14434230312719" calcext:value-type="float">
            <text:p>9.14434230312719</text:p>
          </table:table-cell>
          <table:table-cell office:value-type="float" office:value="14.8598731566265" calcext:value-type="float">
            <text:p>14.8598731566265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9.4344081846722" calcext:value-type="float">
            <text:p>29.4344081846722</text:p>
          </table:table-cell>
          <table:table-cell office:value-type="float" office:value="8.44291768706947" calcext:value-type="float">
            <text:p>8.44291768706947</text:p>
          </table:table-cell>
          <table:table-cell office:value-type="float" office:value="16.6338542908408" calcext:value-type="float">
            <text:p>16.6338542908408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2.7366495358166" calcext:value-type="float">
            <text:p>22.7366495358166</text:p>
          </table:table-cell>
          <table:table-cell office:value-type="float" office:value="9.0655637881997" calcext:value-type="float">
            <text:p>9.0655637881997</text:p>
          </table:table-cell>
          <table:table-cell office:value-type="float" office:value="13.7523232617236" calcext:value-type="float">
            <text:p>13.7523232617236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30.4053994659853" calcext:value-type="float">
            <text:p>30.4053994659853</text:p>
          </table:table-cell>
          <table:table-cell office:value-type="float" office:value="8.48442053799682" calcext:value-type="float">
            <text:p>8.48442053799682</text:p>
          </table:table-cell>
          <table:table-cell office:value-type="float" office:value="10.578173082729" calcext:value-type="float">
            <text:p>10.578173082729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0.8757117838325" calcext:value-type="float">
            <text:p>20.8757117838325</text:p>
          </table:table-cell>
          <table:table-cell office:value-type="float" office:value="11.5359306225019" calcext:value-type="float">
            <text:p>11.5359306225019</text:p>
          </table:table-cell>
          <table:table-cell office:value-type="float" office:value="8.64735321441726" calcext:value-type="float">
            <text:p>8.64735321441726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5.0850658929363" calcext:value-type="float">
            <text:p>15.0850658929363</text:p>
          </table:table-cell>
          <table:table-cell office:value-type="float" office:value="8.39241648133705" calcext:value-type="float">
            <text:p>8.39241648133705</text:p>
          </table:table-cell>
          <table:table-cell office:value-type="float" office:value="14.2050669620392" calcext:value-type="float">
            <text:p>14.2050669620392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0.7287962115869" calcext:value-type="float">
            <text:p>10.7287962115869</text:p>
          </table:table-cell>
          <table:table-cell office:value-type="float" office:value="9.05917521269841" calcext:value-type="float">
            <text:p>9.05917521269841</text:p>
          </table:table-cell>
          <table:table-cell office:value-type="float" office:value="14.3531829635865" calcext:value-type="float">
            <text:p>14.3531829635865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0.0205143075403" calcext:value-type="float">
            <text:p>20.0205143075403</text:p>
          </table:table-cell>
          <table:table-cell office:value-type="float" office:value="8.81465001584786" calcext:value-type="float">
            <text:p>8.81465001584786</text:p>
          </table:table-cell>
          <table:table-cell office:value-type="float" office:value="18.3337552683699" calcext:value-type="float">
            <text:p>18.333755268369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8.7045127478092" calcext:value-type="float">
            <text:p>28.7045127478092</text:p>
          </table:table-cell>
          <table:table-cell office:value-type="float" office:value="8.59927694683828" calcext:value-type="float">
            <text:p>8.59927694683828</text:p>
          </table:table-cell>
          <table:table-cell office:value-type="float" office:value="16.4647081554949" calcext:value-type="float">
            <text:p>16.4647081554949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37.4306873995223" calcext:value-type="float">
            <text:p>37.4306873995223</text:p>
          </table:table-cell>
          <table:table-cell office:value-type="float" office:value="8.93527450352567" calcext:value-type="float">
            <text:p>8.93527450352567</text:p>
          </table:table-cell>
          <table:table-cell office:value-type="float" office:value="9.79630619100326" calcext:value-type="float">
            <text:p>9.79630619100326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7.1494148822981" calcext:value-type="float">
            <text:p>17.1494148822981</text:p>
          </table:table-cell>
          <table:table-cell office:value-type="float" office:value="8.47878049266209" calcext:value-type="float">
            <text:p>8.47878049266209</text:p>
          </table:table-cell>
          <table:table-cell office:value-type="float" office:value="9.44912797608046" calcext:value-type="float">
            <text:p>9.44912797608046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7.8803171194192" calcext:value-type="float">
            <text:p>17.8803171194192</text:p>
          </table:table-cell>
          <table:table-cell office:value-type="float" office:value="8.8826027946027" calcext:value-type="float">
            <text:p>8.8826027946027</text:p>
          </table:table-cell>
          <table:table-cell office:value-type="float" office:value="13.6876696216216" calcext:value-type="float">
            <text:p>13.6876696216216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0.3911792255929" calcext:value-type="float">
            <text:p>10.3911792255929</text:p>
          </table:table-cell>
          <table:table-cell office:value-type="float" office:value="8.43511194662713" calcext:value-type="float">
            <text:p>8.43511194662713</text:p>
          </table:table-cell>
          <table:table-cell office:value-type="float" office:value="15.0023888504546" calcext:value-type="float">
            <text:p>15.0023888504546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2.75946513451" calcext:value-type="float">
            <text:p>22.75946513451</text:p>
          </table:table-cell>
          <table:table-cell office:value-type="float" office:value="8.99037866666667" calcext:value-type="float">
            <text:p>8.99037866666667</text:p>
          </table:table-cell>
          <table:table-cell office:value-type="float" office:value="14.7008742709879" calcext:value-type="float">
            <text:p>14.7008742709879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9.3760650117287" calcext:value-type="float">
            <text:p>29.3760650117287</text:p>
          </table:table-cell>
          <table:table-cell office:value-type="float" office:value="8.4652462458028" calcext:value-type="float">
            <text:p>8.4652462458028</text:p>
          </table:table-cell>
          <table:table-cell office:value-type="float" office:value="16.3677749077804" calcext:value-type="float">
            <text:p>16.3677749077804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6.6953707992895" calcext:value-type="float">
            <text:p>26.6953707992895</text:p>
          </table:table-cell>
          <table:table-cell office:value-type="float" office:value="8.82382325322741" calcext:value-type="float">
            <text:p>8.82382325322741</text:p>
          </table:table-cell>
          <table:table-cell office:value-type="float" office:value="11.295991381428" calcext:value-type="float">
            <text:p>11.295991381428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9.3301030037827" calcext:value-type="float">
            <text:p>19.3301030037827</text:p>
          </table:table-cell>
          <table:table-cell office:value-type="float" office:value="8.48877873976895" calcext:value-type="float">
            <text:p>8.48877873976895</text:p>
          </table:table-cell>
          <table:table-cell office:value-type="float" office:value="5.80155466720419" calcext:value-type="float">
            <text:p>5.80155466720419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0.5148260114772" calcext:value-type="float">
            <text:p>20.5148260114772</text:p>
          </table:table-cell>
          <table:table-cell office:value-type="float" office:value="8.99068011269736" calcext:value-type="float">
            <text:p>8.99068011269736</text:p>
          </table:table-cell>
          <table:table-cell office:value-type="float" office:value="14.3159168548537" calcext:value-type="float">
            <text:p>14.3159168548537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0.8797956760023" calcext:value-type="float">
            <text:p>10.8797956760023</text:p>
          </table:table-cell>
          <table:table-cell office:value-type="float" office:value="8.90372645765909" calcext:value-type="float">
            <text:p>8.90372645765909</text:p>
          </table:table-cell>
          <table:table-cell office:value-type="float" office:value="18.8182066949429" calcext:value-type="float">
            <text:p>18.8182066949429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.2562637554117" calcext:value-type="float">
            <text:p>21.2562637554117</text:p>
          </table:table-cell>
          <table:table-cell office:value-type="float" office:value="8.46938392772655" calcext:value-type="float">
            <text:p>8.46938392772655</text:p>
          </table:table-cell>
          <table:table-cell office:value-type="float" office:value="11.5680839805485" calcext:value-type="float">
            <text:p>11.5680839805485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32.8874823963134" calcext:value-type="float">
            <text:p>32.8874823963134</text:p>
          </table:table-cell>
          <table:table-cell office:value-type="float" office:value="9.09819918692706" calcext:value-type="float">
            <text:p>9.09819918692706</text:p>
          </table:table-cell>
          <table:table-cell office:value-type="float" office:value="17.8455381333333" calcext:value-type="float">
            <text:p>17.8455381333333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0.2153004192355" calcext:value-type="float">
            <text:p>20.2153004192355</text:p>
          </table:table-cell>
          <table:table-cell office:value-type="float" office:value="8.47077019165894" calcext:value-type="float">
            <text:p>8.47077019165894</text:p>
          </table:table-cell>
          <table:table-cell office:value-type="float" office:value="15.5993952982593" calcext:value-type="float">
            <text:p>15.5993952982593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.7830428778743" calcext:value-type="float">
            <text:p>21.7830428778743</text:p>
          </table:table-cell>
          <table:table-cell office:value-type="float" office:value="9.03294136981955" calcext:value-type="float">
            <text:p>9.03294136981955</text:p>
          </table:table-cell>
          <table:table-cell office:value-type="float" office:value="6.03097261116428" calcext:value-type="float">
            <text:p>6.03097261116428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6.9067188473871" calcext:value-type="float">
            <text:p>16.9067188473871</text:p>
          </table:table-cell>
          <table:table-cell office:value-type="float" office:value="8.38711875384759" calcext:value-type="float">
            <text:p>8.38711875384759</text:p>
          </table:table-cell>
          <table:table-cell office:value-type="float" office:value="13.1823353616509" calcext:value-type="float">
            <text:p>13.1823353616509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4.1055107903745" calcext:value-type="float">
            <text:p>14.1055107903745</text:p>
          </table:table-cell>
          <table:table-cell office:value-type="float" office:value="9.07483514578973" calcext:value-type="float">
            <text:p>9.07483514578973</text:p>
          </table:table-cell>
          <table:table-cell office:value-type="float" office:value="16.9122881099656" calcext:value-type="float">
            <text:p>16.9122881099656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4.4480020983607" calcext:value-type="float">
            <text:p>14.4480020983607</text:p>
          </table:table-cell>
          <table:table-cell office:value-type="float" office:value="8.56128619732409" calcext:value-type="float">
            <text:p>8.56128619732409</text:p>
          </table:table-cell>
          <table:table-cell office:value-type="float" office:value="11.8433826152961" calcext:value-type="float">
            <text:p>11.843382615296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39.3886278656414" calcext:value-type="float">
            <text:p>39.3886278656414</text:p>
          </table:table-cell>
          <table:table-cell office:value-type="float" office:value="11.7878505631068" calcext:value-type="float">
            <text:p>11.7878505631068</text:p>
          </table:table-cell>
          <table:table-cell office:value-type="float" office:value="21.7448146499102" calcext:value-type="float">
            <text:p>21.7448146499102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5.9308285559458" calcext:value-type="float">
            <text:p>25.9308285559458</text:p>
          </table:table-cell>
          <table:table-cell office:value-type="float" office:value="8.40315933780761" calcext:value-type="float">
            <text:p>8.40315933780761</text:p>
          </table:table-cell>
          <table:table-cell office:value-type="float" office:value="14.0315806565458" calcext:value-type="float">
            <text:p>14.0315806565458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8.7591283552294" calcext:value-type="float">
            <text:p>18.7591283552294</text:p>
          </table:table-cell>
          <table:table-cell office:value-type="float" office:value="9.05138521495516" calcext:value-type="float">
            <text:p>9.05138521495516</text:p>
          </table:table-cell>
          <table:table-cell office:value-type="float" office:value="6.03438132404769" calcext:value-type="float">
            <text:p>6.03438132404769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0.0964630883287" calcext:value-type="float">
            <text:p>20.0964630883287</text:p>
          </table:table-cell>
          <table:table-cell office:value-type="float" office:value="8.48521533054393" calcext:value-type="float">
            <text:p>8.48521533054393</text:p>
          </table:table-cell>
          <table:table-cell office:value-type="float" office:value="13.7567000895413" calcext:value-type="float">
            <text:p>13.7567000895413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1.7950806473157" calcext:value-type="float">
            <text:p>11.7950806473157</text:p>
          </table:table-cell>
          <table:table-cell office:value-type="float" office:value="9.04472790614436" calcext:value-type="float">
            <text:p>9.04472790614436</text:p>
          </table:table-cell>
          <table:table-cell office:value-type="float" office:value="16.1384860407176" calcext:value-type="float">
            <text:p>16.1384860407176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5.362631369697" calcext:value-type="float">
            <text:p>15.362631369697</text:p>
          </table:table-cell>
          <table:table-cell office:value-type="float" office:value="8.43609133021515" calcext:value-type="float">
            <text:p>8.43609133021515</text:p>
          </table:table-cell>
          <table:table-cell office:value-type="float" office:value="10.8497736091954" calcext:value-type="float">
            <text:p>10.8497736091954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35.9348486389351" calcext:value-type="float">
            <text:p>35.9348486389351</text:p>
          </table:table-cell>
          <table:table-cell office:value-type="float" office:value="8.9541008257963" calcext:value-type="float">
            <text:p>8.9541008257963</text:p>
          </table:table-cell>
          <table:table-cell office:value-type="float" office:value="23.6892492644848" calcext:value-type="float">
            <text:p>23.6892492644848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6.9600401272447" calcext:value-type="float">
            <text:p>26.9600401272447</text:p>
          </table:table-cell>
          <table:table-cell office:value-type="float" office:value="8.9442346220496" calcext:value-type="float">
            <text:p>8.9442346220496</text:p>
          </table:table-cell>
          <table:table-cell office:value-type="float" office:value="12.4634792014345" calcext:value-type="float">
            <text:p>12.4634792014345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9.6283363877221" calcext:value-type="float">
            <text:p>19.6283363877221</text:p>
          </table:table-cell>
          <table:table-cell office:value-type="float" office:value="8.47215422342713" calcext:value-type="float">
            <text:p>8.47215422342713</text:p>
          </table:table-cell>
          <table:table-cell office:value-type="float" office:value="6.79569006146572" calcext:value-type="float">
            <text:p>6.79569006146572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6.3487246014931" calcext:value-type="float">
            <text:p>16.3487246014931</text:p>
          </table:table-cell>
          <table:table-cell office:value-type="float" office:value="9.00660572202849" calcext:value-type="float">
            <text:p>9.00660572202849</text:p>
          </table:table-cell>
          <table:table-cell office:value-type="float" office:value="14.3332304573797" calcext:value-type="float">
            <text:p>14.3332304573797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3.2666390868486" calcext:value-type="float">
            <text:p>13.2666390868486</text:p>
          </table:table-cell>
          <table:table-cell office:value-type="float" office:value="8.39813533018081" calcext:value-type="float">
            <text:p>8.39813533018081</text:p>
          </table:table-cell>
          <table:table-cell office:value-type="float" office:value="19.0100802041933" calcext:value-type="float">
            <text:p>19.0100802041933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3.9639109928741" calcext:value-type="float">
            <text:p>13.9639109928741</text:p>
          </table:table-cell>
          <table:table-cell office:value-type="float" office:value="9.10698474243335" calcext:value-type="float">
            <text:p>9.10698474243335</text:p>
          </table:table-cell>
          <table:table-cell office:value-type="float" office:value="10.8507912349141" calcext:value-type="float">
            <text:p>10.850791234914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37.8651500184962" calcext:value-type="float">
            <text:p>37.8651500184962</text:p>
          </table:table-cell>
          <table:table-cell office:value-type="float" office:value="8.30120056861835" calcext:value-type="float">
            <text:p>8.30120056861835</text:p>
          </table:table-cell>
          <table:table-cell office:value-type="float" office:value="22.4552914819621" calcext:value-type="float">
            <text:p>22.455291481962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5.8130438481013" calcext:value-type="float">
            <text:p>25.8130438481013</text:p>
          </table:table-cell>
          <table:table-cell office:value-type="float" office:value="8.99785645278475" calcext:value-type="float">
            <text:p>8.99785645278475</text:p>
          </table:table-cell>
          <table:table-cell office:value-type="float" office:value="13.5484459140641" calcext:value-type="float">
            <text:p>13.548445914064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1.0646179681172" calcext:value-type="float">
            <text:p>21.0646179681172</text:p>
          </table:table-cell>
          <table:table-cell office:value-type="float" office:value="8.21295288025406" calcext:value-type="float">
            <text:p>8.21295288025406</text:p>
          </table:table-cell>
          <table:table-cell office:value-type="float" office:value="7.34621381495308" calcext:value-type="float">
            <text:p>7.34621381495308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5.5242367135563" calcext:value-type="float">
            <text:p>15.5242367135563</text:p>
          </table:table-cell>
          <table:table-cell office:value-type="float" office:value="9.05117405439873" calcext:value-type="float">
            <text:p>9.05117405439873</text:p>
          </table:table-cell>
          <table:table-cell office:value-type="float" office:value="6.50431502222222" calcext:value-type="float">
            <text:p>6.50431502222222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3.8834352676056" calcext:value-type="float">
            <text:p>13.8834352676056</text:p>
          </table:table-cell>
          <table:table-cell office:value-type="float" office:value="8.41060547726833" calcext:value-type="float">
            <text:p>8.41060547726833</text:p>
          </table:table-cell>
          <table:table-cell office:value-type="float" office:value="23.8033016969948" calcext:value-type="float">
            <text:p>23.8033016969948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4.9436229237724" calcext:value-type="float">
            <text:p>14.9436229237724</text:p>
          </table:table-cell>
          <table:table-cell office:value-type="float" office:value="8.97012490643219" calcext:value-type="float">
            <text:p>8.97012490643219</text:p>
          </table:table-cell>
          <table:table-cell office:value-type="float" office:value="10.1847508218527" calcext:value-type="float">
            <text:p>10.1847508218527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32.6178810358127" calcext:value-type="float">
            <text:p>32.6178810358127</text:p>
          </table:table-cell>
          <table:table-cell office:value-type="float" office:value="8.92704552271375" calcext:value-type="float">
            <text:p>8.92704552271375</text:p>
          </table:table-cell>
          <table:table-cell office:value-type="float" office:value="17.9830090278736" calcext:value-type="float">
            <text:p>17.9830090278736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4.517905413198" calcext:value-type="float">
            <text:p>24.517905413198</text:p>
          </table:table-cell>
          <table:table-cell office:value-type="float" office:value="8.56454920545369" calcext:value-type="float">
            <text:p>8.56454920545369</text:p>
          </table:table-cell>
          <table:table-cell office:value-type="float" office:value="15.5844033150899" calcext:value-type="float">
            <text:p>15.5844033150899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9.90523814862" calcext:value-type="float">
            <text:p>19.90523814862</text:p>
          </table:table-cell>
          <table:table-cell office:value-type="float" office:value="8.86590652766128" calcext:value-type="float">
            <text:p>8.86590652766128</text:p>
          </table:table-cell>
          <table:table-cell office:value-type="float" office:value="8.63767288526816" calcext:value-type="float">
            <text:p>8.63767288526816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6.3911780202575" calcext:value-type="float">
            <text:p>16.3911780202575</text:p>
          </table:table-cell>
          <table:table-cell office:value-type="float" office:value="8.40452020942408" calcext:value-type="float">
            <text:p>8.40452020942408</text:p>
          </table:table-cell>
          <table:table-cell office:value-type="float" office:value="7.25753671547788" calcext:value-type="float">
            <text:p>7.25753671547788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4.0967940860279" calcext:value-type="float">
            <text:p>14.0967940860279</text:p>
          </table:table-cell>
          <table:table-cell office:value-type="float" office:value="9.06946306858054" calcext:value-type="float">
            <text:p>9.06946306858054</text:p>
          </table:table-cell>
          <table:table-cell office:value-type="float" office:value="23.6989689618354" calcext:value-type="float">
            <text:p>23.6989689618354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4.0539850192279" calcext:value-type="float">
            <text:p>14.0539850192279</text:p>
          </table:table-cell>
          <table:table-cell office:value-type="float" office:value="8.45699657821048" calcext:value-type="float">
            <text:p>8.45699657821048</text:p>
          </table:table-cell>
          <table:table-cell office:value-type="float" office:value="15.1573959573891" calcext:value-type="float">
            <text:p>15.157395957389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0.8417368090642" calcext:value-type="float">
            <text:p>40.8417368090642</text:p>
          </table:table-cell>
          <table:table-cell office:value-type="float" office:value="8.85672491019635" calcext:value-type="float">
            <text:p>8.85672491019635</text:p>
          </table:table-cell>
          <table:table-cell office:value-type="float" office:value="14.7831043318046" calcext:value-type="float">
            <text:p>14.7831043318046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36.9418380220616" calcext:value-type="float">
            <text:p>36.9418380220616</text:p>
          </table:table-cell>
          <table:table-cell office:value-type="float" office:value="11.2028960534587" calcext:value-type="float">
            <text:p>11.2028960534587</text:p>
          </table:table-cell>
          <table:table-cell office:value-type="float" office:value="14.8496728284738" calcext:value-type="float">
            <text:p>14.8496728284738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6.7955124384342" calcext:value-type="float">
            <text:p>16.7955124384342</text:p>
          </table:table-cell>
          <table:table-cell office:value-type="float" office:value="8.99388994429577" calcext:value-type="float">
            <text:p>8.99388994429577</text:p>
          </table:table-cell>
          <table:table-cell office:value-type="float" office:value="8.58868608312958" calcext:value-type="float">
            <text:p>8.58868608312958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5.3046090329346" calcext:value-type="float">
            <text:p>15.3046090329346</text:p>
          </table:table-cell>
          <table:table-cell office:value-type="float" office:value="8.18257009947011" calcext:value-type="float">
            <text:p>8.18257009947011</text:p>
          </table:table-cell>
          <table:table-cell office:value-type="float" office:value="6.27688847191328" calcext:value-type="float">
            <text:p>6.27688847191328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5.4452047149758" calcext:value-type="float">
            <text:p>15.4452047149758</text:p>
          </table:table-cell>
          <table:table-cell office:value-type="float" office:value="9.23059691664153" calcext:value-type="float">
            <text:p>9.23059691664153</text:p>
          </table:table-cell>
          <table:table-cell office:value-type="float" office:value="26.7830291414682" calcext:value-type="float">
            <text:p>26.7830291414682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4.1114551482528" calcext:value-type="float">
            <text:p>14.1114551482528</text:p>
          </table:table-cell>
          <table:table-cell office:value-type="float" office:value="8.34399190000926" calcext:value-type="float">
            <text:p>8.34399190000926</text:p>
          </table:table-cell>
          <table:table-cell office:value-type="float" office:value="16.2991902483995" calcext:value-type="float">
            <text:p>16.2991902483995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30.6708737934509" calcext:value-type="float">
            <text:p>30.6708737934509</text:p>
          </table:table-cell>
          <table:table-cell office:value-type="float" office:value="8.98085586392122" calcext:value-type="float">
            <text:p>8.98085586392122</text:p>
          </table:table-cell>
          <table:table-cell office:value-type="float" office:value="12.4912674296651" calcext:value-type="float">
            <text:p>12.491267429665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30.5921153503801" calcext:value-type="float">
            <text:p>30.5921153503801</text:p>
          </table:table-cell>
          <table:table-cell office:value-type="float" office:value="8.45754899804269" calcext:value-type="float">
            <text:p>8.45754899804269</text:p>
          </table:table-cell>
          <table:table-cell office:value-type="float" office:value="12.2543465483706" calcext:value-type="float">
            <text:p>12.2543465483706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7.3279285510689" calcext:value-type="float">
            <text:p>17.3279285510689</text:p>
          </table:table-cell>
          <table:table-cell office:value-type="float" office:value="9.12519259241421" calcext:value-type="float">
            <text:p>9.12519259241421</text:p>
          </table:table-cell>
          <table:table-cell office:value-type="float" office:value="14.5884841064163" calcext:value-type="float">
            <text:p>14.5884841064163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7.6830726528392" calcext:value-type="float">
            <text:p>17.6830726528392</text:p>
          </table:table-cell>
          <table:table-cell office:value-type="float" office:value="8.3860752837254" calcext:value-type="float">
            <text:p>8.3860752837254</text:p>
          </table:table-cell>
          <table:table-cell office:value-type="float" office:value="8.7496909331948" calcext:value-type="float">
            <text:p>8.7496909331948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7.4738454453658" calcext:value-type="float">
            <text:p>17.4738454453658</text:p>
          </table:table-cell>
          <table:table-cell office:value-type="float" office:value="9.07056746247484" calcext:value-type="float">
            <text:p>9.07056746247484</text:p>
          </table:table-cell>
          <table:table-cell office:value-type="float" office:value="18.2371088794949" calcext:value-type="float">
            <text:p>18.2371088794949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4.9383804751674" calcext:value-type="float">
            <text:p>14.9383804751674</text:p>
          </table:table-cell>
          <table:table-cell office:value-type="float" office:value="8.54036341401274" calcext:value-type="float">
            <text:p>8.54036341401274</text:p>
          </table:table-cell>
          <table:table-cell office:value-type="float" office:value="16.6065671299389" calcext:value-type="float">
            <text:p>16.6065671299389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.5317225475659" calcext:value-type="float">
            <text:p>21.5317225475659</text:p>
          </table:table-cell>
          <table:table-cell office:value-type="float" office:value="8.44736209836066" calcext:value-type="float">
            <text:p>8.44736209836066</text:p>
          </table:table-cell>
          <table:table-cell office:value-type="float" office:value="15.2567858831065" calcext:value-type="float">
            <text:p>15.2567858831065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6.9880436894977" calcext:value-type="float">
            <text:p>26.9880436894977</text:p>
          </table:table-cell>
          <table:table-cell office:value-type="float" office:value="9.1093302027817" calcext:value-type="float">
            <text:p>9.1093302027817</text:p>
          </table:table-cell>
          <table:table-cell office:value-type="float" office:value="12.5555119385264" calcext:value-type="float">
            <text:p>12.5555119385264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6.6216836245589" calcext:value-type="float">
            <text:p>16.6216836245589</text:p>
          </table:table-cell>
          <table:table-cell office:value-type="float" office:value="8.38883515053864" calcext:value-type="float">
            <text:p>8.38883515053864</text:p>
          </table:table-cell>
          <table:table-cell office:value-type="float" office:value="11.527225177665" calcext:value-type="float">
            <text:p>11.527225177665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5.4774446901084" calcext:value-type="float">
            <text:p>15.4774446901084</text:p>
          </table:table-cell>
          <table:table-cell office:value-type="float" office:value="9.04437150476191" calcext:value-type="float">
            <text:p>9.04437150476191</text:p>
          </table:table-cell>
          <table:table-cell office:value-type="float" office:value="7.96620978510301" calcext:value-type="float">
            <text:p>7.9662097851030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9.6365877181263" calcext:value-type="float">
            <text:p>19.6365877181263</text:p>
          </table:table-cell>
          <table:table-cell office:value-type="float" office:value="8.53993484827522" calcext:value-type="float">
            <text:p>8.53993484827522</text:p>
          </table:table-cell>
          <table:table-cell office:value-type="float" office:value="19.2161210227592" calcext:value-type="float">
            <text:p>19.2161210227592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3.7859548610346" calcext:value-type="float">
            <text:p>13.7859548610346</text:p>
          </table:table-cell>
          <table:table-cell office:value-type="float" office:value="8.99463337318804" calcext:value-type="float">
            <text:p>8.99463337318804</text:p>
          </table:table-cell>
          <table:table-cell office:value-type="float" office:value="16.081201115985" calcext:value-type="float">
            <text:p>16.081201115985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2.8961561881882" calcext:value-type="float">
            <text:p>22.8961561881882</text:p>
          </table:table-cell>
          <table:table-cell office:value-type="float" office:value="8.37480595936795" calcext:value-type="float">
            <text:p>8.37480595936795</text:p>
          </table:table-cell>
          <table:table-cell office:value-type="float" office:value="14.9843314197856" calcext:value-type="float">
            <text:p>14.9843314197856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26.0828620529101" calcext:value-type="float">
            <text:p>26.0828620529101</text:p>
          </table:table-cell>
          <table:table-cell office:value-type="float" office:value="9.1298765910237" calcext:value-type="float">
            <text:p>9.1298765910237</text:p>
          </table:table-cell>
          <table:table-cell office:value-type="float" office:value="13.3143680699454" calcext:value-type="float">
            <text:p>13.3143680699454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20.7002485208111" calcext:value-type="float">
            <text:p>20.7002485208111</text:p>
          </table:table-cell>
          <table:table-cell office:value-type="float" office:value="8.5073020993454" calcext:value-type="float">
            <text:p>8.5073020993454</text:p>
          </table:table-cell>
          <table:table-cell office:value-type="float" office:value="11.3326542765885" calcext:value-type="float">
            <text:p>11.3326542765885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5.4001134754742" calcext:value-type="float">
            <text:p>15.4001134754742</text:p>
          </table:table-cell>
          <table:table-cell office:value-type="float" office:value="9.07384470588235" calcext:value-type="float">
            <text:p>9.07384470588235</text:p>
          </table:table-cell>
          <table:table-cell office:value-type="float" office:value="7.75601369604257" calcext:value-type="float">
            <text:p>7.75601369604257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0.8800743352298" calcext:value-type="float">
            <text:p>20.8800743352298</text:p>
          </table:table-cell>
          <table:table-cell office:value-type="float" office:value="8.99828159651382" calcext:value-type="float">
            <text:p>8.99828159651382</text:p>
          </table:table-cell>
          <table:table-cell office:value-type="float" office:value="16.5742308943089" calcext:value-type="float">
            <text:p>16.5742308943089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3.0222487681499" calcext:value-type="float">
            <text:p>13.0222487681499</text:p>
          </table:table-cell>
          <table:table-cell office:value-type="float" office:value="8.41397660160478" calcext:value-type="float">
            <text:p>8.41397660160478</text:p>
          </table:table-cell>
          <table:table-cell office:value-type="float" office:value="15.6933502783974" calcext:value-type="float">
            <text:p>15.6933502783974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24.9568003686829" calcext:value-type="float">
            <text:p>24.9568003686829</text:p>
          </table:table-cell>
          <table:table-cell office:value-type="float" office:value="9.11198168488746" calcext:value-type="float">
            <text:p>9.11198168488746</text:p>
          </table:table-cell>
          <table:table-cell office:value-type="float" office:value="16.1589776050157" calcext:value-type="float">
            <text:p>16.1589776050157</text:p>
          </table:table-cell>
        </table:table-row>
      </table:table>
      <table:table table:name="DbReadMeanThreads10" table:style-name="ta2">
        <table:table-column table:style-name="co1" table:default-cell-style-name="Default"/>
        <table:table-row table:style-name="ro1">
          <table:table-cell/>
        </table:table-row>
      </table:table>
      <table:table table:name="DbWriteMean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88.74531160166" calcext:value-type="float">
            <text:p>188.74531160166</text:p>
          </table:table-cell>
          <table:table-cell office:value-type="float" office:value="41.6295875823215" calcext:value-type="float">
            <text:p>41.6295875823215</text:p>
          </table:table-cell>
          <table:table-cell office:value-type="float" office:value="40.9632443564357" calcext:value-type="float">
            <text:p>40.9632443564357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93.625726494118" calcext:value-type="float">
            <text:p>193.625726494118</text:p>
          </table:table-cell>
          <table:table-cell office:value-type="float" office:value="37.5602326100356" calcext:value-type="float">
            <text:p>37.5602326100356</text:p>
          </table:table-cell>
          <table:table-cell office:value-type="float" office:value="35.6443337574803" calcext:value-type="float">
            <text:p>35.6443337574803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95.831353335953" calcext:value-type="float">
            <text:p>195.831353335953</text:p>
          </table:table-cell>
          <table:table-cell office:value-type="float" office:value="40.0091627968027" calcext:value-type="float">
            <text:p>40.0091627968027</text:p>
          </table:table-cell>
          <table:table-cell office:value-type="float" office:value="36.3506087528667" calcext:value-type="float">
            <text:p>36.3506087528667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03.329200262295" calcext:value-type="float">
            <text:p>203.329200262295</text:p>
          </table:table-cell>
          <table:table-cell office:value-type="float" office:value="37.1025884014057" calcext:value-type="float">
            <text:p>37.1025884014057</text:p>
          </table:table-cell>
          <table:table-cell office:value-type="float" office:value="39.902320231096" calcext:value-type="float">
            <text:p>39.902320231096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211.149216542373" calcext:value-type="float">
            <text:p>211.149216542373</text:p>
          </table:table-cell>
          <table:table-cell office:value-type="float" office:value="38.4368510225743" calcext:value-type="float">
            <text:p>38.4368510225743</text:p>
          </table:table-cell>
          <table:table-cell office:value-type="float" office:value="37.2846139061257" calcext:value-type="float">
            <text:p>37.2846139061257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89.105189059048" calcext:value-type="float">
            <text:p>189.105189059048</text:p>
          </table:table-cell>
          <table:table-cell office:value-type="float" office:value="37.3416595126437" calcext:value-type="float">
            <text:p>37.3416595126437</text:p>
          </table:table-cell>
          <table:table-cell office:value-type="float" office:value="35.5467955672823" calcext:value-type="float">
            <text:p>35.5467955672823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05.705046743802" calcext:value-type="float">
            <text:p>205.705046743802</text:p>
          </table:table-cell>
          <table:table-cell office:value-type="float" office:value="43.0329221408451" calcext:value-type="float">
            <text:p>43.0329221408451</text:p>
          </table:table-cell>
          <table:table-cell office:value-type="float" office:value="40.2744201630937" calcext:value-type="float">
            <text:p>40.2744201630937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82.468577937615" calcext:value-type="float">
            <text:p>182.468577937615</text:p>
          </table:table-cell>
          <table:table-cell office:value-type="float" office:value="39.3779278105179" calcext:value-type="float">
            <text:p>39.3779278105179</text:p>
          </table:table-cell>
          <table:table-cell office:value-type="float" office:value="36.0220523774157" calcext:value-type="float">
            <text:p>36.0220523774157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91.70317442471" calcext:value-type="float">
            <text:p>191.70317442471</text:p>
          </table:table-cell>
          <table:table-cell office:value-type="float" office:value="39.9467866906122" calcext:value-type="float">
            <text:p>39.9467866906122</text:p>
          </table:table-cell>
          <table:table-cell office:value-type="float" office:value="38.1367049223379" calcext:value-type="float">
            <text:p>38.1367049223379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90.490302283525" calcext:value-type="float">
            <text:p>190.490302283525</text:p>
          </table:table-cell>
          <table:table-cell office:value-type="float" office:value="37.7046325214038" calcext:value-type="float">
            <text:p>37.7046325214038</text:p>
          </table:table-cell>
          <table:table-cell office:value-type="float" office:value="35.9496367818868" calcext:value-type="float">
            <text:p>35.9496367818868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85.352893735568" calcext:value-type="float">
            <text:p>185.352893735568</text:p>
          </table:table-cell>
          <table:table-cell office:value-type="float" office:value="39.7604282059181" calcext:value-type="float">
            <text:p>39.7604282059181</text:p>
          </table:table-cell>
          <table:table-cell office:value-type="float" office:value="37.7278968759596" calcext:value-type="float">
            <text:p>37.7278968759596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86.092840672897" calcext:value-type="float">
            <text:p>186.092840672897</text:p>
          </table:table-cell>
          <table:table-cell office:value-type="float" office:value="36.7985629222642" calcext:value-type="float">
            <text:p>36.7985629222642</text:p>
          </table:table-cell>
          <table:table-cell office:value-type="float" office:value="35.7825337313433" calcext:value-type="float">
            <text:p>35.7825337313433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82.866844418349" calcext:value-type="float">
            <text:p>182.866844418349</text:p>
          </table:table-cell>
          <table:table-cell office:value-type="float" office:value="37.3737508781047" calcext:value-type="float">
            <text:p>37.3737508781047</text:p>
          </table:table-cell>
          <table:table-cell office:value-type="float" office:value="37.8744264413739" calcext:value-type="float">
            <text:p>37.8744264413739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87.099726101695" calcext:value-type="float">
            <text:p>187.099726101695</text:p>
          </table:table-cell>
          <table:table-cell office:value-type="float" office:value="45.1665692865065" calcext:value-type="float">
            <text:p>45.1665692865065</text:p>
          </table:table-cell>
          <table:table-cell office:value-type="float" office:value="39.4619614125358" calcext:value-type="float">
            <text:p>39.4619614125358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90.740393685824" calcext:value-type="float">
            <text:p>190.740393685824</text:p>
          </table:table-cell>
          <table:table-cell office:value-type="float" office:value="38.7524456446379" calcext:value-type="float">
            <text:p>38.7524456446379</text:p>
          </table:table-cell>
          <table:table-cell office:value-type="float" office:value="42.4704693474055" calcext:value-type="float">
            <text:p>42.4704693474055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86.800961801126" calcext:value-type="float">
            <text:p>186.800961801126</text:p>
          </table:table-cell>
          <table:table-cell office:value-type="float" office:value="39.2242921472" calcext:value-type="float">
            <text:p>39.2242921472</text:p>
          </table:table-cell>
          <table:table-cell office:value-type="float" office:value="39.8098279203052" calcext:value-type="float">
            <text:p>39.8098279203052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94.968445745597" calcext:value-type="float">
            <text:p>194.968445745597</text:p>
          </table:table-cell>
          <table:table-cell office:value-type="float" office:value="41.2311375044473" calcext:value-type="float">
            <text:p>41.2311375044473</text:p>
          </table:table-cell>
          <table:table-cell office:value-type="float" office:value="38.8933709053465" calcext:value-type="float">
            <text:p>38.8933709053465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226.589152510251" calcext:value-type="float">
            <text:p>226.589152510251</text:p>
          </table:table-cell>
          <table:table-cell office:value-type="float" office:value="39.2505043233293" calcext:value-type="float">
            <text:p>39.2505043233293</text:p>
          </table:table-cell>
          <table:table-cell office:value-type="float" office:value="36.7259339900725" calcext:value-type="float">
            <text:p>36.7259339900725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04.646723811088" calcext:value-type="float">
            <text:p>204.646723811088</text:p>
          </table:table-cell>
          <table:table-cell office:value-type="float" office:value="40.7632802591645" calcext:value-type="float">
            <text:p>40.7632802591645</text:p>
          </table:table-cell>
          <table:table-cell office:value-type="float" office:value="48.5096486496241" calcext:value-type="float">
            <text:p>48.509648649624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92.39547749807" calcext:value-type="float">
            <text:p>192.39547749807</text:p>
          </table:table-cell>
          <table:table-cell office:value-type="float" office:value="40.5496629566653" calcext:value-type="float">
            <text:p>40.5496629566653</text:p>
          </table:table-cell>
          <table:table-cell office:value-type="float" office:value="44.4470840258541" calcext:value-type="float">
            <text:p>44.447084025854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89.074966345351" calcext:value-type="float">
            <text:p>189.074966345351</text:p>
          </table:table-cell>
          <table:table-cell office:value-type="float" office:value="40.0838022355355" calcext:value-type="float">
            <text:p>40.0838022355355</text:p>
          </table:table-cell>
          <table:table-cell office:value-type="float" office:value="45.5784460576287" calcext:value-type="float">
            <text:p>45.5784460576287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90.92620456705" calcext:value-type="float">
            <text:p>190.92620456705</text:p>
          </table:table-cell>
          <table:table-cell office:value-type="float" office:value="37.4256923900574" calcext:value-type="float">
            <text:p>37.4256923900574</text:p>
          </table:table-cell>
          <table:table-cell office:value-type="float" office:value="38.8884603771152" calcext:value-type="float">
            <text:p>38.8884603771152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85.981386507463" calcext:value-type="float">
            <text:p>185.981386507463</text:p>
          </table:table-cell>
          <table:table-cell office:value-type="float" office:value="38.0264726904196" calcext:value-type="float">
            <text:p>38.0264726904196</text:p>
          </table:table-cell>
          <table:table-cell office:value-type="float" office:value="40.5944725459141" calcext:value-type="float">
            <text:p>40.594472545914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87.522653882798" calcext:value-type="float">
            <text:p>187.522653882798</text:p>
          </table:table-cell>
          <table:table-cell office:value-type="float" office:value="36.4857228909565" calcext:value-type="float">
            <text:p>36.4857228909565</text:p>
          </table:table-cell>
          <table:table-cell office:value-type="float" office:value="38.9770237921234" calcext:value-type="float">
            <text:p>38.9770237921234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93.810781271318" calcext:value-type="float">
            <text:p>193.810781271318</text:p>
          </table:table-cell>
          <table:table-cell office:value-type="float" office:value="39.0127230263368" calcext:value-type="float">
            <text:p>39.0127230263368</text:p>
          </table:table-cell>
          <table:table-cell office:value-type="float" office:value="40.7433151427354" calcext:value-type="float">
            <text:p>40.7433151427354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90.068407694657" calcext:value-type="float">
            <text:p>190.068407694657</text:p>
          </table:table-cell>
          <table:table-cell office:value-type="float" office:value="36.7265663567405" calcext:value-type="float">
            <text:p>36.7265663567405</text:p>
          </table:table-cell>
          <table:table-cell office:value-type="float" office:value="39.3929888668578" calcext:value-type="float">
            <text:p>39.3929888668578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90.831775201536" calcext:value-type="float">
            <text:p>190.831775201536</text:p>
          </table:table-cell>
          <table:table-cell office:value-type="float" office:value="38.9244184458599" calcext:value-type="float">
            <text:p>38.9244184458599</text:p>
          </table:table-cell>
          <table:table-cell office:value-type="float" office:value="38.1275711413779" calcext:value-type="float">
            <text:p>38.1275711413779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88.4291072" calcext:value-type="float">
            <text:p>188.4291072</text:p>
          </table:table-cell>
          <table:table-cell office:value-type="float" office:value="37.1305304634054" calcext:value-type="float">
            <text:p>37.1305304634054</text:p>
          </table:table-cell>
          <table:table-cell office:value-type="float" office:value="38.7224634120049" calcext:value-type="float">
            <text:p>38.7224634120049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85.528632729981" calcext:value-type="float">
            <text:p>185.528632729981</text:p>
          </table:table-cell>
          <table:table-cell office:value-type="float" office:value="39.3162495792039" calcext:value-type="float">
            <text:p>39.3162495792039</text:p>
          </table:table-cell>
          <table:table-cell office:value-type="float" office:value="37.1279111494607" calcext:value-type="float">
            <text:p>37.1279111494607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95.637706687623" calcext:value-type="float">
            <text:p>195.637706687623</text:p>
          </table:table-cell>
          <table:table-cell office:value-type="float" office:value="37.0424351915376" calcext:value-type="float">
            <text:p>37.0424351915376</text:p>
          </table:table-cell>
          <table:table-cell office:value-type="float" office:value="37.4514483845548" calcext:value-type="float">
            <text:p>37.4514483845548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86.863338827068" calcext:value-type="float">
            <text:p>186.863338827068</text:p>
          </table:table-cell>
          <table:table-cell office:value-type="float" office:value="39.3844307503035" calcext:value-type="float">
            <text:p>39.3844307503035</text:p>
          </table:table-cell>
          <table:table-cell office:value-type="float" office:value="36.0236822994012" calcext:value-type="float">
            <text:p>36.0236822994012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89.780295057034" calcext:value-type="float">
            <text:p>189.780295057034</text:p>
          </table:table-cell>
          <table:table-cell office:value-type="float" office:value="37.1518600273764" calcext:value-type="float">
            <text:p>37.1518600273764</text:p>
          </table:table-cell>
          <table:table-cell office:value-type="float" office:value="41.0545284952709" calcext:value-type="float">
            <text:p>41.0545284952709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00.498935741936" calcext:value-type="float">
            <text:p>200.498935741936</text:p>
          </table:table-cell>
          <table:table-cell office:value-type="float" office:value="39.6627782198611" calcext:value-type="float">
            <text:p>39.6627782198611</text:p>
          </table:table-cell>
          <table:table-cell office:value-type="float" office:value="39.2715470468432" calcext:value-type="float">
            <text:p>39.2715470468432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94.739776873294" calcext:value-type="float">
            <text:p>194.739776873294</text:p>
          </table:table-cell>
          <table:table-cell office:value-type="float" office:value="36.7577410477264" calcext:value-type="float">
            <text:p>36.7577410477264</text:p>
          </table:table-cell>
          <table:table-cell office:value-type="float" office:value="52.9637541540142" calcext:value-type="float">
            <text:p>52.9637541540142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3.038310235546" calcext:value-type="float">
            <text:p>213.038310235546</text:p>
          </table:table-cell>
          <table:table-cell office:value-type="float" office:value="41.3803867667651" calcext:value-type="float">
            <text:p>41.3803867667651</text:p>
          </table:table-cell>
          <table:table-cell office:value-type="float" office:value="39.4291187425297" calcext:value-type="float">
            <text:p>39.4291187425297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82.173306617916" calcext:value-type="float">
            <text:p>182.173306617916</text:p>
          </table:table-cell>
          <table:table-cell office:value-type="float" office:value="39.8182728711906" calcext:value-type="float">
            <text:p>39.8182728711906</text:p>
          </table:table-cell>
          <table:table-cell office:value-type="float" office:value="38.5217954720648" calcext:value-type="float">
            <text:p>38.5217954720648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2.335519726496" calcext:value-type="float">
            <text:p>212.335519726496</text:p>
          </table:table-cell>
          <table:table-cell office:value-type="float" office:value="37.5639979125096" calcext:value-type="float">
            <text:p>37.5639979125096</text:p>
          </table:table-cell>
          <table:table-cell office:value-type="float" office:value="37.0226122728324" calcext:value-type="float">
            <text:p>37.0226122728324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90.03346834981" calcext:value-type="float">
            <text:p>190.03346834981</text:p>
          </table:table-cell>
          <table:table-cell office:value-type="float" office:value="38.9804004269215" calcext:value-type="float">
            <text:p>38.9804004269215</text:p>
          </table:table-cell>
          <table:table-cell office:value-type="float" office:value="44.6155528827586" calcext:value-type="float">
            <text:p>44.6155528827586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83.124931764706" calcext:value-type="float">
            <text:p>183.124931764706</text:p>
          </table:table-cell>
          <table:table-cell office:value-type="float" office:value="37.8002700933282" calcext:value-type="float">
            <text:p>37.8002700933282</text:p>
          </table:table-cell>
          <table:table-cell office:value-type="float" office:value="39.0503330909091" calcext:value-type="float">
            <text:p>39.050333090909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85.222065817505" calcext:value-type="float">
            <text:p>185.222065817505</text:p>
          </table:table-cell>
          <table:table-cell office:value-type="float" office:value="40.5560836892397" calcext:value-type="float">
            <text:p>40.5560836892397</text:p>
          </table:table-cell>
          <table:table-cell office:value-type="float" office:value="36.3044167137996" calcext:value-type="float">
            <text:p>36.3044167137996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2.838522529915" calcext:value-type="float">
            <text:p>212.838522529915</text:p>
          </table:table-cell>
          <table:table-cell office:value-type="float" office:value="40.1088914885246" calcext:value-type="float">
            <text:p>40.1088914885246</text:p>
          </table:table-cell>
          <table:table-cell office:value-type="float" office:value="39.6426318119588" calcext:value-type="float">
            <text:p>39.6426318119588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95.315235068493" calcext:value-type="float">
            <text:p>195.315235068493</text:p>
          </table:table-cell>
          <table:table-cell office:value-type="float" office:value="41.8971591962377" calcext:value-type="float">
            <text:p>41.8971591962377</text:p>
          </table:table-cell>
          <table:table-cell office:value-type="float" office:value="36.6634167011098" calcext:value-type="float">
            <text:p>36.6634167011098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96.334997964497" calcext:value-type="float">
            <text:p>196.334997964497</text:p>
          </table:table-cell>
          <table:table-cell office:value-type="float" office:value="39.7642139261663" calcext:value-type="float">
            <text:p>39.7642139261663</text:p>
          </table:table-cell>
          <table:table-cell office:value-type="float" office:value="38.1540091465378" calcext:value-type="float">
            <text:p>38.1540091465378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237.7908224" calcext:value-type="float">
            <text:p>237.7908224</text:p>
          </table:table-cell>
          <table:table-cell office:value-type="float" office:value="40.8029765442652" calcext:value-type="float">
            <text:p>40.8029765442652</text:p>
          </table:table-cell>
          <table:table-cell office:value-type="float" office:value="40.5073488660489" calcext:value-type="float">
            <text:p>40.5073488660489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97.643052698413" calcext:value-type="float">
            <text:p>197.643052698413</text:p>
          </table:table-cell>
          <table:table-cell office:value-type="float" office:value="40.9710153438384" calcext:value-type="float">
            <text:p>40.9710153438384</text:p>
          </table:table-cell>
          <table:table-cell office:value-type="float" office:value="40.1921752985386" calcext:value-type="float">
            <text:p>40.1921752985386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98.09731212749" calcext:value-type="float">
            <text:p>198.09731212749</text:p>
          </table:table-cell>
          <table:table-cell office:value-type="float" office:value="40.1807095714871" calcext:value-type="float">
            <text:p>40.1807095714871</text:p>
          </table:table-cell>
          <table:table-cell office:value-type="float" office:value="38.6279602408671" calcext:value-type="float">
            <text:p>38.627960240867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27.473959744292" calcext:value-type="float">
            <text:p>227.473959744292</text:p>
          </table:table-cell>
          <table:table-cell office:value-type="float" office:value="40.3635035383347" calcext:value-type="float">
            <text:p>40.3635035383347</text:p>
          </table:table-cell>
          <table:table-cell office:value-type="float" office:value="39.564300746888" calcext:value-type="float">
            <text:p>39.564300746888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89.640043354839" calcext:value-type="float">
            <text:p>189.640043354839</text:p>
          </table:table-cell>
          <table:table-cell office:value-type="float" office:value="37.3494073149847" calcext:value-type="float">
            <text:p>37.3494073149847</text:p>
          </table:table-cell>
          <table:table-cell office:value-type="float" office:value="38.5423144943457" calcext:value-type="float">
            <text:p>38.5423144943457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92.991939852427" calcext:value-type="float">
            <text:p>192.991939852427</text:p>
          </table:table-cell>
          <table:table-cell office:value-type="float" office:value="38.630064128" calcext:value-type="float">
            <text:p>38.630064128</text:p>
          </table:table-cell>
          <table:table-cell office:value-type="float" office:value="39.6574080788501" calcext:value-type="float">
            <text:p>39.657408078850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01.112446197183" calcext:value-type="float">
            <text:p>201.112446197183</text:p>
          </table:table-cell>
          <table:table-cell office:value-type="float" office:value="40.120812323794" calcext:value-type="float">
            <text:p>40.120812323794</text:p>
          </table:table-cell>
          <table:table-cell office:value-type="float" office:value="40.8473294588837" calcext:value-type="float">
            <text:p>40.8473294588837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86.353947805243" calcext:value-type="float">
            <text:p>186.353947805243</text:p>
          </table:table-cell>
          <table:table-cell office:value-type="float" office:value="39.2055991794872" calcext:value-type="float">
            <text:p>39.2055991794872</text:p>
          </table:table-cell>
          <table:table-cell office:value-type="float" office:value="38.46176768" calcext:value-type="float">
            <text:p>38.46176768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208.13794865272" calcext:value-type="float">
            <text:p>208.13794865272</text:p>
          </table:table-cell>
          <table:table-cell office:value-type="float" office:value="37.1967212307692" calcext:value-type="float">
            <text:p>37.1967212307692</text:p>
          </table:table-cell>
          <table:table-cell office:value-type="float" office:value="40.5523537989779" calcext:value-type="float">
            <text:p>40.5523537989779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68.039421247312" calcext:value-type="float">
            <text:p>268.039421247312</text:p>
          </table:table-cell>
          <table:table-cell office:value-type="float" office:value="37.6588098239139" calcext:value-type="float">
            <text:p>37.6588098239139</text:p>
          </table:table-cell>
          <table:table-cell office:value-type="float" office:value="37.3376119069767" calcext:value-type="float">
            <text:p>37.3376119069767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367.711045472119" calcext:value-type="float">
            <text:p>367.711045472119</text:p>
          </table:table-cell>
          <table:table-cell office:value-type="float" office:value="39.6185990490872" calcext:value-type="float">
            <text:p>39.6185990490872</text:p>
          </table:table-cell>
          <table:table-cell office:value-type="float" office:value="40.7273119655914" calcext:value-type="float">
            <text:p>40.7273119655914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71.793999827957" calcext:value-type="float">
            <text:p>271.793999827957</text:p>
          </table:table-cell>
          <table:table-cell office:value-type="float" office:value="37.5571711607963" calcext:value-type="float">
            <text:p>37.5571711607963</text:p>
          </table:table-cell>
          <table:table-cell office:value-type="float" office:value="44.5666674894001" calcext:value-type="float">
            <text:p>44.566667489400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82.618649365138" calcext:value-type="float">
            <text:p>182.618649365138</text:p>
          </table:table-cell>
          <table:table-cell office:value-type="float" office:value="38.5944069466192" calcext:value-type="float">
            <text:p>38.5944069466192</text:p>
          </table:table-cell>
          <table:table-cell office:value-type="float" office:value="43.0747219731903" calcext:value-type="float">
            <text:p>43.0747219731903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78.850101410072" calcext:value-type="float">
            <text:p>178.850101410072</text:p>
          </table:table-cell>
          <table:table-cell office:value-type="float" office:value="38.4480950713725" calcext:value-type="float">
            <text:p>38.4480950713725</text:p>
          </table:table-cell>
          <table:table-cell office:value-type="float" office:value="43.334011190584" calcext:value-type="float">
            <text:p>43.334011190584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27.742088767123" calcext:value-type="float">
            <text:p>227.742088767123</text:p>
          </table:table-cell>
          <table:table-cell office:value-type="float" office:value="39.1152162800163" calcext:value-type="float">
            <text:p>39.1152162800163</text:p>
          </table:table-cell>
          <table:table-cell office:value-type="float" office:value="41.7563445324114" calcext:value-type="float">
            <text:p>41.7563445324114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89.584141679389" calcext:value-type="float">
            <text:p>189.584141679389</text:p>
          </table:table-cell>
          <table:table-cell office:value-type="float" office:value="44.538860030839" calcext:value-type="float">
            <text:p>44.538860030839</text:p>
          </table:table-cell>
          <table:table-cell office:value-type="float" office:value="46.9548944975799" calcext:value-type="float">
            <text:p>46.9548944975799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93.664235081712" calcext:value-type="float">
            <text:p>193.664235081712</text:p>
          </table:table-cell>
          <table:table-cell office:value-type="float" office:value="39.9869322875817" calcext:value-type="float">
            <text:p>39.9869322875817</text:p>
          </table:table-cell>
          <table:table-cell office:value-type="float" office:value="45.9292828038095" calcext:value-type="float">
            <text:p>45.9292828038095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00.203417907816" calcext:value-type="float">
            <text:p>200.203417907816</text:p>
          </table:table-cell>
          <table:table-cell office:value-type="float" office:value="41.8862738879863" calcext:value-type="float">
            <text:p>41.8862738879863</text:p>
          </table:table-cell>
          <table:table-cell office:value-type="float" office:value="44.695885285252" calcext:value-type="float">
            <text:p>44.695885285252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89.709526144487" calcext:value-type="float">
            <text:p>189.709526144487</text:p>
          </table:table-cell>
          <table:table-cell office:value-type="float" office:value="39.9305831400651" calcext:value-type="float">
            <text:p>39.9305831400651</text:p>
          </table:table-cell>
          <table:table-cell office:value-type="float" office:value="47.2287372793759" calcext:value-type="float">
            <text:p>47.2287372793759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92.204183227799" calcext:value-type="float">
            <text:p>192.204183227799</text:p>
          </table:table-cell>
          <table:table-cell office:value-type="float" office:value="39.0667552191617" calcext:value-type="float">
            <text:p>39.0667552191617</text:p>
          </table:table-cell>
          <table:table-cell office:value-type="float" office:value="36.7505858906851" calcext:value-type="float">
            <text:p>36.750585890685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90.250507725191" calcext:value-type="float">
            <text:p>190.250507725191</text:p>
          </table:table-cell>
          <table:table-cell office:value-type="float" office:value="36.7928381686747" calcext:value-type="float">
            <text:p>36.7928381686747</text:p>
          </table:table-cell>
          <table:table-cell office:value-type="float" office:value="41.0679613492334" calcext:value-type="float">
            <text:p>41.0679613492334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90.784586544061" calcext:value-type="float">
            <text:p>190.784586544061</text:p>
          </table:table-cell>
          <table:table-cell office:value-type="float" office:value="40.416473314616" calcext:value-type="float">
            <text:p>40.416473314616</text:p>
          </table:table-cell>
          <table:table-cell office:value-type="float" office:value="40.0894671945393" calcext:value-type="float">
            <text:p>40.0894671945393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97.874421312127" calcext:value-type="float">
            <text:p>197.874421312127</text:p>
          </table:table-cell>
          <table:table-cell office:value-type="float" office:value="38.6842662794002" calcext:value-type="float">
            <text:p>38.6842662794002</text:p>
          </table:table-cell>
          <table:table-cell office:value-type="float" office:value="36.1712807774011" calcext:value-type="float">
            <text:p>36.171280777401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91.987396315992" calcext:value-type="float">
            <text:p>191.987396315992</text:p>
          </table:table-cell>
          <table:table-cell office:value-type="float" office:value="37.9832818932715" calcext:value-type="float">
            <text:p>37.9832818932715</text:p>
          </table:table-cell>
          <table:table-cell office:value-type="float" office:value="39.250108609617" calcext:value-type="float">
            <text:p>39.250108609617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15.339380363636" calcext:value-type="float">
            <text:p>215.339380363636</text:p>
          </table:table-cell>
          <table:table-cell office:value-type="float" office:value="39.7449120454361" calcext:value-type="float">
            <text:p>39.7449120454361</text:p>
          </table:table-cell>
          <table:table-cell office:value-type="float" office:value="36.9021096501346" calcext:value-type="float">
            <text:p>36.9021096501346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00.768478967742" calcext:value-type="float">
            <text:p>200.768478967742</text:p>
          </table:table-cell>
          <table:table-cell office:value-type="float" office:value="38.6578863583268" calcext:value-type="float">
            <text:p>38.6578863583268</text:p>
          </table:table-cell>
          <table:table-cell office:value-type="float" office:value="39.4045926022913" calcext:value-type="float">
            <text:p>39.4045926022913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89.176441442125" calcext:value-type="float">
            <text:p>189.176441442125</text:p>
          </table:table-cell>
          <table:table-cell office:value-type="float" office:value="39.5012348379798" calcext:value-type="float">
            <text:p>39.5012348379798</text:p>
          </table:table-cell>
          <table:table-cell office:value-type="float" office:value="39.1536372287582" calcext:value-type="float">
            <text:p>39.1536372287582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96.719682650888" calcext:value-type="float">
            <text:p>196.719682650888</text:p>
          </table:table-cell>
          <table:table-cell office:value-type="float" office:value="38.9383342193959" calcext:value-type="float">
            <text:p>38.9383342193959</text:p>
          </table:table-cell>
          <table:table-cell office:value-type="float" office:value="37.1184947673344" calcext:value-type="float">
            <text:p>37.1184947673344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16.006656" calcext:value-type="float">
            <text:p>216.006656</text:p>
          </table:table-cell>
          <table:table-cell office:value-type="float" office:value="41.3456583973064" calcext:value-type="float">
            <text:p>41.3456583973064</text:p>
          </table:table-cell>
          <table:table-cell office:value-type="float" office:value="38.8807961682848" calcext:value-type="float">
            <text:p>38.8807961682848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86.573873857678" calcext:value-type="float">
            <text:p>186.573873857678</text:p>
          </table:table-cell>
          <table:table-cell office:value-type="float" office:value="41.3117144656842" calcext:value-type="float">
            <text:p>41.3117144656842</text:p>
          </table:table-cell>
          <table:table-cell office:value-type="float" office:value="37.3966972605304" calcext:value-type="float">
            <text:p>37.3966972605304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94.693476696673" calcext:value-type="float">
            <text:p>194.693476696673</text:p>
          </table:table-cell>
          <table:table-cell office:value-type="float" office:value="37.678607180593" calcext:value-type="float">
            <text:p>37.678607180593</text:p>
          </table:table-cell>
          <table:table-cell office:value-type="float" office:value="39.4788973272197" calcext:value-type="float">
            <text:p>39.4788973272197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86.139846686567" calcext:value-type="float">
            <text:p>186.139846686567</text:p>
          </table:table-cell>
          <table:table-cell office:value-type="float" office:value="41.5595798953239" calcext:value-type="float">
            <text:p>41.5595798953239</text:p>
          </table:table-cell>
          <table:table-cell office:value-type="float" office:value="37.1813603732504" calcext:value-type="float">
            <text:p>37.1813603732504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214.176167724138" calcext:value-type="float">
            <text:p>214.176167724138</text:p>
          </table:table-cell>
          <table:table-cell office:value-type="float" office:value="37.0915893313139" calcext:value-type="float">
            <text:p>37.0915893313139</text:p>
          </table:table-cell>
          <table:table-cell office:value-type="float" office:value="38.8994570347615" calcext:value-type="float">
            <text:p>38.8994570347615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06.756562323651" calcext:value-type="float">
            <text:p>206.756562323651</text:p>
          </table:table-cell>
          <table:table-cell office:value-type="float" office:value="38.7368232037915" calcext:value-type="float">
            <text:p>38.7368232037915</text:p>
          </table:table-cell>
          <table:table-cell office:value-type="float" office:value="39.1649703002045" calcext:value-type="float">
            <text:p>39.1649703002045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30.874488260465" calcext:value-type="float">
            <text:p>230.874488260465</text:p>
          </table:table-cell>
          <table:table-cell office:value-type="float" office:value="38.1668488009689" calcext:value-type="float">
            <text:p>38.1668488009689</text:p>
          </table:table-cell>
          <table:table-cell office:value-type="float" office:value="39.0185425832656" calcext:value-type="float">
            <text:p>39.0185425832656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03.336362666667" calcext:value-type="float">
            <text:p>203.336362666667</text:p>
          </table:table-cell>
          <table:table-cell office:value-type="float" office:value="39.0789651205108" calcext:value-type="float">
            <text:p>39.0789651205108</text:p>
          </table:table-cell>
          <table:table-cell office:value-type="float" office:value="41.2272644469664" calcext:value-type="float">
            <text:p>41.2272644469664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16.991266579521" calcext:value-type="float">
            <text:p>216.991266579521</text:p>
          </table:table-cell>
          <table:table-cell office:value-type="float" office:value="41.76088763034" calcext:value-type="float">
            <text:p>41.76088763034</text:p>
          </table:table-cell>
          <table:table-cell office:value-type="float" office:value="37.2537142714509" calcext:value-type="float">
            <text:p>37.2537142714509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49.948719478697" calcext:value-type="float">
            <text:p>249.948719478697</text:p>
          </table:table-cell>
          <table:table-cell office:value-type="float" office:value="40.7597782819237" calcext:value-type="float">
            <text:p>40.7597782819237</text:p>
          </table:table-cell>
          <table:table-cell office:value-type="float" office:value="36.824117235474" calcext:value-type="float">
            <text:p>36.824117235474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07.903724759916" calcext:value-type="float">
            <text:p>207.903724759916</text:p>
          </table:table-cell>
          <table:table-cell office:value-type="float" office:value="40.9292740041824" calcext:value-type="float">
            <text:p>40.9292740041824</text:p>
          </table:table-cell>
          <table:table-cell office:value-type="float" office:value="37.4309398615201" calcext:value-type="float">
            <text:p>37.430939861520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8.452183578947" calcext:value-type="float">
            <text:p>218.452183578947</text:p>
          </table:table-cell>
          <table:table-cell office:value-type="float" office:value="40.4746662093982" calcext:value-type="float">
            <text:p>40.4746662093982</text:p>
          </table:table-cell>
          <table:table-cell office:value-type="float" office:value="37.0052718122355" calcext:value-type="float">
            <text:p>37.0052718122355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71.248848437158" calcext:value-type="float">
            <text:p>271.248848437158</text:p>
          </table:table-cell>
          <table:table-cell office:value-type="float" office:value="40.1217232902698" calcext:value-type="float">
            <text:p>40.1217232902698</text:p>
          </table:table-cell>
          <table:table-cell office:value-type="float" office:value="39.3777967835729" calcext:value-type="float">
            <text:p>39.3777967835729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98.064816063241" calcext:value-type="float">
            <text:p>198.064816063241</text:p>
          </table:table-cell>
          <table:table-cell office:value-type="float" office:value="41.6953286790819" calcext:value-type="float">
            <text:p>41.6953286790819</text:p>
          </table:table-cell>
          <table:table-cell office:value-type="float" office:value="36.4705967542857" calcext:value-type="float">
            <text:p>36.4705967542857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06.921916125261" calcext:value-type="float">
            <text:p>206.921916125261</text:p>
          </table:table-cell>
          <table:table-cell office:value-type="float" office:value="38.5349616686344" calcext:value-type="float">
            <text:p>38.5349616686344</text:p>
          </table:table-cell>
          <table:table-cell office:value-type="float" office:value="37.1397393685836" calcext:value-type="float">
            <text:p>37.1397393685836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30.91193378291" calcext:value-type="float">
            <text:p>230.91193378291</text:p>
          </table:table-cell>
          <table:table-cell office:value-type="float" office:value="37.7509836701349" calcext:value-type="float">
            <text:p>37.7509836701349</text:p>
          </table:table-cell>
          <table:table-cell office:value-type="float" office:value="38.823537038961" calcext:value-type="float">
            <text:p>38.82353703896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99.348977664" calcext:value-type="float">
            <text:p>199.348977664</text:p>
          </table:table-cell>
          <table:table-cell office:value-type="float" office:value="40.2058646148788" calcext:value-type="float">
            <text:p>40.2058646148788</text:p>
          </table:table-cell>
          <table:table-cell office:value-type="float" office:value="36.7492870243902" calcext:value-type="float">
            <text:p>36.7492870243902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30.806591852194" calcext:value-type="float">
            <text:p>230.806591852194</text:p>
          </table:table-cell>
          <table:table-cell office:value-type="float" office:value="36.937938051282" calcext:value-type="float">
            <text:p>36.937938051282</text:p>
          </table:table-cell>
          <table:table-cell office:value-type="float" office:value="41.7851681526453" calcext:value-type="float">
            <text:p>41.7851681526453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243.889245090909" calcext:value-type="float">
            <text:p>243.889245090909</text:p>
          </table:table-cell>
          <table:table-cell office:value-type="float" office:value="49.8756585637379" calcext:value-type="float">
            <text:p>49.8756585637379</text:p>
          </table:table-cell>
          <table:table-cell office:value-type="float" office:value="36.6728533333333" calcext:value-type="float">
            <text:p>36.6728533333333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302.686282699088" calcext:value-type="float">
            <text:p>302.686282699088</text:p>
          </table:table-cell>
          <table:table-cell office:value-type="float" office:value="39.6905857662338" calcext:value-type="float">
            <text:p>39.6905857662338</text:p>
          </table:table-cell>
          <table:table-cell office:value-type="float" office:value="37.8945890074656" calcext:value-type="float">
            <text:p>37.8945890074656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57.020030680412" calcext:value-type="float">
            <text:p>257.020030680412</text:p>
          </table:table-cell>
          <table:table-cell office:value-type="float" office:value="37.9106246187162" calcext:value-type="float">
            <text:p>37.9106246187162</text:p>
          </table:table-cell>
          <table:table-cell office:value-type="float" office:value="39.2244184696657" calcext:value-type="float">
            <text:p>39.2244184696657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77.708527689751" calcext:value-type="float">
            <text:p>277.708527689751</text:p>
          </table:table-cell>
          <table:table-cell office:value-type="float" office:value="39.6523855941677" calcext:value-type="float">
            <text:p>39.6523855941677</text:p>
          </table:table-cell>
          <table:table-cell office:value-type="float" office:value="37.8964898909091" calcext:value-type="float">
            <text:p>37.896489890909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20.167247467849" calcext:value-type="float">
            <text:p>220.167247467849</text:p>
          </table:table-cell>
          <table:table-cell office:value-type="float" office:value="38.7913707642147" calcext:value-type="float">
            <text:p>38.7913707642147</text:p>
          </table:table-cell>
          <table:table-cell office:value-type="float" office:value="41.3905720864304" calcext:value-type="float">
            <text:p>41.3905720864304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53.060343531807" calcext:value-type="float">
            <text:p>253.060343531807</text:p>
          </table:table-cell>
          <table:table-cell office:value-type="float" office:value="39.8458066225166" calcext:value-type="float">
            <text:p>39.8458066225166</text:p>
          </table:table-cell>
          <table:table-cell office:value-type="float" office:value="38.1383602732327" calcext:value-type="float">
            <text:p>38.1383602732327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327.652586248366" calcext:value-type="float">
            <text:p>327.652586248366</text:p>
          </table:table-cell>
          <table:table-cell office:value-type="float" office:value="37.3598207218619" calcext:value-type="float">
            <text:p>37.3598207218619</text:p>
          </table:table-cell>
          <table:table-cell office:value-type="float" office:value="45.9742660465116" calcext:value-type="float">
            <text:p>45.9742660465116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49.18622208" calcext:value-type="float">
            <text:p>249.18622208</text:p>
          </table:table-cell>
          <table:table-cell office:value-type="float" office:value="41.0663419506895" calcext:value-type="float">
            <text:p>41.0663419506895</text:p>
          </table:table-cell>
          <table:table-cell office:value-type="float" office:value="42.4263094857143" calcext:value-type="float">
            <text:p>42.4263094857143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74.32316667036" calcext:value-type="float">
            <text:p>274.32316667036</text:p>
          </table:table-cell>
          <table:table-cell office:value-type="float" office:value="40.5853960066335" calcext:value-type="float">
            <text:p>40.5853960066335</text:p>
          </table:table-cell>
          <table:table-cell office:value-type="float" office:value="49.3375910289487" calcext:value-type="float">
            <text:p>49.3375910289487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35.394235492958" calcext:value-type="float">
            <text:p>235.394235492958</text:p>
          </table:table-cell>
          <table:table-cell office:value-type="float" office:value="37.6689442828593" calcext:value-type="float">
            <text:p>37.6689442828593</text:p>
          </table:table-cell>
          <table:table-cell office:value-type="float" office:value="44.7627521181902" calcext:value-type="float">
            <text:p>44.7627521181902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56.01520771282" calcext:value-type="float">
            <text:p>256.01520771282</text:p>
          </table:table-cell>
          <table:table-cell office:value-type="float" office:value="48.7433905094153" calcext:value-type="float">
            <text:p>48.7433905094153</text:p>
          </table:table-cell>
          <table:table-cell office:value-type="float" office:value="38.2322599808612" calcext:value-type="float">
            <text:p>38.2322599808612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76.34044099723" calcext:value-type="float">
            <text:p>276.34044099723</text:p>
          </table:table-cell>
          <table:table-cell office:value-type="float" office:value="40.8613953761468" calcext:value-type="float">
            <text:p>40.8613953761468</text:p>
          </table:table-cell>
          <table:table-cell office:value-type="float" office:value="37.3844801368053" calcext:value-type="float">
            <text:p>37.3844801368053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76.484733155556" calcext:value-type="float">
            <text:p>276.484733155556</text:p>
          </table:table-cell>
          <table:table-cell office:value-type="float" office:value="38.4440569756098" calcext:value-type="float">
            <text:p>38.4440569756098</text:p>
          </table:table-cell>
          <table:table-cell office:value-type="float" office:value="39.0312287844408" calcext:value-type="float">
            <text:p>39.0312287844408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40.68636831068" calcext:value-type="float">
            <text:p>240.68636831068</text:p>
          </table:table-cell>
          <table:table-cell office:value-type="float" office:value="41.3093779164909" calcext:value-type="float">
            <text:p>41.3093779164909</text:p>
          </table:table-cell>
          <table:table-cell office:value-type="float" office:value="36.4220660953823" calcext:value-type="float">
            <text:p>36.4220660953823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74.437401318681" calcext:value-type="float">
            <text:p>274.437401318681</text:p>
          </table:table-cell>
          <table:table-cell office:value-type="float" office:value="39.2259337124549" calcext:value-type="float">
            <text:p>39.2259337124549</text:p>
          </table:table-cell>
          <table:table-cell office:value-type="float" office:value="37.4529805179407" calcext:value-type="float">
            <text:p>37.4529805179407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77.082577196676" calcext:value-type="float">
            <text:p>277.082577196676</text:p>
          </table:table-cell>
          <table:table-cell office:value-type="float" office:value="39.0887747368421" calcext:value-type="float">
            <text:p>39.0887747368421</text:p>
          </table:table-cell>
          <table:table-cell office:value-type="float" office:value="39.4830482738144" calcext:value-type="float">
            <text:p>39.4830482738144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262.639160888889" calcext:value-type="float">
            <text:p>262.639160888889</text:p>
          </table:table-cell>
          <table:table-cell office:value-type="float" office:value="39.0292190268484" calcext:value-type="float">
            <text:p>39.0292190268484</text:p>
          </table:table-cell>
          <table:table-cell office:value-type="float" office:value="36.251579939577" calcext:value-type="float">
            <text:p>36.251579939577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62.94488088189" calcext:value-type="float">
            <text:p>262.94488088189</text:p>
          </table:table-cell>
          <table:table-cell office:value-type="float" office:value="39.1631929684379" calcext:value-type="float">
            <text:p>39.1631929684379</text:p>
          </table:table-cell>
          <table:table-cell office:value-type="float" office:value="38.9688301351679" calcext:value-type="float">
            <text:p>38.9688301351679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50.193395135678" calcext:value-type="float">
            <text:p>250.193395135678</text:p>
          </table:table-cell>
          <table:table-cell office:value-type="float" office:value="43.9970785275414" calcext:value-type="float">
            <text:p>43.9970785275414</text:p>
          </table:table-cell>
          <table:table-cell office:value-type="float" office:value="36.1967085783497" calcext:value-type="float">
            <text:p>36.1967085783497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54.959511242967" calcext:value-type="float">
            <text:p>254.959511242967</text:p>
          </table:table-cell>
          <table:table-cell office:value-type="float" office:value="36.9106913086792" calcext:value-type="float">
            <text:p>36.9106913086792</text:p>
          </table:table-cell>
          <table:table-cell office:value-type="float" office:value="36.3058777692017" calcext:value-type="float">
            <text:p>36.3058777692017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41.441606043584" calcext:value-type="float">
            <text:p>241.441606043584</text:p>
          </table:table-cell>
          <table:table-cell office:value-type="float" office:value="37.8656648182875" calcext:value-type="float">
            <text:p>37.8656648182875</text:p>
          </table:table-cell>
          <table:table-cell office:value-type="float" office:value="38.1175900427553" calcext:value-type="float">
            <text:p>38.1175900427553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40.698970498789" calcext:value-type="float">
            <text:p>240.698970498789</text:p>
          </table:table-cell>
          <table:table-cell office:value-type="float" office:value="39.6673662337662" calcext:value-type="float">
            <text:p>39.6673662337662</text:p>
          </table:table-cell>
          <table:table-cell office:value-type="float" office:value="36.7075168476518" calcext:value-type="float">
            <text:p>36.7075168476518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48.781846982544" calcext:value-type="float">
            <text:p>248.781846982544</text:p>
          </table:table-cell>
          <table:table-cell office:value-type="float" office:value="37.1300012617143" calcext:value-type="float">
            <text:p>37.1300012617143</text:p>
          </table:table-cell>
          <table:table-cell office:value-type="float" office:value="39.0381454361485" calcext:value-type="float">
            <text:p>39.0381454361485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265.034519026455" calcext:value-type="float">
            <text:p>265.034519026455</text:p>
          </table:table-cell>
          <table:table-cell office:value-type="float" office:value="41.8118564018731" calcext:value-type="float">
            <text:p>41.8118564018731</text:p>
          </table:table-cell>
          <table:table-cell office:value-type="float" office:value="36.2286216919021" calcext:value-type="float">
            <text:p>36.228621691902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28.393561247706" calcext:value-type="float">
            <text:p>228.393561247706</text:p>
          </table:table-cell>
          <table:table-cell office:value-type="float" office:value="37.1338387617602" calcext:value-type="float">
            <text:p>37.1338387617602</text:p>
          </table:table-cell>
          <table:table-cell office:value-type="float" office:value="39.2278701453061" calcext:value-type="float">
            <text:p>39.227870145306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74.422767027624" calcext:value-type="float">
            <text:p>274.422767027624</text:p>
          </table:table-cell>
          <table:table-cell office:value-type="float" office:value="38.3744236832615" calcext:value-type="float">
            <text:p>38.3744236832615</text:p>
          </table:table-cell>
          <table:table-cell office:value-type="float" office:value="39.604045620378" calcext:value-type="float">
            <text:p>39.604045620378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21.374808353982" calcext:value-type="float">
            <text:p>221.374808353982</text:p>
          </table:table-cell>
          <table:table-cell office:value-type="float" office:value="39.4801453740334" calcext:value-type="float">
            <text:p>39.4801453740334</text:p>
          </table:table-cell>
          <table:table-cell office:value-type="float" office:value="36.1397159124528" calcext:value-type="float">
            <text:p>36.1397159124528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94.524583646018" calcext:value-type="float">
            <text:p>294.524583646018</text:p>
          </table:table-cell>
          <table:table-cell office:value-type="float" office:value="37.9952955290472" calcext:value-type="float">
            <text:p>37.9952955290472</text:p>
          </table:table-cell>
          <table:table-cell office:value-type="float" office:value="39.6214224391864" calcext:value-type="float">
            <text:p>39.6214224391864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54.019537099237" calcext:value-type="float">
            <text:p>254.019537099237</text:p>
          </table:table-cell>
          <table:table-cell office:value-type="float" office:value="40.7840485960653" calcext:value-type="float">
            <text:p>40.7840485960653</text:p>
          </table:table-cell>
          <table:table-cell office:value-type="float" office:value="37.4920256971584" calcext:value-type="float">
            <text:p>37.4920256971584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76.490159910615" calcext:value-type="float">
            <text:p>276.490159910615</text:p>
          </table:table-cell>
          <table:table-cell office:value-type="float" office:value="38.0683418017878" calcext:value-type="float">
            <text:p>38.0683418017878</text:p>
          </table:table-cell>
          <table:table-cell office:value-type="float" office:value="40.2688432555416" calcext:value-type="float">
            <text:p>40.2688432555416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268.735449668449" calcext:value-type="float">
            <text:p>268.735449668449</text:p>
          </table:table-cell>
          <table:table-cell office:value-type="float" office:value="37.8034379297026" calcext:value-type="float">
            <text:p>37.8034379297026</text:p>
          </table:table-cell>
          <table:table-cell office:value-type="float" office:value="39.6842217321797" calcext:value-type="float">
            <text:p>39.6842217321797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71.289754158038" calcext:value-type="float">
            <text:p>271.289754158038</text:p>
          </table:table-cell>
          <table:table-cell office:value-type="float" office:value="40.8004935235711" calcext:value-type="float">
            <text:p>40.8004935235711</text:p>
          </table:table-cell>
          <table:table-cell office:value-type="float" office:value="35.7283477690875" calcext:value-type="float">
            <text:p>35.7283477690875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89.229173982609" calcext:value-type="float">
            <text:p>289.229173982609</text:p>
          </table:table-cell>
          <table:table-cell office:value-type="float" office:value="39.689746426203" calcext:value-type="float">
            <text:p>39.689746426203</text:p>
          </table:table-cell>
          <table:table-cell office:value-type="float" office:value="40.0358987820299" calcext:value-type="float">
            <text:p>40.0358987820299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15.017966344828" calcext:value-type="float">
            <text:p>215.017966344828</text:p>
          </table:table-cell>
          <table:table-cell office:value-type="float" office:value="39.1444042602794" calcext:value-type="float">
            <text:p>39.1444042602794</text:p>
          </table:table-cell>
          <table:table-cell office:value-type="float" office:value="42.0686100708352" calcext:value-type="float">
            <text:p>42.0686100708352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90.738452269795" calcext:value-type="float">
            <text:p>290.738452269795</text:p>
          </table:table-cell>
          <table:table-cell office:value-type="float" office:value="40.0243020221766" calcext:value-type="float">
            <text:p>40.0243020221766</text:p>
          </table:table-cell>
          <table:table-cell office:value-type="float" office:value="37.2710237397366" calcext:value-type="float">
            <text:p>37.2710237397366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288.10917324058" calcext:value-type="float">
            <text:p>288.10917324058</text:p>
          </table:table-cell>
          <table:table-cell office:value-type="float" office:value="39.5256510737012" calcext:value-type="float">
            <text:p>39.5256510737012</text:p>
          </table:table-cell>
          <table:table-cell office:value-type="float" office:value="38.3929799720049" calcext:value-type="float">
            <text:p>38.392979972004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21.97144918847" calcext:value-type="float">
            <text:p>221.97144918847</text:p>
          </table:table-cell>
          <table:table-cell office:value-type="float" office:value="40.3634669463171" calcext:value-type="float">
            <text:p>40.3634669463171</text:p>
          </table:table-cell>
          <table:table-cell office:value-type="float" office:value="37.5270340046838" calcext:value-type="float">
            <text:p>37.5270340046838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234.322275755869" calcext:value-type="float">
            <text:p>234.322275755869</text:p>
          </table:table-cell>
          <table:table-cell office:value-type="float" office:value="38.8484607796745" calcext:value-type="float">
            <text:p>38.8484607796745</text:p>
          </table:table-cell>
          <table:table-cell office:value-type="float" office:value="38.3795434535787" calcext:value-type="float">
            <text:p>38.3795434535787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00.536467830986" calcext:value-type="float">
            <text:p>200.536467830986</text:p>
          </table:table-cell>
          <table:table-cell office:value-type="float" office:value="40.4548379225062" calcext:value-type="float">
            <text:p>40.4548379225062</text:p>
          </table:table-cell>
          <table:table-cell office:value-type="float" office:value="38.0499780341134" calcext:value-type="float">
            <text:p>38.0499780341134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213.879191845824" calcext:value-type="float">
            <text:p>213.879191845824</text:p>
          </table:table-cell>
          <table:table-cell office:value-type="float" office:value="41.4233470850791" calcext:value-type="float">
            <text:p>41.4233470850791</text:p>
          </table:table-cell>
          <table:table-cell office:value-type="float" office:value="43.5310073099731" calcext:value-type="float">
            <text:p>43.531007309973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99.648449285141" calcext:value-type="float">
            <text:p>199.648449285141</text:p>
          </table:table-cell>
          <table:table-cell office:value-type="float" office:value="40.3531582156379" calcext:value-type="float">
            <text:p>40.3531582156379</text:p>
          </table:table-cell>
          <table:table-cell office:value-type="float" office:value="45.8081415929204" calcext:value-type="float">
            <text:p>45.8081415929204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97.560872634921" calcext:value-type="float">
            <text:p>197.560872634921</text:p>
          </table:table-cell>
          <table:table-cell office:value-type="float" office:value="39.800146003252" calcext:value-type="float">
            <text:p>39.800146003252</text:p>
          </table:table-cell>
          <table:table-cell office:value-type="float" office:value="36.8907732341085" calcext:value-type="float">
            <text:p>36.8907732341085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04.264320261759" calcext:value-type="float">
            <text:p>204.264320261759</text:p>
          </table:table-cell>
          <table:table-cell office:value-type="float" office:value="38.9180824435418" calcext:value-type="float">
            <text:p>38.9180824435418</text:p>
          </table:table-cell>
          <table:table-cell office:value-type="float" office:value="37.3201178345631" calcext:value-type="float">
            <text:p>37.320117834563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03.726713704918" calcext:value-type="float">
            <text:p>203.726713704918</text:p>
          </table:table-cell>
          <table:table-cell office:value-type="float" office:value="37.4658410217973" calcext:value-type="float">
            <text:p>37.4658410217973</text:p>
          </table:table-cell>
          <table:table-cell office:value-type="float" office:value="39.7346004528302" calcext:value-type="float">
            <text:p>39.7346004528302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94.596696327485" calcext:value-type="float">
            <text:p>194.596696327485</text:p>
          </table:table-cell>
          <table:table-cell office:value-type="float" office:value="39.3228150971382" calcext:value-type="float">
            <text:p>39.3228150971382</text:p>
          </table:table-cell>
          <table:table-cell office:value-type="float" office:value="36.5600425368821" calcext:value-type="float">
            <text:p>36.560042536882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07.772379123173" calcext:value-type="float">
            <text:p>207.772379123173</text:p>
          </table:table-cell>
          <table:table-cell office:value-type="float" office:value="40.5751215002065" calcext:value-type="float">
            <text:p>40.5751215002065</text:p>
          </table:table-cell>
          <table:table-cell office:value-type="float" office:value="36.6103449248378" calcext:value-type="float">
            <text:p>36.6103449248378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32.830420934579" calcext:value-type="float">
            <text:p>232.830420934579</text:p>
          </table:table-cell>
          <table:table-cell office:value-type="float" office:value="40.2458808042675" calcext:value-type="float">
            <text:p>40.2458808042675</text:p>
          </table:table-cell>
          <table:table-cell office:value-type="float" office:value="41.4164737098712" calcext:value-type="float">
            <text:p>41.4164737098712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92.134883884393" calcext:value-type="float">
            <text:p>192.134883884393</text:p>
          </table:table-cell>
          <table:table-cell office:value-type="float" office:value="40.9703911946309" calcext:value-type="float">
            <text:p>40.9703911946309</text:p>
          </table:table-cell>
          <table:table-cell office:value-type="float" office:value="38.416397086262" calcext:value-type="float">
            <text:p>38.416397086262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30.548366222222" calcext:value-type="float">
            <text:p>230.548366222222</text:p>
          </table:table-cell>
          <table:table-cell office:value-type="float" office:value="40.1374803660131" calcext:value-type="float">
            <text:p>40.1374803660131</text:p>
          </table:table-cell>
          <table:table-cell office:value-type="float" office:value="38.7384881548387" calcext:value-type="float">
            <text:p>38.7384881548387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99.5194269499" calcext:value-type="float">
            <text:p>199.5194269499</text:p>
          </table:table-cell>
          <table:table-cell office:value-type="float" office:value="40.3896669617441" calcext:value-type="float">
            <text:p>40.3896669617441</text:p>
          </table:table-cell>
          <table:table-cell office:value-type="float" office:value="35.930413470522" calcext:value-type="float">
            <text:p>35.930413470522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95.356507033399" calcext:value-type="float">
            <text:p>195.356507033399</text:p>
          </table:table-cell>
          <table:table-cell office:value-type="float" office:value="37.3671914821907" calcext:value-type="float">
            <text:p>37.3671914821907</text:p>
          </table:table-cell>
          <table:table-cell office:value-type="float" office:value="35.4528635020378" calcext:value-type="float">
            <text:p>35.4528635020378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247.11699974321" calcext:value-type="float">
            <text:p>247.11699974321</text:p>
          </table:table-cell>
          <table:table-cell office:value-type="float" office:value="40.4572062958385" calcext:value-type="float">
            <text:p>40.4572062958385</text:p>
          </table:table-cell>
          <table:table-cell office:value-type="float" office:value="37.6407367921415" calcext:value-type="float">
            <text:p>37.6407367921415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91.683725784615" calcext:value-type="float">
            <text:p>191.683725784615</text:p>
          </table:table-cell>
          <table:table-cell office:value-type="float" office:value="41.5525848782979" calcext:value-type="float">
            <text:p>41.5525848782979</text:p>
          </table:table-cell>
          <table:table-cell office:value-type="float" office:value="35.1593069834983" calcext:value-type="float">
            <text:p>35.1593069834983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201.424232680162" calcext:value-type="float">
            <text:p>201.424232680162</text:p>
          </table:table-cell>
          <table:table-cell office:value-type="float" office:value="37.7915670123457" calcext:value-type="float">
            <text:p>37.7915670123457</text:p>
          </table:table-cell>
          <table:table-cell office:value-type="float" office:value="38.0730611809524" calcext:value-type="float">
            <text:p>38.0730611809524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92.527055567568" calcext:value-type="float">
            <text:p>192.527055567568</text:p>
          </table:table-cell>
          <table:table-cell office:value-type="float" office:value="38.4223218362711" calcext:value-type="float">
            <text:p>38.4223218362711</text:p>
          </table:table-cell>
          <table:table-cell office:value-type="float" office:value="36.982823339224" calcext:value-type="float">
            <text:p>36.982823339224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91.688380423892" calcext:value-type="float">
            <text:p>191.688380423892</text:p>
          </table:table-cell>
          <table:table-cell office:value-type="float" office:value="40.486967993372" calcext:value-type="float">
            <text:p>40.486967993372</text:p>
          </table:table-cell>
          <table:table-cell office:value-type="float" office:value="39.2220833574624" calcext:value-type="float">
            <text:p>39.2220833574624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95.8055394714" calcext:value-type="float">
            <text:p>195.8055394714</text:p>
          </table:table-cell>
          <table:table-cell office:value-type="float" office:value="38.1571935239579" calcext:value-type="float">
            <text:p>38.1571935239579</text:p>
          </table:table-cell>
          <table:table-cell office:value-type="float" office:value="38.4767856697321" calcext:value-type="float">
            <text:p>38.476785669732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90.410416518095" calcext:value-type="float">
            <text:p>190.410416518095</text:p>
          </table:table-cell>
          <table:table-cell office:value-type="float" office:value="41.4589836680779" calcext:value-type="float">
            <text:p>41.4589836680779</text:p>
          </table:table-cell>
          <table:table-cell office:value-type="float" office:value="39.1971109166328" calcext:value-type="float">
            <text:p>39.1971109166328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28.230844631579" calcext:value-type="float">
            <text:p>228.230844631579</text:p>
          </table:table-cell>
          <table:table-cell office:value-type="float" office:value="43.8137257867024" calcext:value-type="float">
            <text:p>43.8137257867024</text:p>
          </table:table-cell>
          <table:table-cell office:value-type="float" office:value="41.1913862205062" calcext:value-type="float">
            <text:p>41.1913862205062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83.899336265683" calcext:value-type="float">
            <text:p>183.899336265683</text:p>
          </table:table-cell>
          <table:table-cell office:value-type="float" office:value="39.4083395991952" calcext:value-type="float">
            <text:p>39.4083395991952</text:p>
          </table:table-cell>
          <table:table-cell office:value-type="float" office:value="35.6776316167665" calcext:value-type="float">
            <text:p>35.677631616766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90.910267454894" calcext:value-type="float">
            <text:p>190.910267454894</text:p>
          </table:table-cell>
          <table:table-cell office:value-type="float" office:value="41.2082365709474" calcext:value-type="float">
            <text:p>41.2082365709474</text:p>
          </table:table-cell>
          <table:table-cell office:value-type="float" office:value="36.5208469154608" calcext:value-type="float">
            <text:p>36.5208469154608</text:p>
          </table:table-cell>
        </table:table-row>
      </table:table>
      <table:table table:name="Prime1mMean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7.07301062020906" calcext:value-type="float">
            <text:p>7.07301062020906</text:p>
          </table:table-cell>
          <table:table-cell office:value-type="float" office:value="1.47670642231076" calcext:value-type="float">
            <text:p>1.47670642231076</text:p>
          </table:table-cell>
          <table:table-cell office:value-type="float" office:value="1.18147915054489" calcext:value-type="float">
            <text:p>1.18147915054489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.96875608187823" calcext:value-type="float">
            <text:p>1.96875608187823</text:p>
          </table:table-cell>
          <table:table-cell office:value-type="float" office:value="0.961049563599639" calcext:value-type="float">
            <text:p>0.961049563599639</text:p>
          </table:table-cell>
          <table:table-cell office:value-type="float" office:value="0.656098532160272" calcext:value-type="float">
            <text:p>0.656098532160272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.33078317053741" calcext:value-type="float">
            <text:p>1.33078317053741</text:p>
          </table:table-cell>
          <table:table-cell office:value-type="float" office:value="0.849718525275859" calcext:value-type="float">
            <text:p>0.849718525275859</text:p>
          </table:table-cell>
          <table:table-cell office:value-type="float" office:value="0.631573187135082" calcext:value-type="float">
            <text:p>0.631573187135082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.32288791255329" calcext:value-type="float">
            <text:p>1.32288791255329</text:p>
          </table:table-cell>
          <table:table-cell office:value-type="float" office:value="0.810959556159069" calcext:value-type="float">
            <text:p>0.810959556159069</text:p>
          </table:table-cell>
          <table:table-cell office:value-type="float" office:value="0.641406766714863" calcext:value-type="float">
            <text:p>0.641406766714863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.34792182342871" calcext:value-type="float">
            <text:p>1.34792182342871</text:p>
          </table:table-cell>
          <table:table-cell office:value-type="float" office:value="0.8360327856571" calcext:value-type="float">
            <text:p>0.8360327856571</text:p>
          </table:table-cell>
          <table:table-cell office:value-type="float" office:value="0.669177374700193" calcext:value-type="float">
            <text:p>0.669177374700193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.31831951841189" calcext:value-type="float">
            <text:p>1.31831951841189</text:p>
          </table:table-cell>
          <table:table-cell office:value-type="float" office:value="0.865116974482521" calcext:value-type="float">
            <text:p>0.865116974482521</text:p>
          </table:table-cell>
          <table:table-cell office:value-type="float" office:value="0.627891949597026" calcext:value-type="float">
            <text:p>0.627891949597026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.30878911802331" calcext:value-type="float">
            <text:p>1.30878911802331</text:p>
          </table:table-cell>
          <table:table-cell office:value-type="float" office:value="0.870932301673204" calcext:value-type="float">
            <text:p>0.870932301673204</text:p>
          </table:table-cell>
          <table:table-cell office:value-type="float" office:value="0.604906531930916" calcext:value-type="float">
            <text:p>0.604906531930916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.29991898828738" calcext:value-type="float">
            <text:p>1.29991898828738</text:p>
          </table:table-cell>
          <table:table-cell office:value-type="float" office:value="0.840034635536209" calcext:value-type="float">
            <text:p>0.840034635536209</text:p>
          </table:table-cell>
          <table:table-cell office:value-type="float" office:value="0.642962431461012" calcext:value-type="float">
            <text:p>0.642962431461012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.2874907938561" calcext:value-type="float">
            <text:p>1.2874907938561</text:p>
          </table:table-cell>
          <table:table-cell office:value-type="float" office:value="0.819558690125464" calcext:value-type="float">
            <text:p>0.819558690125464</text:p>
          </table:table-cell>
          <table:table-cell office:value-type="float" office:value="0.62242372108049" calcext:value-type="float">
            <text:p>0.62242372108049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.33131077738288" calcext:value-type="float">
            <text:p>1.33131077738288</text:p>
          </table:table-cell>
          <table:table-cell office:value-type="float" office:value="0.802755858862118" calcext:value-type="float">
            <text:p>0.802755858862118</text:p>
          </table:table-cell>
          <table:table-cell office:value-type="float" office:value="0.68428492643276" calcext:value-type="float">
            <text:p>0.68428492643276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.29033100677219" calcext:value-type="float">
            <text:p>1.29033100677219</text:p>
          </table:table-cell>
          <table:table-cell office:value-type="float" office:value="0.810912632150988" calcext:value-type="float">
            <text:p>0.810912632150988</text:p>
          </table:table-cell>
          <table:table-cell office:value-type="float" office:value="0.642059409931498" calcext:value-type="float">
            <text:p>0.642059409931498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.31332154625365" calcext:value-type="float">
            <text:p>1.31332154625365</text:p>
          </table:table-cell>
          <table:table-cell office:value-type="float" office:value="0.782164899916736" calcext:value-type="float">
            <text:p>0.782164899916736</text:p>
          </table:table-cell>
          <table:table-cell office:value-type="float" office:value="0.624080153887782" calcext:value-type="float">
            <text:p>0.624080153887782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.32338982667046" calcext:value-type="float">
            <text:p>1.32338982667046</text:p>
          </table:table-cell>
          <table:table-cell office:value-type="float" office:value="0.849112287038364" calcext:value-type="float">
            <text:p>0.849112287038364</text:p>
          </table:table-cell>
          <table:table-cell office:value-type="float" office:value="0.624086979061408" calcext:value-type="float">
            <text:p>0.624086979061408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.30577620356881" calcext:value-type="float">
            <text:p>1.30577620356881</text:p>
          </table:table-cell>
          <table:table-cell office:value-type="float" office:value="0.849166020537897" calcext:value-type="float">
            <text:p>0.849166020537897</text:p>
          </table:table-cell>
          <table:table-cell office:value-type="float" office:value="0.635585925169731" calcext:value-type="float">
            <text:p>0.63558592516973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.34137872541523" calcext:value-type="float">
            <text:p>1.34137872541523</text:p>
          </table:table-cell>
          <table:table-cell office:value-type="float" office:value="0.837777650542942" calcext:value-type="float">
            <text:p>0.837777650542942</text:p>
          </table:table-cell>
          <table:table-cell office:value-type="float" office:value="0.636947164112149" calcext:value-type="float">
            <text:p>0.636947164112149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.32360293787331" calcext:value-type="float">
            <text:p>1.32360293787331</text:p>
          </table:table-cell>
          <table:table-cell office:value-type="float" office:value="0.86636751000247" calcext:value-type="float">
            <text:p>0.86636751000247</text:p>
          </table:table-cell>
          <table:table-cell office:value-type="float" office:value="0.622284681301743" calcext:value-type="float">
            <text:p>0.622284681301743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.30007814838311" calcext:value-type="float">
            <text:p>1.30007814838311</text:p>
          </table:table-cell>
          <table:table-cell office:value-type="float" office:value="0.790858989743343" calcext:value-type="float">
            <text:p>0.790858989743343</text:p>
          </table:table-cell>
          <table:table-cell office:value-type="float" office:value="0.617420485990553" calcext:value-type="float">
            <text:p>0.617420485990553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.30443459597166" calcext:value-type="float">
            <text:p>1.30443459597166</text:p>
          </table:table-cell>
          <table:table-cell office:value-type="float" office:value="0.829598722462722" calcext:value-type="float">
            <text:p>0.829598722462722</text:p>
          </table:table-cell>
          <table:table-cell office:value-type="float" office:value="0.64113555230997" calcext:value-type="float">
            <text:p>0.64113555230997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.31364287406155" calcext:value-type="float">
            <text:p>1.31364287406155</text:p>
          </table:table-cell>
          <table:table-cell office:value-type="float" office:value="0.848235662942588" calcext:value-type="float">
            <text:p>0.848235662942588</text:p>
          </table:table-cell>
          <table:table-cell office:value-type="float" office:value="0.609349475626724" calcext:value-type="float">
            <text:p>0.609349475626724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.28875693295202" calcext:value-type="float">
            <text:p>1.28875693295202</text:p>
          </table:table-cell>
          <table:table-cell office:value-type="float" office:value="0.850616437287721" calcext:value-type="float">
            <text:p>0.850616437287721</text:p>
          </table:table-cell>
          <table:table-cell office:value-type="float" office:value="0.627384489103028" calcext:value-type="float">
            <text:p>0.627384489103028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.29102407675312" calcext:value-type="float">
            <text:p>1.29102407675312</text:p>
          </table:table-cell>
          <table:table-cell office:value-type="float" office:value="0.809555500267679" calcext:value-type="float">
            <text:p>0.809555500267679</text:p>
          </table:table-cell>
          <table:table-cell office:value-type="float" office:value="0.611402624518423" calcext:value-type="float">
            <text:p>0.611402624518423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.27795170229612" calcext:value-type="float">
            <text:p>1.27795170229612</text:p>
          </table:table-cell>
          <table:table-cell office:value-type="float" office:value="0.849275342500862" calcext:value-type="float">
            <text:p>0.849275342500862</text:p>
          </table:table-cell>
          <table:table-cell office:value-type="float" office:value="0.640111745060035" calcext:value-type="float">
            <text:p>0.640111745060035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.32732502938789" calcext:value-type="float">
            <text:p>1.32732502938789</text:p>
          </table:table-cell>
          <table:table-cell office:value-type="float" office:value="0.798169046574953" calcext:value-type="float">
            <text:p>0.798169046574953</text:p>
          </table:table-cell>
          <table:table-cell office:value-type="float" office:value="0.616614975049505" calcext:value-type="float">
            <text:p>0.616614975049505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.2994013262117" calcext:value-type="float">
            <text:p>1.2994013262117</text:p>
          </table:table-cell>
          <table:table-cell office:value-type="float" office:value="0.835980379239291" calcext:value-type="float">
            <text:p>0.835980379239291</text:p>
          </table:table-cell>
          <table:table-cell office:value-type="float" office:value="0.621327736028953" calcext:value-type="float">
            <text:p>0.621327736028953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.29880198863387" calcext:value-type="float">
            <text:p>1.29880198863387</text:p>
          </table:table-cell>
          <table:table-cell office:value-type="float" office:value="0.834414177056563" calcext:value-type="float">
            <text:p>0.834414177056563</text:p>
          </table:table-cell>
          <table:table-cell office:value-type="float" office:value="0.636835777091664" calcext:value-type="float">
            <text:p>0.636835777091664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.31547498311688" calcext:value-type="float">
            <text:p>1.31547498311688</text:p>
          </table:table-cell>
          <table:table-cell office:value-type="float" office:value="0.842866606057669" calcext:value-type="float">
            <text:p>0.842866606057669</text:p>
          </table:table-cell>
          <table:table-cell office:value-type="float" office:value="0.609497439401617" calcext:value-type="float">
            <text:p>0.609497439401617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.27674052046494" calcext:value-type="float">
            <text:p>1.27674052046494</text:p>
          </table:table-cell>
          <table:table-cell office:value-type="float" office:value="0.855997411271042" calcext:value-type="float">
            <text:p>0.855997411271042</text:p>
          </table:table-cell>
          <table:table-cell office:value-type="float" office:value="0.638113610345346" calcext:value-type="float">
            <text:p>0.638113610345346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.27939723161977" calcext:value-type="float">
            <text:p>1.27939723161977</text:p>
          </table:table-cell>
          <table:table-cell office:value-type="float" office:value="0.813583310893394" calcext:value-type="float">
            <text:p>0.813583310893394</text:p>
          </table:table-cell>
          <table:table-cell office:value-type="float" office:value="0.624000311336052" calcext:value-type="float">
            <text:p>0.624000311336052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.29831937778846" calcext:value-type="float">
            <text:p>1.29831937778846</text:p>
          </table:table-cell>
          <table:table-cell office:value-type="float" office:value="0.84908055934576" calcext:value-type="float">
            <text:p>0.84908055934576</text:p>
          </table:table-cell>
          <table:table-cell office:value-type="float" office:value="0.625704662914504" calcext:value-type="float">
            <text:p>0.625704662914504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.31394600055953" calcext:value-type="float">
            <text:p>1.31394600055953</text:p>
          </table:table-cell>
          <table:table-cell office:value-type="float" office:value="0.773596404624" calcext:value-type="float">
            <text:p>0.773596404624</text:p>
          </table:table-cell>
          <table:table-cell office:value-type="float" office:value="0.642984037537728" calcext:value-type="float">
            <text:p>0.642984037537728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.30679982340097" calcext:value-type="float">
            <text:p>1.30679982340097</text:p>
          </table:table-cell>
          <table:table-cell office:value-type="float" office:value="0.8879242235926" calcext:value-type="float">
            <text:p>0.8879242235926</text:p>
          </table:table-cell>
          <table:table-cell office:value-type="float" office:value="0.616224348352453" calcext:value-type="float">
            <text:p>0.616224348352453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.3410388856417" calcext:value-type="float">
            <text:p>1.3410388856417</text:p>
          </table:table-cell>
          <table:table-cell office:value-type="float" office:value="0.844341751022794" calcext:value-type="float">
            <text:p>0.844341751022794</text:p>
          </table:table-cell>
          <table:table-cell office:value-type="float" office:value="0.633531407909605" calcext:value-type="float">
            <text:p>0.633531407909605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.34325210524596" calcext:value-type="float">
            <text:p>1.34325210524596</text:p>
          </table:table-cell>
          <table:table-cell office:value-type="float" office:value="0.839527076229925" calcext:value-type="float">
            <text:p>0.839527076229925</text:p>
          </table:table-cell>
          <table:table-cell office:value-type="float" office:value="0.623816510064452" calcext:value-type="float">
            <text:p>0.623816510064452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.285852890493" calcext:value-type="float">
            <text:p>1.285852890493</text:p>
          </table:table-cell>
          <table:table-cell office:value-type="float" office:value="0.821770035197497" calcext:value-type="float">
            <text:p>0.821770035197497</text:p>
          </table:table-cell>
          <table:table-cell office:value-type="float" office:value="0.66453063778774" calcext:value-type="float">
            <text:p>0.66453063778774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.33077613429179" calcext:value-type="float">
            <text:p>1.33077613429179</text:p>
          </table:table-cell>
          <table:table-cell office:value-type="float" office:value="0.86074813945679" calcext:value-type="float">
            <text:p>0.86074813945679</text:p>
          </table:table-cell>
          <table:table-cell office:value-type="float" office:value="0.621797330818671" calcext:value-type="float">
            <text:p>0.62179733081867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.28798945460248" calcext:value-type="float">
            <text:p>1.28798945460248</text:p>
          </table:table-cell>
          <table:table-cell office:value-type="float" office:value="0.853424129529075" calcext:value-type="float">
            <text:p>0.853424129529075</text:p>
          </table:table-cell>
          <table:table-cell office:value-type="float" office:value="0.669114901725052" calcext:value-type="float">
            <text:p>0.669114901725052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.33829322327854" calcext:value-type="float">
            <text:p>1.33829322327854</text:p>
          </table:table-cell>
          <table:table-cell office:value-type="float" office:value="0.768487700310559" calcext:value-type="float">
            <text:p>0.768487700310559</text:p>
          </table:table-cell>
          <table:table-cell office:value-type="float" office:value="0.64260267418105" calcext:value-type="float">
            <text:p>0.64260267418105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.35081255147739" calcext:value-type="float">
            <text:p>1.35081255147739</text:p>
          </table:table-cell>
          <table:table-cell office:value-type="float" office:value="0.826135677735757" calcext:value-type="float">
            <text:p>0.826135677735757</text:p>
          </table:table-cell>
          <table:table-cell office:value-type="float" office:value="0.643989594436718" calcext:value-type="float">
            <text:p>0.643989594436718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.31241362057697" calcext:value-type="float">
            <text:p>1.31241362057697</text:p>
          </table:table-cell>
          <table:table-cell office:value-type="float" office:value="0.82368127924934" calcext:value-type="float">
            <text:p>0.82368127924934</text:p>
          </table:table-cell>
          <table:table-cell office:value-type="float" office:value="0.652508979679582" calcext:value-type="float">
            <text:p>0.652508979679582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.2982935789811" calcext:value-type="float">
            <text:p>1.2982935789811</text:p>
          </table:table-cell>
          <table:table-cell office:value-type="float" office:value="0.844805710769231" calcext:value-type="float">
            <text:p>0.844805710769231</text:p>
          </table:table-cell>
          <table:table-cell office:value-type="float" office:value="0.622075859678246" calcext:value-type="float">
            <text:p>0.622075859678246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.28907864591994" calcext:value-type="float">
            <text:p>1.28907864591994</text:p>
          </table:table-cell>
          <table:table-cell office:value-type="float" office:value="0.858226908622015" calcext:value-type="float">
            <text:p>0.858226908622015</text:p>
          </table:table-cell>
          <table:table-cell office:value-type="float" office:value="0.643189703227742" calcext:value-type="float">
            <text:p>0.643189703227742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.31100141582917" calcext:value-type="float">
            <text:p>1.31100141582917</text:p>
          </table:table-cell>
          <table:table-cell office:value-type="float" office:value="0.846443985746234" calcext:value-type="float">
            <text:p>0.846443985746234</text:p>
          </table:table-cell>
          <table:table-cell office:value-type="float" office:value="0.626452079787757" calcext:value-type="float">
            <text:p>0.626452079787757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.29369570165856" calcext:value-type="float">
            <text:p>1.29369570165856</text:p>
          </table:table-cell>
          <table:table-cell office:value-type="float" office:value="0.834954340327916" calcext:value-type="float">
            <text:p>0.834954340327916</text:p>
          </table:table-cell>
          <table:table-cell office:value-type="float" office:value="0.680243710558268" calcext:value-type="float">
            <text:p>0.680243710558268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.28138805211312" calcext:value-type="float">
            <text:p>1.28138805211312</text:p>
          </table:table-cell>
          <table:table-cell office:value-type="float" office:value="0.851620854029223" calcext:value-type="float">
            <text:p>0.851620854029223</text:p>
          </table:table-cell>
          <table:table-cell office:value-type="float" office:value="0.612643999608496" calcext:value-type="float">
            <text:p>0.612643999608496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.31115076385971" calcext:value-type="float">
            <text:p>1.31115076385971</text:p>
          </table:table-cell>
          <table:table-cell office:value-type="float" office:value="0.853977790026882" calcext:value-type="float">
            <text:p>0.853977790026882</text:p>
          </table:table-cell>
          <table:table-cell office:value-type="float" office:value="0.615022020119927" calcext:value-type="float">
            <text:p>0.615022020119927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.27975926732712" calcext:value-type="float">
            <text:p>1.27975926732712</text:p>
          </table:table-cell>
          <table:table-cell office:value-type="float" office:value="0.85417934913573" calcext:value-type="float">
            <text:p>0.85417934913573</text:p>
          </table:table-cell>
          <table:table-cell office:value-type="float" office:value="0.628652351464435" calcext:value-type="float">
            <text:p>0.628652351464435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.27851091138589" calcext:value-type="float">
            <text:p>1.27851091138589</text:p>
          </table:table-cell>
          <table:table-cell office:value-type="float" office:value="0.915124638342591" calcext:value-type="float">
            <text:p>0.915124638342591</text:p>
          </table:table-cell>
          <table:table-cell office:value-type="float" office:value="0.622078342990608" calcext:value-type="float">
            <text:p>0.622078342990608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.29046326134387" calcext:value-type="float">
            <text:p>1.29046326134387</text:p>
          </table:table-cell>
          <table:table-cell office:value-type="float" office:value="0.832391087752229" calcext:value-type="float">
            <text:p>0.832391087752229</text:p>
          </table:table-cell>
          <table:table-cell office:value-type="float" office:value="0.641285810398789" calcext:value-type="float">
            <text:p>0.641285810398789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.29590364884189" calcext:value-type="float">
            <text:p>1.29590364884189</text:p>
          </table:table-cell>
          <table:table-cell office:value-type="float" office:value="0.790747308367744" calcext:value-type="float">
            <text:p>0.790747308367744</text:p>
          </table:table-cell>
          <table:table-cell office:value-type="float" office:value="0.606281510205089" calcext:value-type="float">
            <text:p>0.606281510205089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.31370978989202" calcext:value-type="float">
            <text:p>1.31370978989202</text:p>
          </table:table-cell>
          <table:table-cell office:value-type="float" office:value="0.828276138788806" calcext:value-type="float">
            <text:p>0.828276138788806</text:p>
          </table:table-cell>
          <table:table-cell office:value-type="float" office:value="0.604482092672728" calcext:value-type="float">
            <text:p>0.604482092672728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.29676236035821" calcext:value-type="float">
            <text:p>1.29676236035821</text:p>
          </table:table-cell>
          <table:table-cell office:value-type="float" office:value="0.867932941569605" calcext:value-type="float">
            <text:p>0.867932941569605</text:p>
          </table:table-cell>
          <table:table-cell office:value-type="float" office:value="0.608738040287127" calcext:value-type="float">
            <text:p>0.608738040287127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.30207726266139" calcext:value-type="float">
            <text:p>1.30207726266139</text:p>
          </table:table-cell>
          <table:table-cell office:value-type="float" office:value="0.8265822946166" calcext:value-type="float">
            <text:p>0.8265822946166</text:p>
          </table:table-cell>
          <table:table-cell office:value-type="float" office:value="0.648999291057566" calcext:value-type="float">
            <text:p>0.648999291057566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.32571704339072" calcext:value-type="float">
            <text:p>1.32571704339072</text:p>
          </table:table-cell>
          <table:table-cell office:value-type="float" office:value="0.807308130000736" calcext:value-type="float">
            <text:p>0.807308130000736</text:p>
          </table:table-cell>
          <table:table-cell office:value-type="float" office:value="0.592221472698908" calcext:value-type="float">
            <text:p>0.592221472698908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.3073902065786" calcext:value-type="float">
            <text:p>1.3073902065786</text:p>
          </table:table-cell>
          <table:table-cell office:value-type="float" office:value="0.791569621397411" calcext:value-type="float">
            <text:p>0.791569621397411</text:p>
          </table:table-cell>
          <table:table-cell office:value-type="float" office:value="0.600515542126671" calcext:value-type="float">
            <text:p>0.60051554212667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.24582897270317" calcext:value-type="float">
            <text:p>1.24582897270317</text:p>
          </table:table-cell>
          <table:table-cell office:value-type="float" office:value="0.842035506875989" calcext:value-type="float">
            <text:p>0.842035506875989</text:p>
          </table:table-cell>
          <table:table-cell office:value-type="float" office:value="0.62752501375978" calcext:value-type="float">
            <text:p>0.62752501375978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.31570787964149" calcext:value-type="float">
            <text:p>1.31570787964149</text:p>
          </table:table-cell>
          <table:table-cell office:value-type="float" office:value="0.803885113919167" calcext:value-type="float">
            <text:p>0.803885113919167</text:p>
          </table:table-cell>
          <table:table-cell office:value-type="float" office:value="0.614348505836766" calcext:value-type="float">
            <text:p>0.614348505836766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.2941912506502" calcext:value-type="float">
            <text:p>1.2941912506502</text:p>
          </table:table-cell>
          <table:table-cell office:value-type="float" office:value="0.829711971131809" calcext:value-type="float">
            <text:p>0.829711971131809</text:p>
          </table:table-cell>
          <table:table-cell office:value-type="float" office:value="0.58745900816601" calcext:value-type="float">
            <text:p>0.5874590081660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.28544520524851" calcext:value-type="float">
            <text:p>1.28544520524851</text:p>
          </table:table-cell>
          <table:table-cell office:value-type="float" office:value="0.819677836205227" calcext:value-type="float">
            <text:p>0.819677836205227</text:p>
          </table:table-cell>
          <table:table-cell office:value-type="float" office:value="0.663901999793196" calcext:value-type="float">
            <text:p>0.663901999793196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.30644604368502" calcext:value-type="float">
            <text:p>1.30644604368502</text:p>
          </table:table-cell>
          <table:table-cell office:value-type="float" office:value="0.810595699672486" calcext:value-type="float">
            <text:p>0.810595699672486</text:p>
          </table:table-cell>
          <table:table-cell office:value-type="float" office:value="0.682351184307315" calcext:value-type="float">
            <text:p>0.682351184307315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.32723769470229" calcext:value-type="float">
            <text:p>1.32723769470229</text:p>
          </table:table-cell>
          <table:table-cell office:value-type="float" office:value="0.826458206450679" calcext:value-type="float">
            <text:p>0.826458206450679</text:p>
          </table:table-cell>
          <table:table-cell office:value-type="float" office:value="0.673465531136848" calcext:value-type="float">
            <text:p>0.673465531136848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.33276113439223" calcext:value-type="float">
            <text:p>1.33276113439223</text:p>
          </table:table-cell>
          <table:table-cell office:value-type="float" office:value="0.87019547934906" calcext:value-type="float">
            <text:p>0.87019547934906</text:p>
          </table:table-cell>
          <table:table-cell office:value-type="float" office:value="0.633123527432919" calcext:value-type="float">
            <text:p>0.633123527432919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.2931270676638" calcext:value-type="float">
            <text:p>1.2931270676638</text:p>
          </table:table-cell>
          <table:table-cell office:value-type="float" office:value="0.8381929898315" calcext:value-type="float">
            <text:p>0.8381929898315</text:p>
          </table:table-cell>
          <table:table-cell office:value-type="float" office:value="0.619968156811761" calcext:value-type="float">
            <text:p>0.61996815681176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.30472997395917" calcext:value-type="float">
            <text:p>1.30472997395917</text:p>
          </table:table-cell>
          <table:table-cell office:value-type="float" office:value="0.844308657736362" calcext:value-type="float">
            <text:p>0.844308657736362</text:p>
          </table:table-cell>
          <table:table-cell office:value-type="float" office:value="0.637546665605412" calcext:value-type="float">
            <text:p>0.637546665605412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.26502463173688" calcext:value-type="float">
            <text:p>1.26502463173688</text:p>
          </table:table-cell>
          <table:table-cell office:value-type="float" office:value="0.838644754533993" calcext:value-type="float">
            <text:p>0.838644754533993</text:p>
          </table:table-cell>
          <table:table-cell office:value-type="float" office:value="0.613349413616686" calcext:value-type="float">
            <text:p>0.613349413616686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.31349373229995" calcext:value-type="float">
            <text:p>1.31349373229995</text:p>
          </table:table-cell>
          <table:table-cell office:value-type="float" office:value="0.801002961425055" calcext:value-type="float">
            <text:p>0.801002961425055</text:p>
          </table:table-cell>
          <table:table-cell office:value-type="float" office:value="0.613506321025015" calcext:value-type="float">
            <text:p>0.613506321025015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.32749031311202" calcext:value-type="float">
            <text:p>1.32749031311202</text:p>
          </table:table-cell>
          <table:table-cell office:value-type="float" office:value="0.827828908251202" calcext:value-type="float">
            <text:p>0.827828908251202</text:p>
          </table:table-cell>
          <table:table-cell office:value-type="float" office:value="0.630056681238889" calcext:value-type="float">
            <text:p>0.630056681238889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.31219042986462" calcext:value-type="float">
            <text:p>1.31219042986462</text:p>
          </table:table-cell>
          <table:table-cell office:value-type="float" office:value="0.841952773595831" calcext:value-type="float">
            <text:p>0.841952773595831</text:p>
          </table:table-cell>
          <table:table-cell office:value-type="float" office:value="0.629230080753107" calcext:value-type="float">
            <text:p>0.629230080753107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.31109886726804" calcext:value-type="float">
            <text:p>1.31109886726804</text:p>
          </table:table-cell>
          <table:table-cell office:value-type="float" office:value="0.854846736091786" calcext:value-type="float">
            <text:p>0.854846736091786</text:p>
          </table:table-cell>
          <table:table-cell office:value-type="float" office:value="0.619398579085965" calcext:value-type="float">
            <text:p>0.619398579085965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.26990403583638" calcext:value-type="float">
            <text:p>1.26990403583638</text:p>
          </table:table-cell>
          <table:table-cell office:value-type="float" office:value="0.8179068455261" calcext:value-type="float">
            <text:p>0.8179068455261</text:p>
          </table:table-cell>
          <table:table-cell office:value-type="float" office:value="0.60699990622112" calcext:value-type="float">
            <text:p>0.60699990622112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.26944596093765" calcext:value-type="float">
            <text:p>1.26944596093765</text:p>
          </table:table-cell>
          <table:table-cell office:value-type="float" office:value="0.857759682617017" calcext:value-type="float">
            <text:p>0.857759682617017</text:p>
          </table:table-cell>
          <table:table-cell office:value-type="float" office:value="0.647952258445819" calcext:value-type="float">
            <text:p>0.647952258445819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.28916856765416" calcext:value-type="float">
            <text:p>1.28916856765416</text:p>
          </table:table-cell>
          <table:table-cell office:value-type="float" office:value="0.850401154324311" calcext:value-type="float">
            <text:p>0.850401154324311</text:p>
          </table:table-cell>
          <table:table-cell office:value-type="float" office:value="0.590181612474314" calcext:value-type="float">
            <text:p>0.590181612474314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.28257694630325" calcext:value-type="float">
            <text:p>1.28257694630325</text:p>
          </table:table-cell>
          <table:table-cell office:value-type="float" office:value="0.846605336413912" calcext:value-type="float">
            <text:p>0.846605336413912</text:p>
          </table:table-cell>
          <table:table-cell office:value-type="float" office:value="0.622288905898599" calcext:value-type="float">
            <text:p>0.622288905898599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.31300789571785" calcext:value-type="float">
            <text:p>1.31300789571785</text:p>
          </table:table-cell>
          <table:table-cell office:value-type="float" office:value="0.783439985470535" calcext:value-type="float">
            <text:p>0.783439985470535</text:p>
          </table:table-cell>
          <table:table-cell office:value-type="float" office:value="0.628069846306396" calcext:value-type="float">
            <text:p>0.628069846306396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.30583695968796" calcext:value-type="float">
            <text:p>1.30583695968796</text:p>
          </table:table-cell>
          <table:table-cell office:value-type="float" office:value="0.80255919395466" calcext:value-type="float">
            <text:p>0.80255919395466</text:p>
          </table:table-cell>
          <table:table-cell office:value-type="float" office:value="0.639278761705031" calcext:value-type="float">
            <text:p>0.63927876170503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.31323327012695" calcext:value-type="float">
            <text:p>1.31323327012695</text:p>
          </table:table-cell>
          <table:table-cell office:value-type="float" office:value="0.78776222149271" calcext:value-type="float">
            <text:p>0.78776222149271</text:p>
          </table:table-cell>
          <table:table-cell office:value-type="float" office:value="0.626584344271959" calcext:value-type="float">
            <text:p>0.626584344271959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.31870220028232" calcext:value-type="float">
            <text:p>1.31870220028232</text:p>
          </table:table-cell>
          <table:table-cell office:value-type="float" office:value="0.815018091644205" calcext:value-type="float">
            <text:p>0.815018091644205</text:p>
          </table:table-cell>
          <table:table-cell office:value-type="float" office:value="0.62624033051121" calcext:value-type="float">
            <text:p>0.6262403305112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.25311481212879" calcext:value-type="float">
            <text:p>1.25311481212879</text:p>
          </table:table-cell>
          <table:table-cell office:value-type="float" office:value="0.81537912137668" calcext:value-type="float">
            <text:p>0.81537912137668</text:p>
          </table:table-cell>
          <table:table-cell office:value-type="float" office:value="0.61082117946559" calcext:value-type="float">
            <text:p>0.61082117946559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.33770153153812" calcext:value-type="float">
            <text:p>1.33770153153812</text:p>
          </table:table-cell>
          <table:table-cell office:value-type="float" office:value="0.886280060159392" calcext:value-type="float">
            <text:p>0.886280060159392</text:p>
          </table:table-cell>
          <table:table-cell office:value-type="float" office:value="0.666823564734162" calcext:value-type="float">
            <text:p>0.666823564734162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.35517415682574" calcext:value-type="float">
            <text:p>1.35517415682574</text:p>
          </table:table-cell>
          <table:table-cell office:value-type="float" office:value="0.867257856435163" calcext:value-type="float">
            <text:p>0.867257856435163</text:p>
          </table:table-cell>
          <table:table-cell office:value-type="float" office:value="0.629760673175642" calcext:value-type="float">
            <text:p>0.629760673175642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.28735833189647" calcext:value-type="float">
            <text:p>1.28735833189647</text:p>
          </table:table-cell>
          <table:table-cell office:value-type="float" office:value="0.846777618781984" calcext:value-type="float">
            <text:p>0.846777618781984</text:p>
          </table:table-cell>
          <table:table-cell office:value-type="float" office:value="0.6408490099722" calcext:value-type="float">
            <text:p>0.6408490099722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.30423126294725" calcext:value-type="float">
            <text:p>1.30423126294725</text:p>
          </table:table-cell>
          <table:table-cell office:value-type="float" office:value="0.868262857935132" calcext:value-type="float">
            <text:p>0.868262857935132</text:p>
          </table:table-cell>
          <table:table-cell office:value-type="float" office:value="0.652600591619067" calcext:value-type="float">
            <text:p>0.652600591619067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.22249645255755" calcext:value-type="float">
            <text:p>1.22249645255755</text:p>
          </table:table-cell>
          <table:table-cell office:value-type="float" office:value="0.78167417338403" calcext:value-type="float">
            <text:p>0.78167417338403</text:p>
          </table:table-cell>
          <table:table-cell office:value-type="float" office:value="0.618736603595638" calcext:value-type="float">
            <text:p>0.618736603595638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.27758301927549" calcext:value-type="float">
            <text:p>1.27758301927549</text:p>
          </table:table-cell>
          <table:table-cell office:value-type="float" office:value="0.870698574264287" calcext:value-type="float">
            <text:p>0.870698574264287</text:p>
          </table:table-cell>
          <table:table-cell office:value-type="float" office:value="0.609034305389368" calcext:value-type="float">
            <text:p>0.609034305389368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.2901508125249" calcext:value-type="float">
            <text:p>1.2901508125249</text:p>
          </table:table-cell>
          <table:table-cell office:value-type="float" office:value="0.811637350284834" calcext:value-type="float">
            <text:p>0.811637350284834</text:p>
          </table:table-cell>
          <table:table-cell office:value-type="float" office:value="0.649097954667" calcext:value-type="float">
            <text:p>0.649097954667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.29042311574341" calcext:value-type="float">
            <text:p>1.29042311574341</text:p>
          </table:table-cell>
          <table:table-cell office:value-type="float" office:value="0.821502212843226" calcext:value-type="float">
            <text:p>0.821502212843226</text:p>
          </table:table-cell>
          <table:table-cell office:value-type="float" office:value="0.608400358807908" calcext:value-type="float">
            <text:p>0.608400358807908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.29864122371667" calcext:value-type="float">
            <text:p>1.29864122371667</text:p>
          </table:table-cell>
          <table:table-cell office:value-type="float" office:value="0.794914022419049" calcext:value-type="float">
            <text:p>0.794914022419049</text:p>
          </table:table-cell>
          <table:table-cell office:value-type="float" office:value="0.602594489500861" calcext:value-type="float">
            <text:p>0.60259448950086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.30683388254031" calcext:value-type="float">
            <text:p>1.30683388254031</text:p>
          </table:table-cell>
          <table:table-cell office:value-type="float" office:value="0.842529359120795" calcext:value-type="float">
            <text:p>0.842529359120795</text:p>
          </table:table-cell>
          <table:table-cell office:value-type="float" office:value="0.637327987101975" calcext:value-type="float">
            <text:p>0.637327987101975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.29477662442139" calcext:value-type="float">
            <text:p>1.29477662442139</text:p>
          </table:table-cell>
          <table:table-cell office:value-type="float" office:value="0.814174887213657" calcext:value-type="float">
            <text:p>0.814174887213657</text:p>
          </table:table-cell>
          <table:table-cell office:value-type="float" office:value="0.669544359177055" calcext:value-type="float">
            <text:p>0.669544359177055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.28467071737156" calcext:value-type="float">
            <text:p>1.28467071737156</text:p>
          </table:table-cell>
          <table:table-cell office:value-type="float" office:value="0.824434797859486" calcext:value-type="float">
            <text:p>0.824434797859486</text:p>
          </table:table-cell>
          <table:table-cell office:value-type="float" office:value="0.637454217328133" calcext:value-type="float">
            <text:p>0.637454217328133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.30898125938505" calcext:value-type="float">
            <text:p>1.30898125938505</text:p>
          </table:table-cell>
          <table:table-cell office:value-type="float" office:value="0.825462809875827" calcext:value-type="float">
            <text:p>0.825462809875827</text:p>
          </table:table-cell>
          <table:table-cell office:value-type="float" office:value="0.623629294693675" calcext:value-type="float">
            <text:p>0.623629294693675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.32032693867193" calcext:value-type="float">
            <text:p>1.32032693867193</text:p>
          </table:table-cell>
          <table:table-cell office:value-type="float" office:value="0.872727408053724" calcext:value-type="float">
            <text:p>0.872727408053724</text:p>
          </table:table-cell>
          <table:table-cell office:value-type="float" office:value="0.635672142724884" calcext:value-type="float">
            <text:p>0.635672142724884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.29085031936" calcext:value-type="float">
            <text:p>1.29085031936</text:p>
          </table:table-cell>
          <table:table-cell office:value-type="float" office:value="0.839564945161994" calcext:value-type="float">
            <text:p>0.839564945161994</text:p>
          </table:table-cell>
          <table:table-cell office:value-type="float" office:value="0.614552671603461" calcext:value-type="float">
            <text:p>0.61455267160346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.28878664830908" calcext:value-type="float">
            <text:p>1.28878664830908</text:p>
          </table:table-cell>
          <table:table-cell office:value-type="float" office:value="0.841803330024934" calcext:value-type="float">
            <text:p>0.841803330024934</text:p>
          </table:table-cell>
          <table:table-cell office:value-type="float" office:value="0.609478947110436" calcext:value-type="float">
            <text:p>0.609478947110436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.31630945924677" calcext:value-type="float">
            <text:p>1.31630945924677</text:p>
          </table:table-cell>
          <table:table-cell office:value-type="float" office:value="0.846377615180635" calcext:value-type="float">
            <text:p>0.846377615180635</text:p>
          </table:table-cell>
          <table:table-cell office:value-type="float" office:value="0.634575491867387" calcext:value-type="float">
            <text:p>0.634575491867387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.29953211294738" calcext:value-type="float">
            <text:p>1.29953211294738</text:p>
          </table:table-cell>
          <table:table-cell office:value-type="float" office:value="0.819133902583816" calcext:value-type="float">
            <text:p>0.819133902583816</text:p>
          </table:table-cell>
          <table:table-cell office:value-type="float" office:value="0.638823709921743" calcext:value-type="float">
            <text:p>0.638823709921743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.30070689669997" calcext:value-type="float">
            <text:p>1.30070689669997</text:p>
          </table:table-cell>
          <table:table-cell office:value-type="float" office:value="0.823723184413187" calcext:value-type="float">
            <text:p>0.823723184413187</text:p>
          </table:table-cell>
          <table:table-cell office:value-type="float" office:value="0.587725769495938" calcext:value-type="float">
            <text:p>0.587725769495938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.30032684776561" calcext:value-type="float">
            <text:p>1.30032684776561</text:p>
          </table:table-cell>
          <table:table-cell office:value-type="float" office:value="0.880776248839735" calcext:value-type="float">
            <text:p>0.880776248839735</text:p>
          </table:table-cell>
          <table:table-cell office:value-type="float" office:value="0.637827564585767" calcext:value-type="float">
            <text:p>0.63782756458576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1.28443902039192" calcext:value-type="float">
            <text:p>1.28443902039192</text:p>
          </table:table-cell>
          <table:table-cell office:value-type="float" office:value="0.787704601379044" calcext:value-type="float">
            <text:p>0.787704601379044</text:p>
          </table:table-cell>
          <table:table-cell office:value-type="float" office:value="0.647396999144396" calcext:value-type="float">
            <text:p>0.647396999144396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.350594798056" calcext:value-type="float">
            <text:p>1.350594798056</text:p>
          </table:table-cell>
          <table:table-cell office:value-type="float" office:value="0.814846726659601" calcext:value-type="float">
            <text:p>0.814846726659601</text:p>
          </table:table-cell>
          <table:table-cell office:value-type="float" office:value="0.652142014988174" calcext:value-type="float">
            <text:p>0.652142014988174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.35588006841524" calcext:value-type="float">
            <text:p>1.35588006841524</text:p>
          </table:table-cell>
          <table:table-cell office:value-type="float" office:value="0.876966871627884" calcext:value-type="float">
            <text:p>0.876966871627884</text:p>
          </table:table-cell>
          <table:table-cell office:value-type="float" office:value="0.622676024197764" calcext:value-type="float">
            <text:p>0.622676024197764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.31619155815737" calcext:value-type="float">
            <text:p>1.31619155815737</text:p>
          </table:table-cell>
          <table:table-cell office:value-type="float" office:value="0.846808855638136" calcext:value-type="float">
            <text:p>0.846808855638136</text:p>
          </table:table-cell>
          <table:table-cell office:value-type="float" office:value="0.620229485354207" calcext:value-type="float">
            <text:p>0.620229485354207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.29297014962851" calcext:value-type="float">
            <text:p>1.29297014962851</text:p>
          </table:table-cell>
          <table:table-cell office:value-type="float" office:value="0.829444197434901" calcext:value-type="float">
            <text:p>0.829444197434901</text:p>
          </table:table-cell>
          <table:table-cell office:value-type="float" office:value="0.648724592757257" calcext:value-type="float">
            <text:p>0.648724592757257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.31028588105947" calcext:value-type="float">
            <text:p>1.31028588105947</text:p>
          </table:table-cell>
          <table:table-cell office:value-type="float" office:value="0.857218337369782" calcext:value-type="float">
            <text:p>0.857218337369782</text:p>
          </table:table-cell>
          <table:table-cell office:value-type="float" office:value="0.63448345608354" calcext:value-type="float">
            <text:p>0.63448345608354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.32982665291346" calcext:value-type="float">
            <text:p>1.32982665291346</text:p>
          </table:table-cell>
          <table:table-cell office:value-type="float" office:value="0.841467220383658" calcext:value-type="float">
            <text:p>0.841467220383658</text:p>
          </table:table-cell>
          <table:table-cell office:value-type="float" office:value="0.608419956818857" calcext:value-type="float">
            <text:p>0.608419956818857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.26003596367053" calcext:value-type="float">
            <text:p>1.26003596367053</text:p>
          </table:table-cell>
          <table:table-cell office:value-type="float" office:value="0.816979913782723" calcext:value-type="float">
            <text:p>0.816979913782723</text:p>
          </table:table-cell>
          <table:table-cell office:value-type="float" office:value="0.643660121236251" calcext:value-type="float">
            <text:p>0.64366012123625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.32309498132207" calcext:value-type="float">
            <text:p>1.32309498132207</text:p>
          </table:table-cell>
          <table:table-cell office:value-type="float" office:value="0.880602786820167" calcext:value-type="float">
            <text:p>0.880602786820167</text:p>
          </table:table-cell>
          <table:table-cell office:value-type="float" office:value="0.616940288269744" calcext:value-type="float">
            <text:p>0.616940288269744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.28311460922545" calcext:value-type="float">
            <text:p>1.28311460922545</text:p>
          </table:table-cell>
          <table:table-cell office:value-type="float" office:value="0.793109491688287" calcext:value-type="float">
            <text:p>0.793109491688287</text:p>
          </table:table-cell>
          <table:table-cell office:value-type="float" office:value="0.62537078714476" calcext:value-type="float">
            <text:p>0.62537078714476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.28454702569504" calcext:value-type="float">
            <text:p>1.28454702569504</text:p>
          </table:table-cell>
          <table:table-cell office:value-type="float" office:value="0.833153323638465" calcext:value-type="float">
            <text:p>0.833153323638465</text:p>
          </table:table-cell>
          <table:table-cell office:value-type="float" office:value="0.633639568117182" calcext:value-type="float">
            <text:p>0.633639568117182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.29038805432773" calcext:value-type="float">
            <text:p>1.29038805432773</text:p>
          </table:table-cell>
          <table:table-cell office:value-type="float" office:value="0.823674649769585" calcext:value-type="float">
            <text:p>0.823674649769585</text:p>
          </table:table-cell>
          <table:table-cell office:value-type="float" office:value="0.607059339578569" calcext:value-type="float">
            <text:p>0.607059339578569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.28904444624489" calcext:value-type="float">
            <text:p>1.28904444624489</text:p>
          </table:table-cell>
          <table:table-cell office:value-type="float" office:value="0.81853418970061" calcext:value-type="float">
            <text:p>0.81853418970061</text:p>
          </table:table-cell>
          <table:table-cell office:value-type="float" office:value="0.651766254186892" calcext:value-type="float">
            <text:p>0.651766254186892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.30036288702223" calcext:value-type="float">
            <text:p>1.30036288702223</text:p>
          </table:table-cell>
          <table:table-cell office:value-type="float" office:value="0.834466697811365" calcext:value-type="float">
            <text:p>0.834466697811365</text:p>
          </table:table-cell>
          <table:table-cell office:value-type="float" office:value="0.618733461351993" calcext:value-type="float">
            <text:p>0.618733461351993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.32358678564642" calcext:value-type="float">
            <text:p>1.32358678564642</text:p>
          </table:table-cell>
          <table:table-cell office:value-type="float" office:value="0.84090040825564" calcext:value-type="float">
            <text:p>0.84090040825564</text:p>
          </table:table-cell>
          <table:table-cell office:value-type="float" office:value="0.621126435112219" calcext:value-type="float">
            <text:p>0.621126435112219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.28432371814618" calcext:value-type="float">
            <text:p>1.28432371814618</text:p>
          </table:table-cell>
          <table:table-cell office:value-type="float" office:value="0.872162709261342" calcext:value-type="float">
            <text:p>0.872162709261342</text:p>
          </table:table-cell>
          <table:table-cell office:value-type="float" office:value="0.599771607197137" calcext:value-type="float">
            <text:p>0.599771607197137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.32644106265664" calcext:value-type="float">
            <text:p>1.32644106265664</text:p>
          </table:table-cell>
          <table:table-cell office:value-type="float" office:value="0.860891884737269" calcext:value-type="float">
            <text:p>0.860891884737269</text:p>
          </table:table-cell>
          <table:table-cell office:value-type="float" office:value="0.625234065756547" calcext:value-type="float">
            <text:p>0.625234065756547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.32094799646388" calcext:value-type="float">
            <text:p>1.32094799646388</text:p>
          </table:table-cell>
          <table:table-cell office:value-type="float" office:value="0.829787481416447" calcext:value-type="float">
            <text:p>0.829787481416447</text:p>
          </table:table-cell>
          <table:table-cell office:value-type="float" office:value="0.638954722822648" calcext:value-type="float">
            <text:p>0.638954722822648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.28349074140834" calcext:value-type="float">
            <text:p>1.28349074140834</text:p>
          </table:table-cell>
          <table:table-cell office:value-type="float" office:value="0.859482899052774" calcext:value-type="float">
            <text:p>0.859482899052774</text:p>
          </table:table-cell>
          <table:table-cell office:value-type="float" office:value="0.601141230678582" calcext:value-type="float">
            <text:p>0.601141230678582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.30506732383764" calcext:value-type="float">
            <text:p>1.30506732383764</text:p>
          </table:table-cell>
          <table:table-cell office:value-type="float" office:value="0.855099916691112" calcext:value-type="float">
            <text:p>0.855099916691112</text:p>
          </table:table-cell>
          <table:table-cell office:value-type="float" office:value="0.622404810577523" calcext:value-type="float">
            <text:p>0.622404810577523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.29551262007866" calcext:value-type="float">
            <text:p>1.29551262007866</text:p>
          </table:table-cell>
          <table:table-cell office:value-type="float" office:value="0.866818752841896" calcext:value-type="float">
            <text:p>0.866818752841896</text:p>
          </table:table-cell>
          <table:table-cell office:value-type="float" office:value="0.642861189999235" calcext:value-type="float">
            <text:p>0.642861189999235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.32750927521135" calcext:value-type="float">
            <text:p>1.32750927521135</text:p>
          </table:table-cell>
          <table:table-cell office:value-type="float" office:value="0.863737538309441" calcext:value-type="float">
            <text:p>0.863737538309441</text:p>
          </table:table-cell>
          <table:table-cell office:value-type="float" office:value="0.627297703293383" calcext:value-type="float">
            <text:p>0.627297703293383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.3328686693266" calcext:value-type="float">
            <text:p>1.3328686693266</text:p>
          </table:table-cell>
          <table:table-cell office:value-type="float" office:value="0.852518844318097" calcext:value-type="float">
            <text:p>0.852518844318097</text:p>
          </table:table-cell>
          <table:table-cell office:value-type="float" office:value="0.618222340447428" calcext:value-type="float">
            <text:p>0.618222340447428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.30358225245049" calcext:value-type="float">
            <text:p>1.30358225245049</text:p>
          </table:table-cell>
          <table:table-cell office:value-type="float" office:value="0.815540346287034" calcext:value-type="float">
            <text:p>0.815540346287034</text:p>
          </table:table-cell>
          <table:table-cell office:value-type="float" office:value="0.62252365786401" calcext:value-type="float">
            <text:p>0.6225236578640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.29203549305845" calcext:value-type="float">
            <text:p>1.29203549305845</text:p>
          </table:table-cell>
          <table:table-cell office:value-type="float" office:value="0.834302494915907" calcext:value-type="float">
            <text:p>0.834302494915907</text:p>
          </table:table-cell>
          <table:table-cell office:value-type="float" office:value="0.602735086541754" calcext:value-type="float">
            <text:p>0.602735086541754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.30474097829187" calcext:value-type="float">
            <text:p>1.30474097829187</text:p>
          </table:table-cell>
          <table:table-cell office:value-type="float" office:value="0.837909632605756" calcext:value-type="float">
            <text:p>0.837909632605756</text:p>
          </table:table-cell>
          <table:table-cell office:value-type="float" office:value="0.623227212673267" calcext:value-type="float">
            <text:p>0.623227212673267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.32378734495616" calcext:value-type="float">
            <text:p>1.32378734495616</text:p>
          </table:table-cell>
          <table:table-cell office:value-type="float" office:value="0.822479774800484" calcext:value-type="float">
            <text:p>0.822479774800484</text:p>
          </table:table-cell>
          <table:table-cell office:value-type="float" office:value="0.616516973583783" calcext:value-type="float">
            <text:p>0.616516973583783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.30726937264642" calcext:value-type="float">
            <text:p>1.30726937264642</text:p>
          </table:table-cell>
          <table:table-cell office:value-type="float" office:value="0.807944118895966" calcext:value-type="float">
            <text:p>0.807944118895966</text:p>
          </table:table-cell>
          <table:table-cell office:value-type="float" office:value="0.612421866431821" calcext:value-type="float">
            <text:p>0.61242186643182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.30883816736133" calcext:value-type="float">
            <text:p>1.30883816736133</text:p>
          </table:table-cell>
          <table:table-cell office:value-type="float" office:value="0.817276863802735" calcext:value-type="float">
            <text:p>0.817276863802735</text:p>
          </table:table-cell>
          <table:table-cell office:value-type="float" office:value="0.617294045166851" calcext:value-type="float">
            <text:p>0.61729404516685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.28306607015888" calcext:value-type="float">
            <text:p>1.28306607015888</text:p>
          </table:table-cell>
          <table:table-cell office:value-type="float" office:value="0.787317337403998" calcext:value-type="float">
            <text:p>0.787317337403998</text:p>
          </table:table-cell>
          <table:table-cell office:value-type="float" office:value="0.62557250583677" calcext:value-type="float">
            <text:p>0.62557250583677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.31524949552185" calcext:value-type="float">
            <text:p>1.31524949552185</text:p>
          </table:table-cell>
          <table:table-cell office:value-type="float" office:value="0.843187148341372" calcext:value-type="float">
            <text:p>0.843187148341372</text:p>
          </table:table-cell>
          <table:table-cell office:value-type="float" office:value="0.641204640615958" calcext:value-type="float">
            <text:p>0.641204640615958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.33054130292242" calcext:value-type="float">
            <text:p>1.33054130292242</text:p>
          </table:table-cell>
          <table:table-cell office:value-type="float" office:value="0.817182824190044" calcext:value-type="float">
            <text:p>0.817182824190044</text:p>
          </table:table-cell>
          <table:table-cell office:value-type="float" office:value="0.621607768207978" calcext:value-type="float">
            <text:p>0.621607768207978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.28484452929862" calcext:value-type="float">
            <text:p>1.28484452929862</text:p>
          </table:table-cell>
          <table:table-cell office:value-type="float" office:value="0.85714869470405" calcext:value-type="float">
            <text:p>0.85714869470405</text:p>
          </table:table-cell>
          <table:table-cell office:value-type="float" office:value="0.639600172972973" calcext:value-type="float">
            <text:p>0.639600172972973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.25946475869599" calcext:value-type="float">
            <text:p>1.25946475869599</text:p>
          </table:table-cell>
          <table:table-cell office:value-type="float" office:value="0.76893156722809" calcext:value-type="float">
            <text:p>0.76893156722809</text:p>
          </table:table-cell>
          <table:table-cell office:value-type="float" office:value="0.620774641660415" calcext:value-type="float">
            <text:p>0.620774641660415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.34443569590833" calcext:value-type="float">
            <text:p>1.34443569590833</text:p>
          </table:table-cell>
          <table:table-cell office:value-type="float" office:value="0.85237807870974" calcext:value-type="float">
            <text:p>0.85237807870974</text:p>
          </table:table-cell>
          <table:table-cell office:value-type="float" office:value="0.631462692221419" calcext:value-type="float">
            <text:p>0.631462692221419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.31059033197568" calcext:value-type="float">
            <text:p>1.31059033197568</text:p>
          </table:table-cell>
          <table:table-cell office:value-type="float" office:value="0.842857160046816" calcext:value-type="float">
            <text:p>0.842857160046816</text:p>
          </table:table-cell>
          <table:table-cell office:value-type="float" office:value="0.601261513104194" calcext:value-type="float">
            <text:p>0.601261513104194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.29827680875704" calcext:value-type="float">
            <text:p>1.29827680875704</text:p>
          </table:table-cell>
          <table:table-cell office:value-type="float" office:value="0.817058330953179" calcext:value-type="float">
            <text:p>0.817058330953179</text:p>
          </table:table-cell>
          <table:table-cell office:value-type="float" office:value="0.625824795006342" calcext:value-type="float">
            <text:p>0.625824795006342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.2715474296447" calcext:value-type="float">
            <text:p>1.2715474296447</text:p>
          </table:table-cell>
          <table:table-cell office:value-type="float" office:value="0.845657318923709" calcext:value-type="float">
            <text:p>0.845657318923709</text:p>
          </table:table-cell>
          <table:table-cell office:value-type="float" office:value="0.619628821564721" calcext:value-type="float">
            <text:p>0.61962882156472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.28809021680656" calcext:value-type="float">
            <text:p>1.28809021680656</text:p>
          </table:table-cell>
          <table:table-cell office:value-type="float" office:value="0.862262749544967" calcext:value-type="float">
            <text:p>0.862262749544967</text:p>
          </table:table-cell>
          <table:table-cell office:value-type="float" office:value="0.616020847277167" calcext:value-type="float">
            <text:p>0.616020847277167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.31244925387547" calcext:value-type="float">
            <text:p>1.31244925387547</text:p>
          </table:table-cell>
          <table:table-cell office:value-type="float" office:value="0.815588691732217" calcext:value-type="float">
            <text:p>0.815588691732217</text:p>
          </table:table-cell>
          <table:table-cell office:value-type="float" office:value="0.655051341979382" calcext:value-type="float">
            <text:p>0.655051341979382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.30644392191786" calcext:value-type="float">
            <text:p>1.30644392191786</text:p>
          </table:table-cell>
          <table:table-cell office:value-type="float" office:value="0.805191808690185" calcext:value-type="float">
            <text:p>0.805191808690185</text:p>
          </table:table-cell>
          <table:table-cell office:value-type="float" office:value="0.637864686350411" calcext:value-type="float">
            <text:p>0.63786468635041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.29805011585013" calcext:value-type="float">
            <text:p>1.29805011585013</text:p>
          </table:table-cell>
          <table:table-cell office:value-type="float" office:value="0.821311504832568" calcext:value-type="float">
            <text:p>0.821311504832568</text:p>
          </table:table-cell>
          <table:table-cell office:value-type="float" office:value="0.60878018824791" calcext:value-type="float">
            <text:p>0.6087801882479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.28944068417838" calcext:value-type="float">
            <text:p>1.28944068417838</text:p>
          </table:table-cell>
          <table:table-cell office:value-type="float" office:value="0.820061462095421" calcext:value-type="float">
            <text:p>0.820061462095421</text:p>
          </table:table-cell>
          <table:table-cell office:value-type="float" office:value="0.605899480704456" calcext:value-type="float">
            <text:p>0.605899480704456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.33043934701515" calcext:value-type="float">
            <text:p>1.33043934701515</text:p>
          </table:table-cell>
          <table:table-cell office:value-type="float" office:value="0.807019085088866" calcext:value-type="float">
            <text:p>0.807019085088866</text:p>
          </table:table-cell>
          <table:table-cell office:value-type="float" office:value="0.62069360061773" calcext:value-type="float">
            <text:p>0.62069360061773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.29887134539081" calcext:value-type="float">
            <text:p>1.29887134539081</text:p>
          </table:table-cell>
          <table:table-cell office:value-type="float" office:value="0.869026622020878" calcext:value-type="float">
            <text:p>0.869026622020878</text:p>
          </table:table-cell>
          <table:table-cell office:value-type="float" office:value="0.62402914387246" calcext:value-type="float">
            <text:p>0.62402914387246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.36057594505202" calcext:value-type="float">
            <text:p>1.36057594505202</text:p>
          </table:table-cell>
          <table:table-cell office:value-type="float" office:value="0.83064097051423" calcext:value-type="float">
            <text:p>0.83064097051423</text:p>
          </table:table-cell>
          <table:table-cell office:value-type="float" office:value="0.640523197302534" calcext:value-type="float">
            <text:p>0.640523197302534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.32551620523374" calcext:value-type="float">
            <text:p>1.32551620523374</text:p>
          </table:table-cell>
          <table:table-cell office:value-type="float" office:value="0.865230240190481" calcext:value-type="float">
            <text:p>0.865230240190481</text:p>
          </table:table-cell>
          <table:table-cell office:value-type="float" office:value="0.604698232363733" calcext:value-type="float">
            <text:p>0.604698232363733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.32052450317048" calcext:value-type="float">
            <text:p>1.32052450317048</text:p>
          </table:table-cell>
          <table:table-cell office:value-type="float" office:value="0.820965223543056" calcext:value-type="float">
            <text:p>0.820965223543056</text:p>
          </table:table-cell>
          <table:table-cell office:value-type="float" office:value="0.612404775248793" calcext:value-type="float">
            <text:p>0.612404775248793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.27895642792606" calcext:value-type="float">
            <text:p>1.27895642792606</text:p>
          </table:table-cell>
          <table:table-cell office:value-type="float" office:value="0.817642860476236" calcext:value-type="float">
            <text:p>0.817642860476236</text:p>
          </table:table-cell>
          <table:table-cell office:value-type="float" office:value="0.627036754207397" calcext:value-type="float">
            <text:p>0.627036754207397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.33047525545654" calcext:value-type="float">
            <text:p>1.33047525545654</text:p>
          </table:table-cell>
          <table:table-cell office:value-type="float" office:value="0.811869885435297" calcext:value-type="float">
            <text:p>0.811869885435297</text:p>
          </table:table-cell>
          <table:table-cell office:value-type="float" office:value="0.627599673990573" calcext:value-type="float">
            <text:p>0.627599673990573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.2968798908968" calcext:value-type="float">
            <text:p>1.2968798908968</text:p>
          </table:table-cell>
          <table:table-cell office:value-type="float" office:value="0.818621094869925" calcext:value-type="float">
            <text:p>0.818621094869925</text:p>
          </table:table-cell>
          <table:table-cell office:value-type="float" office:value="0.622267417023086" calcext:value-type="float">
            <text:p>0.622267417023086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.27435824132128" calcext:value-type="float">
            <text:p>1.27435824132128</text:p>
          </table:table-cell>
          <table:table-cell office:value-type="float" office:value="0.799082878449992" calcext:value-type="float">
            <text:p>0.799082878449992</text:p>
          </table:table-cell>
          <table:table-cell office:value-type="float" office:value="0.60008390940453" calcext:value-type="float">
            <text:p>0.60008390940453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.30561217334029" calcext:value-type="float">
            <text:p>1.30561217334029</text:p>
          </table:table-cell>
          <table:table-cell office:value-type="float" office:value="0.831192536047498" calcext:value-type="float">
            <text:p>0.831192536047498</text:p>
          </table:table-cell>
          <table:table-cell office:value-type="float" office:value="0.64683830111928" calcext:value-type="float">
            <text:p>0.64683830111928</text:p>
          </table:table-cell>
        </table:table-row>
      </table:table>
      <table:table table:name="Prime10mMean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9.3289557333333" calcext:value-type="float">
            <text:p>19.3289557333333</text:p>
          </table:table-cell>
          <table:table-cell office:value-type="float" office:value="8.90488618404908" calcext:value-type="float">
            <text:p>8.90488618404908</text:p>
          </table:table-cell>
          <table:table-cell office:value-type="float" office:value="11.9264839389978" calcext:value-type="float">
            <text:p>11.9264839389978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.4090856671949" calcext:value-type="float">
            <text:p>11.4090856671949</text:p>
          </table:table-cell>
          <table:table-cell office:value-type="float" office:value="12.6218933851133" calcext:value-type="float">
            <text:p>12.6218933851133</text:p>
          </table:table-cell>
          <table:table-cell office:value-type="float" office:value="11.2361159180729" calcext:value-type="float">
            <text:p>11.2361159180729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0.1939083961148" calcext:value-type="float">
            <text:p>10.1939083961148</text:p>
          </table:table-cell>
          <table:table-cell office:value-type="float" office:value="10.8102520554437" calcext:value-type="float">
            <text:p>10.8102520554437</text:p>
          </table:table-cell>
          <table:table-cell office:value-type="float" office:value="11.1132049178147" calcext:value-type="float">
            <text:p>11.1132049178147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0.1160753021875" calcext:value-type="float">
            <text:p>10.1160753021875</text:p>
          </table:table-cell>
          <table:table-cell office:value-type="float" office:value="12.095573539911" calcext:value-type="float">
            <text:p>12.095573539911</text:p>
          </table:table-cell>
          <table:table-cell office:value-type="float" office:value="9.90381684933023" calcext:value-type="float">
            <text:p>9.90381684933023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0.6476143359411" calcext:value-type="float">
            <text:p>10.6476143359411</text:p>
          </table:table-cell>
          <table:table-cell office:value-type="float" office:value="10.8122342838377" calcext:value-type="float">
            <text:p>10.8122342838377</text:p>
          </table:table-cell>
          <table:table-cell office:value-type="float" office:value="9.70154488084972" calcext:value-type="float">
            <text:p>9.70154488084972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0.3427023599416" calcext:value-type="float">
            <text:p>10.3427023599416</text:p>
          </table:table-cell>
          <table:table-cell office:value-type="float" office:value="10.0379708112117" calcext:value-type="float">
            <text:p>10.0379708112117</text:p>
          </table:table-cell>
          <table:table-cell office:value-type="float" office:value="9.7744690433517" calcext:value-type="float">
            <text:p>9.7744690433517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0.6662508166953" calcext:value-type="float">
            <text:p>10.6662508166953</text:p>
          </table:table-cell>
          <table:table-cell office:value-type="float" office:value="10.1287702083563" calcext:value-type="float">
            <text:p>10.1287702083563</text:p>
          </table:table-cell>
          <table:table-cell office:value-type="float" office:value="10.0461300401295" calcext:value-type="float">
            <text:p>10.0461300401295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9.8385283593601" calcext:value-type="float">
            <text:p>9.8385283593601</text:p>
          </table:table-cell>
          <table:table-cell office:value-type="float" office:value="9.64424863278246" calcext:value-type="float">
            <text:p>9.64424863278246</text:p>
          </table:table-cell>
          <table:table-cell office:value-type="float" office:value="10.1038243652968" calcext:value-type="float">
            <text:p>10.1038243652968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9.73648966018703" calcext:value-type="float">
            <text:p>9.73648966018703</text:p>
          </table:table-cell>
          <table:table-cell office:value-type="float" office:value="11.093272846515" calcext:value-type="float">
            <text:p>11.093272846515</text:p>
          </table:table-cell>
          <table:table-cell office:value-type="float" office:value="9.77783065726613" calcext:value-type="float">
            <text:p>9.77783065726613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0.0911338164378" calcext:value-type="float">
            <text:p>10.0911338164378</text:p>
          </table:table-cell>
          <table:table-cell office:value-type="float" office:value="10.013981923846" calcext:value-type="float">
            <text:p>10.013981923846</text:p>
          </table:table-cell>
          <table:table-cell office:value-type="float" office:value="9.35749137283353" calcext:value-type="float">
            <text:p>9.35749137283353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0.5936438723792" calcext:value-type="float">
            <text:p>10.5936438723792</text:p>
          </table:table-cell>
          <table:table-cell office:value-type="float" office:value="9.72400735508314" calcext:value-type="float">
            <text:p>9.72400735508314</text:p>
          </table:table-cell>
          <table:table-cell office:value-type="float" office:value="10.7962020267651" calcext:value-type="float">
            <text:p>10.796202026765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9.29963585730077" calcext:value-type="float">
            <text:p>9.29963585730077</text:p>
          </table:table-cell>
          <table:table-cell office:value-type="float" office:value="9.72943028675291" calcext:value-type="float">
            <text:p>9.72943028675291</text:p>
          </table:table-cell>
          <table:table-cell office:value-type="float" office:value="9.64308817843866" calcext:value-type="float">
            <text:p>9.64308817843866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0.0339000061149" calcext:value-type="float">
            <text:p>10.0339000061149</text:p>
          </table:table-cell>
          <table:table-cell office:value-type="float" office:value="9.94218762165071" calcext:value-type="float">
            <text:p>9.94218762165071</text:p>
          </table:table-cell>
          <table:table-cell office:value-type="float" office:value="9.20153073772122" calcext:value-type="float">
            <text:p>9.20153073772122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0.0609633165266" calcext:value-type="float">
            <text:p>10.0609633165266</text:p>
          </table:table-cell>
          <table:table-cell office:value-type="float" office:value="10.0916292122271" calcext:value-type="float">
            <text:p>10.0916292122271</text:p>
          </table:table-cell>
          <table:table-cell office:value-type="float" office:value="10.4736066696389" calcext:value-type="float">
            <text:p>10.4736066696389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0.3057996996223" calcext:value-type="float">
            <text:p>10.3057996996223</text:p>
          </table:table-cell>
          <table:table-cell office:value-type="float" office:value="10.0056955253144" calcext:value-type="float">
            <text:p>10.0056955253144</text:p>
          </table:table-cell>
          <table:table-cell office:value-type="float" office:value="9.93426453173755" calcext:value-type="float">
            <text:p>9.93426453173755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9.60851024157595" calcext:value-type="float">
            <text:p>9.60851024157595</text:p>
          </table:table-cell>
          <table:table-cell office:value-type="float" office:value="9.96956557388316" calcext:value-type="float">
            <text:p>9.96956557388316</text:p>
          </table:table-cell>
          <table:table-cell office:value-type="float" office:value="9.31019007331526" calcext:value-type="float">
            <text:p>9.31019007331526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9.72890682787573" calcext:value-type="float">
            <text:p>9.72890682787573</text:p>
          </table:table-cell>
          <table:table-cell office:value-type="float" office:value="9.86591301756253" calcext:value-type="float">
            <text:p>9.86591301756253</text:p>
          </table:table-cell>
          <table:table-cell office:value-type="float" office:value="9.38211260158842" calcext:value-type="float">
            <text:p>9.38211260158842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0.0900467252939" calcext:value-type="float">
            <text:p>10.0900467252939</text:p>
          </table:table-cell>
          <table:table-cell office:value-type="float" office:value="9.32841923407675" calcext:value-type="float">
            <text:p>9.32841923407675</text:p>
          </table:table-cell>
          <table:table-cell office:value-type="float" office:value="10.4000923813117" calcext:value-type="float">
            <text:p>10.4000923813117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9.94598363041386" calcext:value-type="float">
            <text:p>9.94598363041386</text:p>
          </table:table-cell>
          <table:table-cell office:value-type="float" office:value="9.14932994866713" calcext:value-type="float">
            <text:p>9.14932994866713</text:p>
          </table:table-cell>
          <table:table-cell office:value-type="float" office:value="10.2001272910513" calcext:value-type="float">
            <text:p>10.2001272910513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0.5754546984776" calcext:value-type="float">
            <text:p>10.5754546984776</text:p>
          </table:table-cell>
          <table:table-cell office:value-type="float" office:value="10.0724541448898" calcext:value-type="float">
            <text:p>10.0724541448898</text:p>
          </table:table-cell>
          <table:table-cell office:value-type="float" office:value="9.45534873248536" calcext:value-type="float">
            <text:p>9.45534873248536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9.47090859265373" calcext:value-type="float">
            <text:p>9.47090859265373</text:p>
          </table:table-cell>
          <table:table-cell office:value-type="float" office:value="9.51118919054863" calcext:value-type="float">
            <text:p>9.51118919054863</text:p>
          </table:table-cell>
          <table:table-cell office:value-type="float" office:value="9.00632631240933" calcext:value-type="float">
            <text:p>9.00632631240933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9.87631820516102" calcext:value-type="float">
            <text:p>9.87631820516102</text:p>
          </table:table-cell>
          <table:table-cell office:value-type="float" office:value="10.1338004502765" calcext:value-type="float">
            <text:p>10.1338004502765</text:p>
          </table:table-cell>
          <table:table-cell office:value-type="float" office:value="9.80986528438448" calcext:value-type="float">
            <text:p>9.80986528438448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0.0542949633167" calcext:value-type="float">
            <text:p>10.0542949633167</text:p>
          </table:table-cell>
          <table:table-cell office:value-type="float" office:value="9.96394578393943" calcext:value-type="float">
            <text:p>9.96394578393943</text:p>
          </table:table-cell>
          <table:table-cell office:value-type="float" office:value="9.66049588933623" calcext:value-type="float">
            <text:p>9.66049588933623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0.3404371018902" calcext:value-type="float">
            <text:p>10.3404371018902</text:p>
          </table:table-cell>
          <table:table-cell office:value-type="float" office:value="9.74729253231939" calcext:value-type="float">
            <text:p>9.74729253231939</text:p>
          </table:table-cell>
          <table:table-cell office:value-type="float" office:value="10.0447740322546" calcext:value-type="float">
            <text:p>10.0447740322546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0.4656743440181" calcext:value-type="float">
            <text:p>10.4656743440181</text:p>
          </table:table-cell>
          <table:table-cell office:value-type="float" office:value="9.85214266329114" calcext:value-type="float">
            <text:p>9.85214266329114</text:p>
          </table:table-cell>
          <table:table-cell office:value-type="float" office:value="10.0007871033523" calcext:value-type="float">
            <text:p>10.0007871033523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8.86995983470754" calcext:value-type="float">
            <text:p>8.86995983470754</text:p>
          </table:table-cell>
          <table:table-cell office:value-type="float" office:value="10.733356286827" calcext:value-type="float">
            <text:p>10.733356286827</text:p>
          </table:table-cell>
          <table:table-cell office:value-type="float" office:value="10.2387885779685" calcext:value-type="float">
            <text:p>10.2387885779685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9.7872787754929" calcext:value-type="float">
            <text:p>9.7872787754929</text:p>
          </table:table-cell>
          <table:table-cell office:value-type="float" office:value="10.3464786023609" calcext:value-type="float">
            <text:p>10.3464786023609</text:p>
          </table:table-cell>
          <table:table-cell office:value-type="float" office:value="9.59365014690193" calcext:value-type="float">
            <text:p>9.59365014690193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0.4403124629442" calcext:value-type="float">
            <text:p>10.4403124629442</text:p>
          </table:table-cell>
          <table:table-cell office:value-type="float" office:value="9.06598282212433" calcext:value-type="float">
            <text:p>9.06598282212433</text:p>
          </table:table-cell>
          <table:table-cell office:value-type="float" office:value="9.69330374129146" calcext:value-type="float">
            <text:p>9.69330374129146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0.8758000027833" calcext:value-type="float">
            <text:p>10.8758000027833</text:p>
          </table:table-cell>
          <table:table-cell office:value-type="float" office:value="10.4179208946004" calcext:value-type="float">
            <text:p>10.4179208946004</text:p>
          </table:table-cell>
          <table:table-cell office:value-type="float" office:value="9.73632388120457" calcext:value-type="float">
            <text:p>9.73632388120457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9.91830874430598" calcext:value-type="float">
            <text:p>9.91830874430598</text:p>
          </table:table-cell>
          <table:table-cell office:value-type="float" office:value="9.63083576431809" calcext:value-type="float">
            <text:p>9.63083576431809</text:p>
          </table:table-cell>
          <table:table-cell office:value-type="float" office:value="9.96423970209597" calcext:value-type="float">
            <text:p>9.96423970209597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0.5061850777061" calcext:value-type="float">
            <text:p>10.5061850777061</text:p>
          </table:table-cell>
          <table:table-cell office:value-type="float" office:value="10.1141696602793" calcext:value-type="float">
            <text:p>10.1141696602793</text:p>
          </table:table-cell>
          <table:table-cell office:value-type="float" office:value="10.1020617142857" calcext:value-type="float">
            <text:p>10.1020617142857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0.1048538696267" calcext:value-type="float">
            <text:p>10.1048538696267</text:p>
          </table:table-cell>
          <table:table-cell office:value-type="float" office:value="11.129722997039" calcext:value-type="float">
            <text:p>11.129722997039</text:p>
          </table:table-cell>
          <table:table-cell office:value-type="float" office:value="10.3522772603224" calcext:value-type="float">
            <text:p>10.3522772603224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.1354734931294" calcext:value-type="float">
            <text:p>11.1354734931294</text:p>
          </table:table-cell>
          <table:table-cell office:value-type="float" office:value="10.3036231490118" calcext:value-type="float">
            <text:p>10.3036231490118</text:p>
          </table:table-cell>
          <table:table-cell office:value-type="float" office:value="10.1998343701447" calcext:value-type="float">
            <text:p>10.1998343701447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0.0272379496787" calcext:value-type="float">
            <text:p>10.0272379496787</text:p>
          </table:table-cell>
          <table:table-cell office:value-type="float" office:value="10.3958095771403" calcext:value-type="float">
            <text:p>10.3958095771403</text:p>
          </table:table-cell>
          <table:table-cell office:value-type="float" office:value="9.56287600854614" calcext:value-type="float">
            <text:p>9.56287600854614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0.1910642809321" calcext:value-type="float">
            <text:p>10.1910642809321</text:p>
          </table:table-cell>
          <table:table-cell office:value-type="float" office:value="9.90927434413859" calcext:value-type="float">
            <text:p>9.90927434413859</text:p>
          </table:table-cell>
          <table:table-cell office:value-type="float" office:value="9.88061120956039" calcext:value-type="float">
            <text:p>9.88061120956039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0.5674116558944" calcext:value-type="float">
            <text:p>10.5674116558944</text:p>
          </table:table-cell>
          <table:table-cell office:value-type="float" office:value="10.4248692737829" calcext:value-type="float">
            <text:p>10.4248692737829</text:p>
          </table:table-cell>
          <table:table-cell office:value-type="float" office:value="9.22722499851294" calcext:value-type="float">
            <text:p>9.22722499851294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0.0754614833224" calcext:value-type="float">
            <text:p>10.0754614833224</text:p>
          </table:table-cell>
          <table:table-cell office:value-type="float" office:value="9.31651341468294" calcext:value-type="float">
            <text:p>9.31651341468294</text:p>
          </table:table-cell>
          <table:table-cell office:value-type="float" office:value="10.3655216539446" calcext:value-type="float">
            <text:p>10.3655216539446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0.0131160889657" calcext:value-type="float">
            <text:p>10.0131160889657</text:p>
          </table:table-cell>
          <table:table-cell office:value-type="float" office:value="10.2117232386813" calcext:value-type="float">
            <text:p>10.2117232386813</text:p>
          </table:table-cell>
          <table:table-cell office:value-type="float" office:value="9.35812901110438" calcext:value-type="float">
            <text:p>9.35812901110438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0.5167297541468" calcext:value-type="float">
            <text:p>10.5167297541468</text:p>
          </table:table-cell>
          <table:table-cell office:value-type="float" office:value="9.76582381556196" calcext:value-type="float">
            <text:p>9.76582381556196</text:p>
          </table:table-cell>
          <table:table-cell office:value-type="float" office:value="9.59242804786744" calcext:value-type="float">
            <text:p>9.59242804786744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1.4108222665529" calcext:value-type="float">
            <text:p>11.4108222665529</text:p>
          </table:table-cell>
          <table:table-cell office:value-type="float" office:value="9.96976664387588" calcext:value-type="float">
            <text:p>9.96976664387588</text:p>
          </table:table-cell>
          <table:table-cell office:value-type="float" office:value="10.1881040967246" calcext:value-type="float">
            <text:p>10.1881040967246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0.3406037681808" calcext:value-type="float">
            <text:p>10.3406037681808</text:p>
          </table:table-cell>
          <table:table-cell office:value-type="float" office:value="9.56364710649139" calcext:value-type="float">
            <text:p>9.56364710649139</text:p>
          </table:table-cell>
          <table:table-cell office:value-type="float" office:value="9.81465028822239" calcext:value-type="float">
            <text:p>9.81465028822239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0.2248572975824" calcext:value-type="float">
            <text:p>10.2248572975824</text:p>
          </table:table-cell>
          <table:table-cell office:value-type="float" office:value="10.235452684414" calcext:value-type="float">
            <text:p>10.235452684414</text:p>
          </table:table-cell>
          <table:table-cell office:value-type="float" office:value="11.4986772902752" calcext:value-type="float">
            <text:p>11.4986772902752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9.4674430729561" calcext:value-type="float">
            <text:p>9.4674430729561</text:p>
          </table:table-cell>
          <table:table-cell office:value-type="float" office:value="9.97038723968356" calcext:value-type="float">
            <text:p>9.97038723968356</text:p>
          </table:table-cell>
          <table:table-cell office:value-type="float" office:value="9.63617929199179" calcext:value-type="float">
            <text:p>9.63617929199179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9.58886462529883" calcext:value-type="float">
            <text:p>9.58886462529883</text:p>
          </table:table-cell>
          <table:table-cell office:value-type="float" office:value="9.1940005272964" calcext:value-type="float">
            <text:p>9.1940005272964</text:p>
          </table:table-cell>
          <table:table-cell office:value-type="float" office:value="9.73234284556107" calcext:value-type="float">
            <text:p>9.73234284556107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0.7029831717777" calcext:value-type="float">
            <text:p>10.7029831717777</text:p>
          </table:table-cell>
          <table:table-cell office:value-type="float" office:value="9.89297630481002" calcext:value-type="float">
            <text:p>9.89297630481002</text:p>
          </table:table-cell>
          <table:table-cell office:value-type="float" office:value="10.8946603896254" calcext:value-type="float">
            <text:p>10.8946603896254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0.1187128703038" calcext:value-type="float">
            <text:p>10.1187128703038</text:p>
          </table:table-cell>
          <table:table-cell office:value-type="float" office:value="9.90783825170068" calcext:value-type="float">
            <text:p>9.90783825170068</text:p>
          </table:table-cell>
          <table:table-cell office:value-type="float" office:value="10.4753333440644" calcext:value-type="float">
            <text:p>10.4753333440644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0.2405083152162" calcext:value-type="float">
            <text:p>10.2405083152162</text:p>
          </table:table-cell>
          <table:table-cell office:value-type="float" office:value="10.2044929557522" calcext:value-type="float">
            <text:p>10.2044929557522</text:p>
          </table:table-cell>
          <table:table-cell office:value-type="float" office:value="10.8353302284532" calcext:value-type="float">
            <text:p>10.8353302284532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0.1109701881762" calcext:value-type="float">
            <text:p>10.1109701881762</text:p>
          </table:table-cell>
          <table:table-cell office:value-type="float" office:value="9.71331388709339" calcext:value-type="float">
            <text:p>9.71331388709339</text:p>
          </table:table-cell>
          <table:table-cell office:value-type="float" office:value="9.93026134018191" calcext:value-type="float">
            <text:p>9.9302613401819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0.3694817427255" calcext:value-type="float">
            <text:p>10.3694817427255</text:p>
          </table:table-cell>
          <table:table-cell office:value-type="float" office:value="10.2235804788392" calcext:value-type="float">
            <text:p>10.2235804788392</text:p>
          </table:table-cell>
          <table:table-cell office:value-type="float" office:value="10.4750663345196" calcext:value-type="float">
            <text:p>10.4750663345196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0.5571681246563" calcext:value-type="float">
            <text:p>10.5571681246563</text:p>
          </table:table-cell>
          <table:table-cell office:value-type="float" office:value="10.7915876128438" calcext:value-type="float">
            <text:p>10.7915876128438</text:p>
          </table:table-cell>
          <table:table-cell office:value-type="float" office:value="9.48459971180733" calcext:value-type="float">
            <text:p>9.48459971180733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0.1295529060556" calcext:value-type="float">
            <text:p>10.1295529060556</text:p>
          </table:table-cell>
          <table:table-cell office:value-type="float" office:value="10.2552108251748" calcext:value-type="float">
            <text:p>10.2552108251748</text:p>
          </table:table-cell>
          <table:table-cell office:value-type="float" office:value="9.97972726529734" calcext:value-type="float">
            <text:p>9.97972726529734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0.2945870167722" calcext:value-type="float">
            <text:p>10.2945870167722</text:p>
          </table:table-cell>
          <table:table-cell office:value-type="float" office:value="10.0792269442701" calcext:value-type="float">
            <text:p>10.0792269442701</text:p>
          </table:table-cell>
          <table:table-cell office:value-type="float" office:value="10.3091265739969" calcext:value-type="float">
            <text:p>10.3091265739969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9.37901299359951" calcext:value-type="float">
            <text:p>9.37901299359951</text:p>
          </table:table-cell>
          <table:table-cell office:value-type="float" office:value="9.54858398839859" calcext:value-type="float">
            <text:p>9.54858398839859</text:p>
          </table:table-cell>
          <table:table-cell office:value-type="float" office:value="8.98122388207913" calcext:value-type="float">
            <text:p>8.98122388207913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9.50650069359851" calcext:value-type="float">
            <text:p>9.50650069359851</text:p>
          </table:table-cell>
          <table:table-cell office:value-type="float" office:value="10.2459177013889" calcext:value-type="float">
            <text:p>10.2459177013889</text:p>
          </table:table-cell>
          <table:table-cell office:value-type="float" office:value="9.51319294802157" calcext:value-type="float">
            <text:p>9.51319294802157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0.625535015609" calcext:value-type="float">
            <text:p>10.625535015609</text:p>
          </table:table-cell>
          <table:table-cell office:value-type="float" office:value="10.0014121827368" calcext:value-type="float">
            <text:p>10.0014121827368</text:p>
          </table:table-cell>
          <table:table-cell office:value-type="float" office:value="9.79107871888525" calcext:value-type="float">
            <text:p>9.79107871888525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0.0626116225757" calcext:value-type="float">
            <text:p>10.0626116225757</text:p>
          </table:table-cell>
          <table:table-cell office:value-type="float" office:value="9.26873397427653" calcext:value-type="float">
            <text:p>9.26873397427653</text:p>
          </table:table-cell>
          <table:table-cell office:value-type="float" office:value="10.2925196536154" calcext:value-type="float">
            <text:p>10.2925196536154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9.39077442576174" calcext:value-type="float">
            <text:p>9.39077442576174</text:p>
          </table:table-cell>
          <table:table-cell office:value-type="float" office:value="10.0789271076524" calcext:value-type="float">
            <text:p>10.0789271076524</text:p>
          </table:table-cell>
          <table:table-cell office:value-type="float" office:value="10.2721446567562" calcext:value-type="float">
            <text:p>10.2721446567562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9.32143278593925" calcext:value-type="float">
            <text:p>9.32143278593925</text:p>
          </table:table-cell>
          <table:table-cell office:value-type="float" office:value="10.7781318772332" calcext:value-type="float">
            <text:p>10.7781318772332</text:p>
          </table:table-cell>
          <table:table-cell office:value-type="float" office:value="9.48043604288893" calcext:value-type="float">
            <text:p>9.48043604288893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9.86978840659926" calcext:value-type="float">
            <text:p>9.86978840659926</text:p>
          </table:table-cell>
          <table:table-cell office:value-type="float" office:value="9.69823964451897" calcext:value-type="float">
            <text:p>9.69823964451897</text:p>
          </table:table-cell>
          <table:table-cell office:value-type="float" office:value="9.82491858068602" calcext:value-type="float">
            <text:p>9.82491858068602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9.90144202583979" calcext:value-type="float">
            <text:p>9.90144202583979</text:p>
          </table:table-cell>
          <table:table-cell office:value-type="float" office:value="9.83233737538234" calcext:value-type="float">
            <text:p>9.83233737538234</text:p>
          </table:table-cell>
          <table:table-cell office:value-type="float" office:value="10.2698893567916" calcext:value-type="float">
            <text:p>10.2698893567916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0.4801504453589" calcext:value-type="float">
            <text:p>10.4801504453589</text:p>
          </table:table-cell>
          <table:table-cell office:value-type="float" office:value="10.0052298977346" calcext:value-type="float">
            <text:p>10.0052298977346</text:p>
          </table:table-cell>
          <table:table-cell office:value-type="float" office:value="10.8657700975438" calcext:value-type="float">
            <text:p>10.8657700975438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0.0684492499184" calcext:value-type="float">
            <text:p>10.0684492499184</text:p>
          </table:table-cell>
          <table:table-cell office:value-type="float" office:value="10.2118738285714" calcext:value-type="float">
            <text:p>10.2118738285714</text:p>
          </table:table-cell>
          <table:table-cell office:value-type="float" office:value="10.2711010385965" calcext:value-type="float">
            <text:p>10.2711010385965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0.5602241375566" calcext:value-type="float">
            <text:p>10.5602241375566</text:p>
          </table:table-cell>
          <table:table-cell office:value-type="float" office:value="9.82622901947502" calcext:value-type="float">
            <text:p>9.82622901947502</text:p>
          </table:table-cell>
          <table:table-cell office:value-type="float" office:value="10.2235544140351" calcext:value-type="float">
            <text:p>10.223554414035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0.378786750028" calcext:value-type="float">
            <text:p>10.378786750028</text:p>
          </table:table-cell>
          <table:table-cell office:value-type="float" office:value="10.0033762276179" calcext:value-type="float">
            <text:p>10.0033762276179</text:p>
          </table:table-cell>
          <table:table-cell office:value-type="float" office:value="9.96098839915074" calcext:value-type="float">
            <text:p>9.96098839915074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9.47282298628454" calcext:value-type="float">
            <text:p>9.47282298628454</text:p>
          </table:table-cell>
          <table:table-cell office:value-type="float" office:value="9.58972223744484" calcext:value-type="float">
            <text:p>9.58972223744484</text:p>
          </table:table-cell>
          <table:table-cell office:value-type="float" office:value="10.1262213258572" calcext:value-type="float">
            <text:p>10.1262213258572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0.2546427737161" calcext:value-type="float">
            <text:p>10.2546427737161</text:p>
          </table:table-cell>
          <table:table-cell office:value-type="float" office:value="10.038211724433" calcext:value-type="float">
            <text:p>10.038211724433</text:p>
          </table:table-cell>
          <table:table-cell office:value-type="float" office:value="9.93954084879505" calcext:value-type="float">
            <text:p>9.93954084879505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9.51578566635717" calcext:value-type="float">
            <text:p>9.51578566635717</text:p>
          </table:table-cell>
          <table:table-cell office:value-type="float" office:value="9.47096558748338" calcext:value-type="float">
            <text:p>9.47096558748338</text:p>
          </table:table-cell>
          <table:table-cell office:value-type="float" office:value="10.3350498824047" calcext:value-type="float">
            <text:p>10.3350498824047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9.43554648592198" calcext:value-type="float">
            <text:p>9.43554648592198</text:p>
          </table:table-cell>
          <table:table-cell office:value-type="float" office:value="10.8536949776838" calcext:value-type="float">
            <text:p>10.8536949776838</text:p>
          </table:table-cell>
          <table:table-cell office:value-type="float" office:value="10.0924503127921" calcext:value-type="float">
            <text:p>10.092450312792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0.0137127385685" calcext:value-type="float">
            <text:p>10.0137127385685</text:p>
          </table:table-cell>
          <table:table-cell office:value-type="float" office:value="9.15529819650912" calcext:value-type="float">
            <text:p>9.15529819650912</text:p>
          </table:table-cell>
          <table:table-cell office:value-type="float" office:value="9.67649792106081" calcext:value-type="float">
            <text:p>9.6764979210608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9.82422304040834" calcext:value-type="float">
            <text:p>9.82422304040834</text:p>
          </table:table-cell>
          <table:table-cell office:value-type="float" office:value="9.75316295165394" calcext:value-type="float">
            <text:p>9.75316295165394</text:p>
          </table:table-cell>
          <table:table-cell office:value-type="float" office:value="10.3661021348066" calcext:value-type="float">
            <text:p>10.3661021348066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9.89255224812834" calcext:value-type="float">
            <text:p>9.89255224812834</text:p>
          </table:table-cell>
          <table:table-cell office:value-type="float" office:value="9.5476132907563" calcext:value-type="float">
            <text:p>9.5476132907563</text:p>
          </table:table-cell>
          <table:table-cell office:value-type="float" office:value="9.4334211804398" calcext:value-type="float">
            <text:p>9.4334211804398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0.2709521525499" calcext:value-type="float">
            <text:p>10.2709521525499</text:p>
          </table:table-cell>
          <table:table-cell office:value-type="float" office:value="9.6611363367726" calcext:value-type="float">
            <text:p>9.6611363367726</text:p>
          </table:table-cell>
          <table:table-cell office:value-type="float" office:value="9.9586917949714" calcext:value-type="float">
            <text:p>9.9586917949714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9.61399637732709" calcext:value-type="float">
            <text:p>9.61399637732709</text:p>
          </table:table-cell>
          <table:table-cell office:value-type="float" office:value="10.9267295073001" calcext:value-type="float">
            <text:p>10.9267295073001</text:p>
          </table:table-cell>
          <table:table-cell office:value-type="float" office:value="10.0221072610476" calcext:value-type="float">
            <text:p>10.0221072610476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9.58016625298825" calcext:value-type="float">
            <text:p>9.58016625298825</text:p>
          </table:table-cell>
          <table:table-cell office:value-type="float" office:value="10.4503384030486" calcext:value-type="float">
            <text:p>10.4503384030486</text:p>
          </table:table-cell>
          <table:table-cell office:value-type="float" office:value="9.88161040551139" calcext:value-type="float">
            <text:p>9.88161040551139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0.3670767908489" calcext:value-type="float">
            <text:p>10.3670767908489</text:p>
          </table:table-cell>
          <table:table-cell office:value-type="float" office:value="9.42122585380527" calcext:value-type="float">
            <text:p>9.42122585380527</text:p>
          </table:table-cell>
          <table:table-cell office:value-type="float" office:value="10.573255348094" calcext:value-type="float">
            <text:p>10.573255348094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9.68754337147087" calcext:value-type="float">
            <text:p>9.68754337147087</text:p>
          </table:table-cell>
          <table:table-cell office:value-type="float" office:value="10.2822468806656" calcext:value-type="float">
            <text:p>10.2822468806656</text:p>
          </table:table-cell>
          <table:table-cell office:value-type="float" office:value="10.0115628103946" calcext:value-type="float">
            <text:p>10.0115628103946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0.5384870421955" calcext:value-type="float">
            <text:p>10.5384870421955</text:p>
          </table:table-cell>
          <table:table-cell office:value-type="float" office:value="9.39703058592471" calcext:value-type="float">
            <text:p>9.39703058592471</text:p>
          </table:table-cell>
          <table:table-cell office:value-type="float" office:value="9.57867837951683" calcext:value-type="float">
            <text:p>9.57867837951683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0.1611696621784" calcext:value-type="float">
            <text:p>10.1611696621784</text:p>
          </table:table-cell>
          <table:table-cell office:value-type="float" office:value="10.6240002088444" calcext:value-type="float">
            <text:p>10.6240002088444</text:p>
          </table:table-cell>
          <table:table-cell office:value-type="float" office:value="10.9235234986072" calcext:value-type="float">
            <text:p>10.9235234986072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9.58274348629925" calcext:value-type="float">
            <text:p>9.58274348629925</text:p>
          </table:table-cell>
          <table:table-cell office:value-type="float" office:value="9.77388306965961" calcext:value-type="float">
            <text:p>9.77388306965961</text:p>
          </table:table-cell>
          <table:table-cell office:value-type="float" office:value="10.5074644152249" calcext:value-type="float">
            <text:p>10.5074644152249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0.5200377102409" calcext:value-type="float">
            <text:p>10.5200377102409</text:p>
          </table:table-cell>
          <table:table-cell office:value-type="float" office:value="9.69845324258145" calcext:value-type="float">
            <text:p>9.69845324258145</text:p>
          </table:table-cell>
          <table:table-cell office:value-type="float" office:value="9.38367000868424" calcext:value-type="float">
            <text:p>9.38367000868424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9.45572521106913" calcext:value-type="float">
            <text:p>9.45572521106913</text:p>
          </table:table-cell>
          <table:table-cell office:value-type="float" office:value="9.89967552506596" calcext:value-type="float">
            <text:p>9.89967552506596</text:p>
          </table:table-cell>
          <table:table-cell office:value-type="float" office:value="10.4487524599038" calcext:value-type="float">
            <text:p>10.4487524599038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9.83550175212224" calcext:value-type="float">
            <text:p>9.83550175212224</text:p>
          </table:table-cell>
          <table:table-cell office:value-type="float" office:value="9.71638193656795" calcext:value-type="float">
            <text:p>9.71638193656795</text:p>
          </table:table-cell>
          <table:table-cell office:value-type="float" office:value="10.6535926587597" calcext:value-type="float">
            <text:p>10.6535926587597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0.0602966352531" calcext:value-type="float">
            <text:p>10.0602966352531</text:p>
          </table:table-cell>
          <table:table-cell office:value-type="float" office:value="10.5368779166386" calcext:value-type="float">
            <text:p>10.5368779166386</text:p>
          </table:table-cell>
          <table:table-cell office:value-type="float" office:value="11.1948816575977" calcext:value-type="float">
            <text:p>11.1948816575977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0.0040809976268" calcext:value-type="float">
            <text:p>10.0040809976268</text:p>
          </table:table-cell>
          <table:table-cell office:value-type="float" office:value="10.2772919265369" calcext:value-type="float">
            <text:p>10.2772919265369</text:p>
          </table:table-cell>
          <table:table-cell office:value-type="float" office:value="9.5022727403429" calcext:value-type="float">
            <text:p>9.5022727403429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0.4962994789725" calcext:value-type="float">
            <text:p>10.4962994789725</text:p>
          </table:table-cell>
          <table:table-cell office:value-type="float" office:value="10.0426017433456" calcext:value-type="float">
            <text:p>10.0426017433456</text:p>
          </table:table-cell>
          <table:table-cell office:value-type="float" office:value="10.0202407571841" calcext:value-type="float">
            <text:p>10.020240757184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9.71337336852106" calcext:value-type="float">
            <text:p>9.71337336852106</text:p>
          </table:table-cell>
          <table:table-cell office:value-type="float" office:value="10.4699042384848" calcext:value-type="float">
            <text:p>10.4699042384848</text:p>
          </table:table-cell>
          <table:table-cell office:value-type="float" office:value="10.775644573516" calcext:value-type="float">
            <text:p>10.775644573516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9.50771892746167" calcext:value-type="float">
            <text:p>9.50771892746167</text:p>
          </table:table-cell>
          <table:table-cell office:value-type="float" office:value="9.84737623636943" calcext:value-type="float">
            <text:p>9.84737623636943</text:p>
          </table:table-cell>
          <table:table-cell office:value-type="float" office:value="9.29826064226256" calcext:value-type="float">
            <text:p>9.29826064226256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9.96950690719409" calcext:value-type="float">
            <text:p>9.96950690719409</text:p>
          </table:table-cell>
          <table:table-cell office:value-type="float" office:value="9.88504907444882" calcext:value-type="float">
            <text:p>9.88504907444882</text:p>
          </table:table-cell>
          <table:table-cell office:value-type="float" office:value="10.1871445888056" calcext:value-type="float">
            <text:p>10.1871445888056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0.1511940462645" calcext:value-type="float">
            <text:p>10.1511940462645</text:p>
          </table:table-cell>
          <table:table-cell office:value-type="float" office:value="9.86282915884669" calcext:value-type="float">
            <text:p>9.86282915884669</text:p>
          </table:table-cell>
          <table:table-cell office:value-type="float" office:value="9.66300072954144" calcext:value-type="float">
            <text:p>9.66300072954144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9.31235861734385" calcext:value-type="float">
            <text:p>9.31235861734385</text:p>
          </table:table-cell>
          <table:table-cell office:value-type="float" office:value="9.51534156818415" calcext:value-type="float">
            <text:p>9.51534156818415</text:p>
          </table:table-cell>
          <table:table-cell office:value-type="float" office:value="10.000726185205" calcext:value-type="float">
            <text:p>10.000726185205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0.4948353288105" calcext:value-type="float">
            <text:p>10.4948353288105</text:p>
          </table:table-cell>
          <table:table-cell office:value-type="float" office:value="9.53628056778441" calcext:value-type="float">
            <text:p>9.53628056778441</text:p>
          </table:table-cell>
          <table:table-cell office:value-type="float" office:value="10.1170879411447" calcext:value-type="float">
            <text:p>10.1170879411447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0.1673304890056" calcext:value-type="float">
            <text:p>10.1673304890056</text:p>
          </table:table-cell>
          <table:table-cell office:value-type="float" office:value="9.71052568022826" calcext:value-type="float">
            <text:p>9.71052568022826</text:p>
          </table:table-cell>
          <table:table-cell office:value-type="float" office:value="9.84768029919252" calcext:value-type="float">
            <text:p>9.84768029919252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9.66354091102313" calcext:value-type="float">
            <text:p>9.66354091102313</text:p>
          </table:table-cell>
          <table:table-cell office:value-type="float" office:value="9.79467183610755" calcext:value-type="float">
            <text:p>9.79467183610755</text:p>
          </table:table-cell>
          <table:table-cell office:value-type="float" office:value="9.52352645966761" calcext:value-type="float">
            <text:p>9.5235264596676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9.57380743929912" calcext:value-type="float">
            <text:p>9.57380743929912</text:p>
          </table:table-cell>
          <table:table-cell office:value-type="float" office:value="10.5076912254375" calcext:value-type="float">
            <text:p>10.5076912254375</text:p>
          </table:table-cell>
          <table:table-cell office:value-type="float" office:value="9.50736690990807" calcext:value-type="float">
            <text:p>9.50736690990807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9.03231435387202" calcext:value-type="float">
            <text:p>9.03231435387202</text:p>
          </table:table-cell>
          <table:table-cell office:value-type="float" office:value="10.1869593057096" calcext:value-type="float">
            <text:p>10.1869593057096</text:p>
          </table:table-cell>
          <table:table-cell office:value-type="float" office:value="10.2147055719726" calcext:value-type="float">
            <text:p>10.2147055719726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0.5610674017969" calcext:value-type="float">
            <text:p>10.5610674017969</text:p>
          </table:table-cell>
          <table:table-cell office:value-type="float" office:value="9.82583892790501" calcext:value-type="float">
            <text:p>9.82583892790501</text:p>
          </table:table-cell>
          <table:table-cell office:value-type="float" office:value="10.0628098029992" calcext:value-type="float">
            <text:p>10.0628098029992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0.5004860473588" calcext:value-type="float">
            <text:p>10.5004860473588</text:p>
          </table:table-cell>
          <table:table-cell office:value-type="float" office:value="10.0393463517241" calcext:value-type="float">
            <text:p>10.0393463517241</text:p>
          </table:table-cell>
          <table:table-cell office:value-type="float" office:value="10.1608012472932" calcext:value-type="float">
            <text:p>10.1608012472932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9.37564522875817" calcext:value-type="float">
            <text:p>9.37564522875817</text:p>
          </table:table-cell>
          <table:table-cell office:value-type="float" office:value="8.90222993441979" calcext:value-type="float">
            <text:p>8.90222993441979</text:p>
          </table:table-cell>
          <table:table-cell office:value-type="float" office:value="10.136275682772" calcext:value-type="float">
            <text:p>10.136275682772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0.702902773911" calcext:value-type="float">
            <text:p>10.702902773911</text:p>
          </table:table-cell>
          <table:table-cell office:value-type="float" office:value="10.7471921221657" calcext:value-type="float">
            <text:p>10.7471921221657</text:p>
          </table:table-cell>
          <table:table-cell office:value-type="float" office:value="9.95305069632164" calcext:value-type="float">
            <text:p>9.95305069632164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0.4874809278139" calcext:value-type="float">
            <text:p>10.4874809278139</text:p>
          </table:table-cell>
          <table:table-cell office:value-type="float" office:value="10.4154232777654" calcext:value-type="float">
            <text:p>10.4154232777654</text:p>
          </table:table-cell>
          <table:table-cell office:value-type="float" office:value="9.51872924953941" calcext:value-type="float">
            <text:p>9.5187292495394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9.28776398467433" calcext:value-type="float">
            <text:p>9.28776398467433</text:p>
          </table:table-cell>
          <table:table-cell office:value-type="float" office:value="9.95960331562534" calcext:value-type="float">
            <text:p>9.95960331562534</text:p>
          </table:table-cell>
          <table:table-cell office:value-type="float" office:value="10.0466736714377" calcext:value-type="float">
            <text:p>10.0466736714377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0.1958068520022" calcext:value-type="float">
            <text:p>10.1958068520022</text:p>
          </table:table-cell>
          <table:table-cell office:value-type="float" office:value="9.50481836098374" calcext:value-type="float">
            <text:p>9.50481836098374</text:p>
          </table:table-cell>
          <table:table-cell office:value-type="float" office:value="9.99695427687016" calcext:value-type="float">
            <text:p>9.99695427687016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0.5054263294252" calcext:value-type="float">
            <text:p>10.5054263294252</text:p>
          </table:table-cell>
          <table:table-cell office:value-type="float" office:value="10.8077018493435" calcext:value-type="float">
            <text:p>10.8077018493435</text:p>
          </table:table-cell>
          <table:table-cell office:value-type="float" office:value="9.80181409483932" calcext:value-type="float">
            <text:p>9.80181409483932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0.975651544592" calcext:value-type="float">
            <text:p>10.975651544592</text:p>
          </table:table-cell>
          <table:table-cell office:value-type="float" office:value="9.80282190884036" calcext:value-type="float">
            <text:p>9.80282190884036</text:p>
          </table:table-cell>
          <table:table-cell office:value-type="float" office:value="10.4495864877017" calcext:value-type="float">
            <text:p>10.4495864877017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0.6358240716007" calcext:value-type="float">
            <text:p>10.6358240716007</text:p>
          </table:table-cell>
          <table:table-cell office:value-type="float" office:value="10.0956554761184" calcext:value-type="float">
            <text:p>10.0956554761184</text:p>
          </table:table-cell>
          <table:table-cell office:value-type="float" office:value="10.69629569161" calcext:value-type="float">
            <text:p>10.6962956916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9.77251318769883" calcext:value-type="float">
            <text:p>9.77251318769883</text:p>
          </table:table-cell>
          <table:table-cell office:value-type="float" office:value="10.8593822768802" calcext:value-type="float">
            <text:p>10.8593822768802</text:p>
          </table:table-cell>
          <table:table-cell office:value-type="float" office:value="9.665098475129" calcext:value-type="float">
            <text:p>9.665098475129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9.54286400661978" calcext:value-type="float">
            <text:p>9.54286400661978</text:p>
          </table:table-cell>
          <table:table-cell office:value-type="float" office:value="10.1834401203008" calcext:value-type="float">
            <text:p>10.1834401203008</text:p>
          </table:table-cell>
          <table:table-cell office:value-type="float" office:value="10.0305961105354" calcext:value-type="float">
            <text:p>10.0305961105354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9.73042725453592" calcext:value-type="float">
            <text:p>9.73042725453592</text:p>
          </table:table-cell>
          <table:table-cell office:value-type="float" office:value="10.2831280666959" calcext:value-type="float">
            <text:p>10.2831280666959</text:p>
          </table:table-cell>
          <table:table-cell office:value-type="float" office:value="10.4348974384215" calcext:value-type="float">
            <text:p>10.4348974384215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9.78184994227504" calcext:value-type="float">
            <text:p>9.78184994227504</text:p>
          </table:table-cell>
          <table:table-cell office:value-type="float" office:value="9.44806615561016" calcext:value-type="float">
            <text:p>9.44806615561016</text:p>
          </table:table-cell>
          <table:table-cell office:value-type="float" office:value="9.70175362790698" calcext:value-type="float">
            <text:p>9.70175362790698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0.3747504294039" calcext:value-type="float">
            <text:p>10.3747504294039</text:p>
          </table:table-cell>
          <table:table-cell office:value-type="float" office:value="10.5619539887817" calcext:value-type="float">
            <text:p>10.5619539887817</text:p>
          </table:table-cell>
          <table:table-cell office:value-type="float" office:value="10.0640269987119" calcext:value-type="float">
            <text:p>10.0640269987119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0.0146344053761" calcext:value-type="float">
            <text:p>10.0146344053761</text:p>
          </table:table-cell>
          <table:table-cell office:value-type="float" office:value="10.7663065198299" calcext:value-type="float">
            <text:p>10.7663065198299</text:p>
          </table:table-cell>
          <table:table-cell office:value-type="float" office:value="9.90257050952331" calcext:value-type="float">
            <text:p>9.9025705095233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9.44249380876003" calcext:value-type="float">
            <text:p>9.44249380876003</text:p>
          </table:table-cell>
          <table:table-cell office:value-type="float" office:value="9.78660265776851" calcext:value-type="float">
            <text:p>9.78660265776851</text:p>
          </table:table-cell>
          <table:table-cell office:value-type="float" office:value="9.85037102781033" calcext:value-type="float">
            <text:p>9.85037102781033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0.1028459535087" calcext:value-type="float">
            <text:p>10.1028459535087</text:p>
          </table:table-cell>
          <table:table-cell office:value-type="float" office:value="9.82932376917333" calcext:value-type="float">
            <text:p>9.82932376917333</text:p>
          </table:table-cell>
          <table:table-cell office:value-type="float" office:value="10.2171365136493" calcext:value-type="float">
            <text:p>10.2171365136493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9.56742015027578" calcext:value-type="float">
            <text:p>9.56742015027578</text:p>
          </table:table-cell>
          <table:table-cell office:value-type="float" office:value="10.0525693463982" calcext:value-type="float">
            <text:p>10.0525693463982</text:p>
          </table:table-cell>
          <table:table-cell office:value-type="float" office:value="10.3916552143649" calcext:value-type="float">
            <text:p>10.3916552143649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9.85133350069142" calcext:value-type="float">
            <text:p>9.85133350069142</text:p>
          </table:table-cell>
          <table:table-cell office:value-type="float" office:value="9.8975266293469" calcext:value-type="float">
            <text:p>9.8975266293469</text:p>
          </table:table-cell>
          <table:table-cell office:value-type="float" office:value="9.97508981721233" calcext:value-type="float">
            <text:p>9.97508981721233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0.1023886618579" calcext:value-type="float">
            <text:p>10.1023886618579</text:p>
          </table:table-cell>
          <table:table-cell office:value-type="float" office:value="9.81290227537306" calcext:value-type="float">
            <text:p>9.81290227537306</text:p>
          </table:table-cell>
          <table:table-cell office:value-type="float" office:value="10.8043339928448" calcext:value-type="float">
            <text:p>10.8043339928448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0.0195262891775" calcext:value-type="float">
            <text:p>10.0195262891775</text:p>
          </table:table-cell>
          <table:table-cell office:value-type="float" office:value="11.2086926068111" calcext:value-type="float">
            <text:p>11.2086926068111</text:p>
          </table:table-cell>
          <table:table-cell office:value-type="float" office:value="9.56086022146331" calcext:value-type="float">
            <text:p>9.5608602214633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0.6799366108556" calcext:value-type="float">
            <text:p>10.6799366108556</text:p>
          </table:table-cell>
          <table:table-cell office:value-type="float" office:value="10.1569233267845" calcext:value-type="float">
            <text:p>10.1569233267845</text:p>
          </table:table-cell>
          <table:table-cell office:value-type="float" office:value="9.84755989050187" calcext:value-type="float">
            <text:p>9.84755989050187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0.4240811712583" calcext:value-type="float">
            <text:p>10.4240811712583</text:p>
          </table:table-cell>
          <table:table-cell office:value-type="float" office:value="10.041287019756" calcext:value-type="float">
            <text:p>10.041287019756</text:p>
          </table:table-cell>
          <table:table-cell office:value-type="float" office:value="9.97157305882353" calcext:value-type="float">
            <text:p>9.97157305882353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9.45855696117005" calcext:value-type="float">
            <text:p>9.45855696117005</text:p>
          </table:table-cell>
          <table:table-cell office:value-type="float" office:value="10.5883031688075" calcext:value-type="float">
            <text:p>10.5883031688075</text:p>
          </table:table-cell>
          <table:table-cell office:value-type="float" office:value="10.4026924651163" calcext:value-type="float">
            <text:p>10.4026924651163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0.6019087834301" calcext:value-type="float">
            <text:p>10.6019087834301</text:p>
          </table:table-cell>
          <table:table-cell office:value-type="float" office:value="9.65300200649283" calcext:value-type="float">
            <text:p>9.65300200649283</text:p>
          </table:table-cell>
          <table:table-cell office:value-type="float" office:value="9.8572390713525" calcext:value-type="float">
            <text:p>9.8572390713525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9.38584390092119" calcext:value-type="float">
            <text:p>9.38584390092119</text:p>
          </table:table-cell>
          <table:table-cell office:value-type="float" office:value="11.4394076326084" calcext:value-type="float">
            <text:p>11.4394076326084</text:p>
          </table:table-cell>
          <table:table-cell office:value-type="float" office:value="10.3376028217702" calcext:value-type="float">
            <text:p>10.3376028217702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9.82403342207102" calcext:value-type="float">
            <text:p>9.82403342207102</text:p>
          </table:table-cell>
          <table:table-cell office:value-type="float" office:value="9.56712059527981" calcext:value-type="float">
            <text:p>9.56712059527981</text:p>
          </table:table-cell>
          <table:table-cell office:value-type="float" office:value="10.2971466631417" calcext:value-type="float">
            <text:p>10.2971466631417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0.2483231499834" calcext:value-type="float">
            <text:p>10.2483231499834</text:p>
          </table:table-cell>
          <table:table-cell office:value-type="float" office:value="9.13890962869031" calcext:value-type="float">
            <text:p>9.13890962869031</text:p>
          </table:table-cell>
          <table:table-cell office:value-type="float" office:value="10.2940652350816" calcext:value-type="float">
            <text:p>10.2940652350816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9.45875589933775" calcext:value-type="float">
            <text:p>9.45875589933775</text:p>
          </table:table-cell>
          <table:table-cell office:value-type="float" office:value="9.73682741294595" calcext:value-type="float">
            <text:p>9.73682741294595</text:p>
          </table:table-cell>
          <table:table-cell office:value-type="float" office:value="10.8333505612703" calcext:value-type="float">
            <text:p>10.8333505612703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9.99699714020106" calcext:value-type="float">
            <text:p>9.99699714020106</text:p>
          </table:table-cell>
          <table:table-cell office:value-type="float" office:value="9.34846722061192" calcext:value-type="float">
            <text:p>9.34846722061192</text:p>
          </table:table-cell>
          <table:table-cell office:value-type="float" office:value="10.2757542747773" calcext:value-type="float">
            <text:p>10.2757542747773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0.3877829587074" calcext:value-type="float">
            <text:p>10.3877829587074</text:p>
          </table:table-cell>
          <table:table-cell office:value-type="float" office:value="9.58302789134767" calcext:value-type="float">
            <text:p>9.58302789134767</text:p>
          </table:table-cell>
          <table:table-cell office:value-type="float" office:value="10.0182216067572" calcext:value-type="float">
            <text:p>10.0182216067572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0.0629060306555" calcext:value-type="float">
            <text:p>10.0629060306555</text:p>
          </table:table-cell>
          <table:table-cell office:value-type="float" office:value="10.5215871883729" calcext:value-type="float">
            <text:p>10.5215871883729</text:p>
          </table:table-cell>
          <table:table-cell office:value-type="float" office:value="9.93047038773555" calcext:value-type="float">
            <text:p>9.93047038773555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9.76695492247817" calcext:value-type="float">
            <text:p>9.76695492247817</text:p>
          </table:table-cell>
          <table:table-cell office:value-type="float" office:value="9.10638207435017" calcext:value-type="float">
            <text:p>9.10638207435017</text:p>
          </table:table-cell>
          <table:table-cell office:value-type="float" office:value="10.3466738535942" calcext:value-type="float">
            <text:p>10.3466738535942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0.3052405027759" calcext:value-type="float">
            <text:p>10.3052405027759</text:p>
          </table:table-cell>
          <table:table-cell office:value-type="float" office:value="11.0469057379018" calcext:value-type="float">
            <text:p>11.0469057379018</text:p>
          </table:table-cell>
          <table:table-cell office:value-type="float" office:value="9.48891598488716" calcext:value-type="float">
            <text:p>9.48891598488716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9.29250483408885" calcext:value-type="float">
            <text:p>9.29250483408885</text:p>
          </table:table-cell>
          <table:table-cell office:value-type="float" office:value="11.1359921578636" calcext:value-type="float">
            <text:p>11.1359921578636</text:p>
          </table:table-cell>
          <table:table-cell office:value-type="float" office:value="9.45808813767969" calcext:value-type="float">
            <text:p>9.45808813767969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0.5135918850809" calcext:value-type="float">
            <text:p>10.5135918850809</text:p>
          </table:table-cell>
          <table:table-cell office:value-type="float" office:value="9.65060716034985" calcext:value-type="float">
            <text:p>9.65060716034985</text:p>
          </table:table-cell>
          <table:table-cell office:value-type="float" office:value="10.071160446604" calcext:value-type="float">
            <text:p>10.071160446604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9.43935276038795" calcext:value-type="float">
            <text:p>9.43935276038795</text:p>
          </table:table-cell>
          <table:table-cell office:value-type="float" office:value="9.73068071088861" calcext:value-type="float">
            <text:p>9.73068071088861</text:p>
          </table:table-cell>
          <table:table-cell office:value-type="float" office:value="9.92969723012112" calcext:value-type="float">
            <text:p>9.92969723012112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9.79041930491803" calcext:value-type="float">
            <text:p>9.79041930491803</text:p>
          </table:table-cell>
          <table:table-cell office:value-type="float" office:value="9.81032165611052" calcext:value-type="float">
            <text:p>9.81032165611052</text:p>
          </table:table-cell>
          <table:table-cell office:value-type="float" office:value="10.3278940670256" calcext:value-type="float">
            <text:p>10.3278940670256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9.85018045116626" calcext:value-type="float">
            <text:p>9.85018045116626</text:p>
          </table:table-cell>
          <table:table-cell office:value-type="float" office:value="10.5416307699184" calcext:value-type="float">
            <text:p>10.5416307699184</text:p>
          </table:table-cell>
          <table:table-cell office:value-type="float" office:value="10.0453028463276" calcext:value-type="float">
            <text:p>10.0453028463276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9.60566443288241" calcext:value-type="float">
            <text:p>9.60566443288241</text:p>
          </table:table-cell>
          <table:table-cell office:value-type="float" office:value="10.1824019758669" calcext:value-type="float">
            <text:p>10.1824019758669</text:p>
          </table:table-cell>
          <table:table-cell office:value-type="float" office:value="10.1923365980009" calcext:value-type="float">
            <text:p>10.1923365980009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9.86581523667059" calcext:value-type="float">
            <text:p>9.86581523667059</text:p>
          </table:table-cell>
          <table:table-cell office:value-type="float" office:value="10.069689343889" calcext:value-type="float">
            <text:p>10.069689343889</text:p>
          </table:table-cell>
          <table:table-cell office:value-type="float" office:value="9.27552240432779" calcext:value-type="float">
            <text:p>9.27552240432779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1.046025529662" calcext:value-type="float">
            <text:p>11.046025529662</text:p>
          </table:table-cell>
          <table:table-cell office:value-type="float" office:value="10.3881674821664" calcext:value-type="float">
            <text:p>10.3881674821664</text:p>
          </table:table-cell>
          <table:table-cell office:value-type="float" office:value="10.1371764402638" calcext:value-type="float">
            <text:p>10.1371764402638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0.0697727818003" calcext:value-type="float">
            <text:p>10.0697727818003</text:p>
          </table:table-cell>
          <table:table-cell office:value-type="float" office:value="10.5158794964403" calcext:value-type="float">
            <text:p>10.5158794964403</text:p>
          </table:table-cell>
          <table:table-cell office:value-type="float" office:value="8.97029178635478" calcext:value-type="float">
            <text:p>8.97029178635478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9.1872963637461" calcext:value-type="float">
            <text:p>9.1872963637461</text:p>
          </table:table-cell>
          <table:table-cell office:value-type="float" office:value="9.73552065223787" calcext:value-type="float">
            <text:p>9.73552065223787</text:p>
          </table:table-cell>
          <table:table-cell office:value-type="float" office:value="10.5098868335186" calcext:value-type="float">
            <text:p>10.5098868335186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0.79540224" calcext:value-type="float">
            <text:p>10.79540224</text:p>
          </table:table-cell>
          <table:table-cell office:value-type="float" office:value="9.76669801695448" calcext:value-type="float">
            <text:p>9.76669801695448</text:p>
          </table:table-cell>
          <table:table-cell office:value-type="float" office:value="11.267906" calcext:value-type="float">
            <text:p>11.267906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9.53973611267606" calcext:value-type="float">
            <text:p>9.53973611267606</text:p>
          </table:table-cell>
          <table:table-cell office:value-type="float" office:value="10.2269143702411" calcext:value-type="float">
            <text:p>10.2269143702411</text:p>
          </table:table-cell>
          <table:table-cell office:value-type="float" office:value="10.5721203696725" calcext:value-type="float">
            <text:p>10.5721203696725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9.51114884335865" calcext:value-type="float">
            <text:p>9.51114884335865</text:p>
          </table:table-cell>
          <table:table-cell office:value-type="float" office:value="9.90884705942383" calcext:value-type="float">
            <text:p>9.90884705942383</text:p>
          </table:table-cell>
          <table:table-cell office:value-type="float" office:value="9.97803688020391" calcext:value-type="float">
            <text:p>9.9780368802039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0.373146247191" calcext:value-type="float">
            <text:p>10.373146247191</text:p>
          </table:table-cell>
          <table:table-cell office:value-type="float" office:value="9.27563999756617" calcext:value-type="float">
            <text:p>9.27563999756617</text:p>
          </table:table-cell>
          <table:table-cell office:value-type="float" office:value="10.2504227206673" calcext:value-type="float">
            <text:p>10.2504227206673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9.41888649388753" calcext:value-type="float">
            <text:p>9.41888649388753</text:p>
          </table:table-cell>
          <table:table-cell office:value-type="float" office:value="10.3260478563089" calcext:value-type="float">
            <text:p>10.3260478563089</text:p>
          </table:table-cell>
          <table:table-cell office:value-type="float" office:value="10.2381921827477" calcext:value-type="float">
            <text:p>10.2381921827477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0.4367179787019" calcext:value-type="float">
            <text:p>10.4367179787019</text:p>
          </table:table-cell>
          <table:table-cell office:value-type="float" office:value="10.3755893840371" calcext:value-type="float">
            <text:p>10.3755893840371</text:p>
          </table:table-cell>
          <table:table-cell office:value-type="float" office:value="10.5112372024319" calcext:value-type="float">
            <text:p>10.5112372024319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9.60018847474538" calcext:value-type="float">
            <text:p>9.60018847474538</text:p>
          </table:table-cell>
          <table:table-cell office:value-type="float" office:value="9.81436793867121" calcext:value-type="float">
            <text:p>9.81436793867121</text:p>
          </table:table-cell>
          <table:table-cell office:value-type="float" office:value="10.3342385791032" calcext:value-type="float">
            <text:p>10.3342385791032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0.2218577013735" calcext:value-type="float">
            <text:p>10.2218577013735</text:p>
          </table:table-cell>
          <table:table-cell office:value-type="float" office:value="10.0956631158891" calcext:value-type="float">
            <text:p>10.0956631158891</text:p>
          </table:table-cell>
          <table:table-cell office:value-type="float" office:value="10.4276065137778" calcext:value-type="float">
            <text:p>10.4276065137778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0.47669433785" calcext:value-type="float">
            <text:p>10.47669433785</text:p>
          </table:table-cell>
          <table:table-cell office:value-type="float" office:value="9.87955126853237" calcext:value-type="float">
            <text:p>9.87955126853237</text:p>
          </table:table-cell>
          <table:table-cell office:value-type="float" office:value="9.02598512236945" calcext:value-type="float">
            <text:p>9.0259851223694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0.3358534384324" calcext:value-type="float">
            <text:p>10.3358534384324</text:p>
          </table:table-cell>
          <table:table-cell office:value-type="float" office:value="10.1168514080293" calcext:value-type="float">
            <text:p>10.1168514080293</text:p>
          </table:table-cell>
          <table:table-cell office:value-type="float" office:value="10.9037698421541" calcext:value-type="float">
            <text:p>10.9037698421541</text:p>
          </table:table-cell>
        </table:table-row>
      </table:table>
      <table:table table:name="DbRead99P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33.169151" calcext:value-type="float">
            <text:p>133.169151</text:p>
          </table:table-cell>
          <table:table-cell office:value-type="float" office:value="105.906175" calcext:value-type="float">
            <text:p>105.906175</text:p>
          </table:table-cell>
          <table:table-cell office:value-type="float" office:value="98.041855" calcext:value-type="float">
            <text:p>98.041855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45.613055" calcext:value-type="float">
            <text:p>45.613055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35.651583" calcext:value-type="float">
            <text:p>35.651583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27.918335" calcext:value-type="float">
            <text:p>27.918335</text:p>
          </table:table-cell>
          <table:table-cell office:value-type="float" office:value="30.670847" calcext:value-type="float">
            <text:p>30.670847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33.554431" calcext:value-type="float">
            <text:p>33.554431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36.962303" calcext:value-type="float">
            <text:p>36.962303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30.015487" calcext:value-type="float">
            <text:p>30.015487</text:p>
          </table:table-cell>
          <table:table-cell office:value-type="float" office:value="29.491199" calcext:value-type="float">
            <text:p>29.491199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9.360127" calcext:value-type="float">
            <text:p>29.360127</text:p>
          </table:table-cell>
          <table:table-cell office:value-type="float" office:value="31.457279" calcext:value-type="float">
            <text:p>31.457279</text:p>
          </table:table-cell>
          <table:table-cell office:value-type="float" office:value="29.097983" calcext:value-type="float">
            <text:p>29.097983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4.117247" calcext:value-type="float">
            <text:p>24.117247</text:p>
          </table:table-cell>
          <table:table-cell office:value-type="float" office:value="29.622271" calcext:value-type="float">
            <text:p>29.622271</text:p>
          </table:table-cell>
          <table:table-cell office:value-type="float" office:value="22.806527" calcext:value-type="float">
            <text:p>22.806527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27.656191" calcext:value-type="float">
            <text:p>27.656191</text:p>
          </table:table-cell>
          <table:table-cell office:value-type="float" office:value="31.588351" calcext:value-type="float">
            <text:p>31.58835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30.277631" calcext:value-type="float">
            <text:p>30.277631</text:p>
          </table:table-cell>
          <table:table-cell office:value-type="float" office:value="65.273855" calcext:value-type="float">
            <text:p>65.273855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48.234495" calcext:value-type="float">
            <text:p>48.234495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57.933823" calcext:value-type="float">
            <text:p>57.933823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98.566143" calcext:value-type="float">
            <text:p>98.566143</text:p>
          </table:table-cell>
          <table:table-cell office:value-type="float" office:value="28.049407" calcext:value-type="float">
            <text:p>28.049407</text:p>
          </table:table-cell>
          <table:table-cell office:value-type="float" office:value="51.642367" calcext:value-type="float">
            <text:p>51.642367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66.846719" calcext:value-type="float">
            <text:p>66.846719</text:p>
          </table:table-cell>
          <table:table-cell office:value-type="float" office:value="26.214399" calcext:value-type="float">
            <text:p>26.214399</text:p>
          </table:table-cell>
          <table:table-cell office:value-type="float" office:value="49.545215" calcext:value-type="float">
            <text:p>49.545215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31.719423" calcext:value-type="float">
            <text:p>31.719423</text:p>
          </table:table-cell>
          <table:table-cell office:value-type="float" office:value="35.389439" calcext:value-type="float">
            <text:p>35.389439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0.447231" calcext:value-type="float">
            <text:p>20.447231</text:p>
          </table:table-cell>
          <table:table-cell office:value-type="float" office:value="27.394047" calcext:value-type="float">
            <text:p>27.394047</text:p>
          </table:table-cell>
          <table:table-cell office:value-type="float" office:value="40.370175" calcext:value-type="float">
            <text:p>40.370175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26.345471" calcext:value-type="float">
            <text:p>26.345471</text:p>
          </table:table-cell>
          <table:table-cell office:value-type="float" office:value="60.817407" calcext:value-type="float">
            <text:p>60.817407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6.083327" calcext:value-type="float">
            <text:p>26.083327</text:p>
          </table:table-cell>
          <table:table-cell office:value-type="float" office:value="63.963135" calcext:value-type="float">
            <text:p>63.963135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52.166655" calcext:value-type="float">
            <text:p>52.166655</text:p>
          </table:table-cell>
          <table:table-cell office:value-type="float" office:value="24.117247" calcext:value-type="float">
            <text:p>24.117247</text:p>
          </table:table-cell>
          <table:table-cell office:value-type="float" office:value="49.020927" calcext:value-type="float">
            <text:p>49.020927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48.234495" calcext:value-type="float">
            <text:p>48.234495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19.529727" calcext:value-type="float">
            <text:p>19.529727</text:p>
          </table:table-cell>
          <table:table-cell office:value-type="float" office:value="41.156607" calcext:value-type="float">
            <text:p>41.156607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2.675455" calcext:value-type="float">
            <text:p>22.675455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37.224447" calcext:value-type="float">
            <text:p>37.224447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36.700159" calcext:value-type="float">
            <text:p>36.700159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59.506687" calcext:value-type="float">
            <text:p>59.506687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18.743295" calcext:value-type="float">
            <text:p>18.743295</text:p>
          </table:table-cell>
          <table:table-cell office:value-type="float" office:value="54.263807" calcext:value-type="float">
            <text:p>54.263807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81.788927" calcext:value-type="float">
            <text:p>81.788927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53.477375" calcext:value-type="float">
            <text:p>53.477375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57.409535" calcext:value-type="float">
            <text:p>57.409535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48.234495" calcext:value-type="float">
            <text:p>48.234495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45.875199" calcext:value-type="float">
            <text:p>45.875199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3.068671" calcext:value-type="float">
            <text:p>23.068671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23.199743" calcext:value-type="float">
            <text:p>23.199743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39.845887" calcext:value-type="float">
            <text:p>39.845887</text:p>
          </table:table-cell>
          <table:table-cell office:value-type="float" office:value="19.529727" calcext:value-type="float">
            <text:p>19.529727</text:p>
          </table:table-cell>
          <table:table-cell office:value-type="float" office:value="60.030975" calcext:value-type="float">
            <text:p>60.030975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20.061951" calcext:value-type="float">
            <text:p>120.061951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67.108863" calcext:value-type="float">
            <text:p>67.108863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52.166655" calcext:value-type="float">
            <text:p>52.166655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59.768831" calcext:value-type="float">
            <text:p>59.76883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52.166655" calcext:value-type="float">
            <text:p>52.166655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60.555263" calcext:value-type="float">
            <text:p>60.555263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83.361791" calcext:value-type="float">
            <text:p>83.361791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37.486591" calcext:value-type="float">
            <text:p>37.48659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51.642367" calcext:value-type="float">
            <text:p>51.642367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34.865151" calcext:value-type="float">
            <text:p>34.86515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0.971519" calcext:value-type="float">
            <text:p>20.971519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69.206015" calcext:value-type="float">
            <text:p>69.206015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030.043135" calcext:value-type="float">
            <text:p>2030.043135</text:p>
          </table:table-cell>
          <table:table-cell office:value-type="float" office:value="21.626879" calcext:value-type="float">
            <text:p>21.626879</text:p>
          </table:table-cell>
          <table:table-cell office:value-type="float" office:value="56.885247" calcext:value-type="float">
            <text:p>56.885247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49.545215" calcext:value-type="float">
            <text:p>49.545215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51.380223" calcext:value-type="float">
            <text:p>51.380223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58.195967" calcext:value-type="float">
            <text:p>58.195967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68.157439" calcext:value-type="float">
            <text:p>68.157439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21.626879" calcext:value-type="float">
            <text:p>21.626879</text:p>
          </table:table-cell>
          <table:table-cell office:value-type="float" office:value="34.603007" calcext:value-type="float">
            <text:p>34.603007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40.632319" calcext:value-type="float">
            <text:p>40.632319</text:p>
          </table:table-cell>
          <table:table-cell office:value-type="float" office:value="19.529727" calcext:value-type="float">
            <text:p>19.529727</text:p>
          </table:table-cell>
          <table:table-cell office:value-type="float" office:value="34.865151" calcext:value-type="float">
            <text:p>34.86515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67.633151" calcext:value-type="float">
            <text:p>67.63315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021.654527" calcext:value-type="float">
            <text:p>2021.654527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56.098815" calcext:value-type="float">
            <text:p>56.098815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48.496639" calcext:value-type="float">
            <text:p>48.496639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64.749567" calcext:value-type="float">
            <text:p>64.749567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51.118079" calcext:value-type="float">
            <text:p>51.118079</text:p>
          </table:table-cell>
          <table:table-cell office:value-type="float" office:value="18.743295" calcext:value-type="float">
            <text:p>18.743295</text:p>
          </table:table-cell>
          <table:table-cell office:value-type="float" office:value="79.691775" calcext:value-type="float">
            <text:p>79.691775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51.904511" calcext:value-type="float">
            <text:p>51.904511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32.505855" calcext:value-type="float">
            <text:p>32.505855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20.578303" calcext:value-type="float">
            <text:p>20.578303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95.944703" calcext:value-type="float">
            <text:p>95.944703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99.614719" calcext:value-type="float">
            <text:p>99.614719</text:p>
          </table:table-cell>
          <table:table-cell office:value-type="float" office:value="18.350079" calcext:value-type="float">
            <text:p>18.350079</text:p>
          </table:table-cell>
          <table:table-cell office:value-type="float" office:value="60.555263" calcext:value-type="float">
            <text:p>60.555263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64.749567" calcext:value-type="float">
            <text:p>64.749567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70.254591" calcext:value-type="float">
            <text:p>70.254591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57.147391" calcext:value-type="float">
            <text:p>57.14739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65.798143" calcext:value-type="float">
            <text:p>65.798143</text:p>
          </table:table-cell>
          <table:table-cell office:value-type="float" office:value="18.612223" calcext:value-type="float">
            <text:p>18.612223</text:p>
          </table:table-cell>
          <table:table-cell office:value-type="float" office:value="34.603007" calcext:value-type="float">
            <text:p>34.603007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40.370175" calcext:value-type="float">
            <text:p>40.370175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16.777215" calcext:value-type="float">
            <text:p>16.777215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78.643199" calcext:value-type="float">
            <text:p>78.643199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19.267583" calcext:value-type="float">
            <text:p>19.267583</text:p>
          </table:table-cell>
          <table:table-cell office:value-type="float" office:value="44.564479" calcext:value-type="float">
            <text:p>44.564479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19.267583" calcext:value-type="float">
            <text:p>19.267583</text:p>
          </table:table-cell>
          <table:table-cell office:value-type="float" office:value="69.206015" calcext:value-type="float">
            <text:p>69.206015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54.263807" calcext:value-type="float">
            <text:p>54.263807</text:p>
          </table:table-cell>
          <table:table-cell office:value-type="float" office:value="20.971519" calcext:value-type="float">
            <text:p>20.971519</text:p>
          </table:table-cell>
          <table:table-cell office:value-type="float" office:value="49.020927" calcext:value-type="float">
            <text:p>49.020927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51.380223" calcext:value-type="float">
            <text:p>51.380223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55.050239" calcext:value-type="float">
            <text:p>55.050239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77.070335" calcext:value-type="float">
            <text:p>77.070335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18.481151" calcext:value-type="float">
            <text:p>18.48115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.102591" calcext:value-type="float">
            <text:p>21.102591</text:p>
          </table:table-cell>
          <table:table-cell office:value-type="float" office:value="20.447231" calcext:value-type="float">
            <text:p>20.447231</text:p>
          </table:table-cell>
          <table:table-cell office:value-type="float" office:value="53.477375" calcext:value-type="float">
            <text:p>53.477375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20.578303" calcext:value-type="float">
            <text:p>20.578303</text:p>
          </table:table-cell>
          <table:table-cell office:value-type="float" office:value="59.244543" calcext:value-type="float">
            <text:p>59.244543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52.166655" calcext:value-type="float">
            <text:p>52.166655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64.487423" calcext:value-type="float">
            <text:p>64.487423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50.331647" calcext:value-type="float">
            <text:p>50.331647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43.253759" calcext:value-type="float">
            <text:p>43.253759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385.875967" calcext:value-type="float">
            <text:p>385.875967</text:p>
          </table:table-cell>
          <table:table-cell office:value-type="float" office:value="22.413311" calcext:value-type="float">
            <text:p>22.413311</text:p>
          </table:table-cell>
          <table:table-cell office:value-type="float" office:value="58.720255" calcext:value-type="float">
            <text:p>58.720255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48.758783" calcext:value-type="float">
            <text:p>48.758783</text:p>
          </table:table-cell>
          <table:table-cell office:value-type="float" office:value="20.709375" calcext:value-type="float">
            <text:p>20.709375</text:p>
          </table:table-cell>
          <table:table-cell office:value-type="float" office:value="18.087935" calcext:value-type="float">
            <text:p>18.087935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40.894463" calcext:value-type="float">
            <text:p>40.894463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43.253759" calcext:value-type="float">
            <text:p>43.253759</text:p>
          </table:table-cell>
          <table:table-cell office:value-type="float" office:value="20.447231" calcext:value-type="float">
            <text:p>20.447231</text:p>
          </table:table-cell>
          <table:table-cell office:value-type="float" office:value="70.254591" calcext:value-type="float">
            <text:p>70.25459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9.020927" calcext:value-type="float">
            <text:p>49.020927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64.225279" calcext:value-type="float">
            <text:p>64.225279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89.653247" calcext:value-type="float">
            <text:p>89.653247</text:p>
          </table:table-cell>
          <table:table-cell office:value-type="float" office:value="18.350079" calcext:value-type="float">
            <text:p>18.350079</text:p>
          </table:table-cell>
          <table:table-cell office:value-type="float" office:value="72.876031" calcext:value-type="float">
            <text:p>72.87603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650.117119" calcext:value-type="float">
            <text:p>650.117119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40.108031" calcext:value-type="float">
            <text:p>40.10803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48.496639" calcext:value-type="float">
            <text:p>48.496639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26.869759" calcext:value-type="float">
            <text:p>26.869759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6.476543" calcext:value-type="float">
            <text:p>26.476543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66.060287" calcext:value-type="float">
            <text:p>66.060287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51.642367" calcext:value-type="float">
            <text:p>51.642367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58.720255" calcext:value-type="float">
            <text:p>58.720255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587.202559" calcext:value-type="float">
            <text:p>587.202559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62.390271" calcext:value-type="float">
            <text:p>62.39027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55.574527" calcext:value-type="float">
            <text:p>55.574527</text:p>
          </table:table-cell>
          <table:table-cell office:value-type="float" office:value="18.087935" calcext:value-type="float">
            <text:p>18.087935</text:p>
          </table:table-cell>
          <table:table-cell office:value-type="float" office:value="38.273023" calcext:value-type="float">
            <text:p>38.273023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22.282239" calcext:value-type="float">
            <text:p>22.282239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6.214399" calcext:value-type="float">
            <text:p>26.214399</text:p>
          </table:table-cell>
          <table:table-cell office:value-type="float" office:value="19.267583" calcext:value-type="float">
            <text:p>19.267583</text:p>
          </table:table-cell>
          <table:table-cell office:value-type="float" office:value="59.244543" calcext:value-type="float">
            <text:p>59.244543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21.364735" calcext:value-type="float">
            <text:p>21.364735</text:p>
          </table:table-cell>
          <table:table-cell office:value-type="float" office:value="66.846719" calcext:value-type="float">
            <text:p>66.846719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84.934655" calcext:value-type="float">
            <text:p>84.934655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69.206015" calcext:value-type="float">
            <text:p>69.206015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97.517567" calcext:value-type="float">
            <text:p>97.517567</text:p>
          </table:table-cell>
          <table:table-cell office:value-type="float" office:value="20.840447" calcext:value-type="float">
            <text:p>20.840447</text:p>
          </table:table-cell>
          <table:table-cell office:value-type="float" office:value="61.079551" calcext:value-type="float">
            <text:p>61.07955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54.525951" calcext:value-type="float">
            <text:p>54.525951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40.894463" calcext:value-type="float">
            <text:p>40.894463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51.118079" calcext:value-type="float">
            <text:p>51.118079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27.787263" calcext:value-type="float">
            <text:p>27.787263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47.710207" calcext:value-type="float">
            <text:p>47.710207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0.447231" calcext:value-type="float">
            <text:p>20.447231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58.982399" calcext:value-type="float">
            <text:p>58.982399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46.399487" calcext:value-type="float">
            <text:p>46.399487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87.031807" calcext:value-type="float">
            <text:p>87.031807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81.788927" calcext:value-type="float">
            <text:p>81.788927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78.118911" calcext:value-type="float">
            <text:p>78.1189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39.460607" calcext:value-type="float">
            <text:p>139.460607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49.807359" calcext:value-type="float">
            <text:p>49.807359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53.739519" calcext:value-type="float">
            <text:p>53.739519</text:p>
          </table:table-cell>
          <table:table-cell office:value-type="float" office:value="18.350079" calcext:value-type="float">
            <text:p>18.350079</text:p>
          </table:table-cell>
          <table:table-cell office:value-type="float" office:value="29.753343" calcext:value-type="float">
            <text:p>29.753343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5.034751" calcext:value-type="float">
            <text:p>25.034751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31.195135" calcext:value-type="float">
            <text:p>31.195135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4.510463" calcext:value-type="float">
            <text:p>24.510463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66.060287" calcext:value-type="float">
            <text:p>66.060287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64.749567" calcext:value-type="float">
            <text:p>64.749567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34.217727" calcext:value-type="float">
            <text:p>134.217727</text:p>
          </table:table-cell>
          <table:table-cell office:value-type="float" office:value="18.874367" calcext:value-type="float">
            <text:p>18.874367</text:p>
          </table:table-cell>
          <table:table-cell office:value-type="float" office:value="72.876031" calcext:value-type="float">
            <text:p>72.87603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21.110527" calcext:value-type="float">
            <text:p>121.110527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29.097983" calcext:value-type="float">
            <text:p>29.097983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46.137343" calcext:value-type="float">
            <text:p>46.137343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22.544383" calcext:value-type="float">
            <text:p>22.544383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48.234495" calcext:value-type="float">
            <text:p>48.234495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19.529727" calcext:value-type="float">
            <text:p>19.529727</text:p>
          </table:table-cell>
          <table:table-cell office:value-type="float" office:value="66.846719" calcext:value-type="float">
            <text:p>66.846719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55.050239" calcext:value-type="float">
            <text:p>55.050239</text:p>
          </table:table-cell>
          <table:table-cell office:value-type="float" office:value="18.874367" calcext:value-type="float">
            <text:p>18.874367</text:p>
          </table:table-cell>
          <table:table-cell office:value-type="float" office:value="55.574527" calcext:value-type="float">
            <text:p>55.574527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99.614719" calcext:value-type="float">
            <text:p>99.614719</text:p>
          </table:table-cell>
          <table:table-cell office:value-type="float" office:value="20.447231" calcext:value-type="float">
            <text:p>20.447231</text:p>
          </table:table-cell>
          <table:table-cell office:value-type="float" office:value="62.390271" calcext:value-type="float">
            <text:p>62.39027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58.195967" calcext:value-type="float">
            <text:p>58.195967</text:p>
          </table:table-cell>
          <table:table-cell office:value-type="float" office:value="18.612223" calcext:value-type="float">
            <text:p>18.612223</text:p>
          </table:table-cell>
          <table:table-cell office:value-type="float" office:value="79.167487" calcext:value-type="float">
            <text:p>79.16748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7.656191" calcext:value-type="float">
            <text:p>27.656191</text:p>
          </table:table-cell>
          <table:table-cell office:value-type="float" office:value="20.447231" calcext:value-type="float">
            <text:p>20.447231</text:p>
          </table:table-cell>
          <table:table-cell office:value-type="float" office:value="19.136511" calcext:value-type="float">
            <text:p>19.13651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55.574527" calcext:value-type="float">
            <text:p>55.574527</text:p>
          </table:table-cell>
          <table:table-cell office:value-type="float" office:value="18.743295" calcext:value-type="float">
            <text:p>18.743295</text:p>
          </table:table-cell>
          <table:table-cell office:value-type="float" office:value="43.253759" calcext:value-type="float">
            <text:p>43.253759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4.248319" calcext:value-type="float">
            <text:p>24.248319</text:p>
          </table:table-cell>
          <table:table-cell office:value-type="float" office:value="19.267583" calcext:value-type="float">
            <text:p>19.267583</text:p>
          </table:table-cell>
          <table:table-cell office:value-type="float" office:value="79.691775" calcext:value-type="float">
            <text:p>79.691775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18.350079" calcext:value-type="float">
            <text:p>18.350079</text:p>
          </table:table-cell>
          <table:table-cell office:value-type="float" office:value="59.768831" calcext:value-type="float">
            <text:p>59.76883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39.460607" calcext:value-type="float">
            <text:p>139.460607</text:p>
          </table:table-cell>
          <table:table-cell office:value-type="float" office:value="22.806527" calcext:value-type="float">
            <text:p>22.806527</text:p>
          </table:table-cell>
          <table:table-cell office:value-type="float" office:value="100.663295" calcext:value-type="float">
            <text:p>100.663295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61.865983" calcext:value-type="float">
            <text:p>61.865983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47.710207" calcext:value-type="float">
            <text:p>47.710207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18.219007" calcext:value-type="float">
            <text:p>18.219007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47.185919" calcext:value-type="float">
            <text:p>47.185919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31.326207" calcext:value-type="float">
            <text:p>31.326207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64.225279" calcext:value-type="float">
            <text:p>64.225279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18.612223" calcext:value-type="float">
            <text:p>18.612223</text:p>
          </table:table-cell>
          <table:table-cell office:value-type="float" office:value="62.390271" calcext:value-type="float">
            <text:p>62.39027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77.594623" calcext:value-type="float">
            <text:p>77.594623</text:p>
          </table:table-cell>
          <table:table-cell office:value-type="float" office:value="19.529727" calcext:value-type="float">
            <text:p>19.529727</text:p>
          </table:table-cell>
          <table:table-cell office:value-type="float" office:value="94.896127" calcext:value-type="float">
            <text:p>94.896127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22.683391" calcext:value-type="float">
            <text:p>122.683391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61.341695" calcext:value-type="float">
            <text:p>61.341695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16.711679" calcext:value-type="float">
            <text:p>16.711679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50.331647" calcext:value-type="float">
            <text:p>50.331647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41.680895" calcext:value-type="float">
            <text:p>41.680895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6.083327" calcext:value-type="float">
            <text:p>26.083327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78.643199" calcext:value-type="float">
            <text:p>78.643199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57.933823" calcext:value-type="float">
            <text:p>57.933823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599.785471" calcext:value-type="float">
            <text:p>599.785471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88.080383" calcext:value-type="float">
            <text:p>88.080383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72.351743" calcext:value-type="float">
            <text:p>72.351743</text:p>
          </table:table-cell>
          <table:table-cell office:value-type="float" office:value="20.709375" calcext:value-type="float">
            <text:p>20.709375</text:p>
          </table:table-cell>
          <table:table-cell office:value-type="float" office:value="69.730303" calcext:value-type="float">
            <text:p>69.730303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9.491199" calcext:value-type="float">
            <text:p>29.491199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18.874367" calcext:value-type="float">
            <text:p>18.874367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59.244543" calcext:value-type="float">
            <text:p>59.244543</text:p>
          </table:table-cell>
          <table:table-cell office:value-type="float" office:value="20.709375" calcext:value-type="float">
            <text:p>20.709375</text:p>
          </table:table-cell>
          <table:table-cell office:value-type="float" office:value="28.049407" calcext:value-type="float">
            <text:p>28.049407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102.236159" calcext:value-type="float">
            <text:p>102.236159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6.345471" calcext:value-type="float">
            <text:p>26.345471</text:p>
          </table:table-cell>
          <table:table-cell office:value-type="float" office:value="20.578303" calcext:value-type="float">
            <text:p>20.578303</text:p>
          </table:table-cell>
          <table:table-cell office:value-type="float" office:value="49.283071" calcext:value-type="float">
            <text:p>49.28307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05.381887" calcext:value-type="float">
            <text:p>105.381887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68.681727" calcext:value-type="float">
            <text:p>68.681727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52.690943" calcext:value-type="float">
            <text:p>52.690943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69.206015" calcext:value-type="float">
            <text:p>69.206015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21.626879" calcext:value-type="float">
            <text:p>21.626879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73.924607" calcext:value-type="float">
            <text:p>73.924607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25.690111" calcext:value-type="float">
            <text:p>25.69011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71.827455" calcext:value-type="float">
            <text:p>71.827455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22.806527" calcext:value-type="float">
            <text:p>22.806527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64.225279" calcext:value-type="float">
            <text:p>64.225279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55.050239" calcext:value-type="float">
            <text:p>55.050239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2030.043135" calcext:value-type="float">
            <text:p>2030.043135</text:p>
          </table:table-cell>
          <table:table-cell office:value-type="float" office:value="21.364735" calcext:value-type="float">
            <text:p>21.364735</text:p>
          </table:table-cell>
          <table:table-cell office:value-type="float" office:value="66.584575" calcext:value-type="float">
            <text:p>66.584575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49.283071" calcext:value-type="float">
            <text:p>49.283071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18.087935" calcext:value-type="float">
            <text:p>18.087935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47.972351" calcext:value-type="float">
            <text:p>47.972351</text:p>
          </table:table-cell>
          <table:table-cell office:value-type="float" office:value="18.350079" calcext:value-type="float">
            <text:p>18.350079</text:p>
          </table:table-cell>
          <table:table-cell office:value-type="float" office:value="18.219007" calcext:value-type="float">
            <text:p>18.219007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19.005439" calcext:value-type="float">
            <text:p>19.005439</text:p>
          </table:table-cell>
          <table:table-cell office:value-type="float" office:value="94.371839" calcext:value-type="float">
            <text:p>94.371839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8.180479" calcext:value-type="float">
            <text:p>28.180479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63.963135" calcext:value-type="float">
            <text:p>63.963135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49.807359" calcext:value-type="float">
            <text:p>49.807359</text:p>
          </table:table-cell>
          <table:table-cell office:value-type="float" office:value="18.874367" calcext:value-type="float">
            <text:p>18.874367</text:p>
          </table:table-cell>
          <table:table-cell office:value-type="float" office:value="62.914559" calcext:value-type="float">
            <text:p>62.914559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49.946367" calcext:value-type="float">
            <text:p>149.946367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50.593791" calcext:value-type="float">
            <text:p>50.59379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6.738687" calcext:value-type="float">
            <text:p>26.738687</text:p>
          </table:table-cell>
          <table:table-cell office:value-type="float" office:value="19.136511" calcext:value-type="float">
            <text:p>19.136511</text:p>
          </table:table-cell>
          <table:table-cell office:value-type="float" office:value="17.432575" calcext:value-type="float">
            <text:p>17.432575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47.185919" calcext:value-type="float">
            <text:p>47.185919</text:p>
          </table:table-cell>
          <table:table-cell office:value-type="float" office:value="19.398655" calcext:value-type="float">
            <text:p>19.398655</text:p>
          </table:table-cell>
          <table:table-cell office:value-type="float" office:value="19.660799" calcext:value-type="float">
            <text:p>19.660799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19.791871" calcext:value-type="float">
            <text:p>19.791871</text:p>
          </table:table-cell>
          <table:table-cell office:value-type="float" office:value="74.973183" calcext:value-type="float">
            <text:p>74.973183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3.199743" calcext:value-type="float">
            <text:p>23.199743</text:p>
          </table:table-cell>
          <table:table-cell office:value-type="float" office:value="20.054015" calcext:value-type="float">
            <text:p>20.054015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18.612223" calcext:value-type="float">
            <text:p>18.612223</text:p>
          </table:table-cell>
          <table:table-cell office:value-type="float" office:value="68.157439" calcext:value-type="float">
            <text:p>68.157439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02.760447" calcext:value-type="float">
            <text:p>102.760447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45.350911" calcext:value-type="float">
            <text:p>45.35091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55.050239" calcext:value-type="float">
            <text:p>55.050239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44.040191" calcext:value-type="float">
            <text:p>44.04019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87.556095" calcext:value-type="float">
            <text:p>87.556095</text:p>
          </table:table-cell>
          <table:table-cell office:value-type="float" office:value="18.874367" calcext:value-type="float">
            <text:p>18.874367</text:p>
          </table:table-cell>
          <table:table-cell office:value-type="float" office:value="16.318463" calcext:value-type="float">
            <text:p>16.318463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43.515903" calcext:value-type="float">
            <text:p>43.515903</text:p>
          </table:table-cell>
          <table:table-cell office:value-type="float" office:value="18.481151" calcext:value-type="float">
            <text:p>18.481151</text:p>
          </table:table-cell>
          <table:table-cell office:value-type="float" office:value="85.983231" calcext:value-type="float">
            <text:p>85.98323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20.316159" calcext:value-type="float">
            <text:p>20.316159</text:p>
          </table:table-cell>
          <table:table-cell office:value-type="float" office:value="63.963135" calcext:value-type="float">
            <text:p>63.963135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03.284735" calcext:value-type="float">
            <text:p>103.284735</text:p>
          </table:table-cell>
          <table:table-cell office:value-type="float" office:value="19.660799" calcext:value-type="float">
            <text:p>19.660799</text:p>
          </table:table-cell>
          <table:table-cell office:value-type="float" office:value="65.535999" calcext:value-type="float">
            <text:p>65.535999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54.788095" calcext:value-type="float">
            <text:p>54.788095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18.612223" calcext:value-type="float">
            <text:p>18.612223</text:p>
          </table:table-cell>
          <table:table-cell office:value-type="float" office:value="51.642367" calcext:value-type="float">
            <text:p>51.642367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48.234495" calcext:value-type="float">
            <text:p>48.234495</text:p>
          </table:table-cell>
          <table:table-cell office:value-type="float" office:value="20.185087" calcext:value-type="float">
            <text:p>20.185087</text:p>
          </table:table-cell>
          <table:table-cell office:value-type="float" office:value="17.170431" calcext:value-type="float">
            <text:p>17.17043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49.283071" calcext:value-type="float">
            <text:p>49.283071</text:p>
          </table:table-cell>
          <table:table-cell office:value-type="float" office:value="18.874367" calcext:value-type="float">
            <text:p>18.874367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0.840447" calcext:value-type="float">
            <text:p>20.840447</text:p>
          </table:table-cell>
          <table:table-cell office:value-type="float" office:value="19.529727" calcext:value-type="float">
            <text:p>19.529727</text:p>
          </table:table-cell>
          <table:table-cell office:value-type="float" office:value="69.206015" calcext:value-type="float">
            <text:p>69.20601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52.690943" calcext:value-type="float">
            <text:p>52.690943</text:p>
          </table:table-cell>
          <table:table-cell office:value-type="float" office:value="19.922943" calcext:value-type="float">
            <text:p>19.922943</text:p>
          </table:table-cell>
          <table:table-cell office:value-type="float" office:value="76.546047" calcext:value-type="float">
            <text:p>76.546047</text:p>
          </table:table-cell>
        </table:table-row>
      </table:table>
      <table:table table:name="DbWrite99P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327.155711" calcext:value-type="float">
            <text:p>327.155711</text:p>
          </table:table-cell>
          <table:table-cell office:value-type="float" office:value="135.266303" calcext:value-type="float">
            <text:p>135.266303</text:p>
          </table:table-cell>
          <table:table-cell office:value-type="float" office:value="107.479039" calcext:value-type="float">
            <text:p>107.479039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87.309823" calcext:value-type="float">
            <text:p>287.309823</text:p>
          </table:table-cell>
          <table:table-cell office:value-type="float" office:value="129.499135" calcext:value-type="float">
            <text:p>129.499135</text:p>
          </table:table-cell>
          <table:table-cell office:value-type="float" office:value="60.293119" calcext:value-type="float">
            <text:p>60.293119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270.532607" calcext:value-type="float">
            <text:p>270.532607</text:p>
          </table:table-cell>
          <table:table-cell office:value-type="float" office:value="58.720255" calcext:value-type="float">
            <text:p>58.720255</text:p>
          </table:table-cell>
          <table:table-cell office:value-type="float" office:value="55.312383" calcext:value-type="float">
            <text:p>55.312383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299.892735" calcext:value-type="float">
            <text:p>299.892735</text:p>
          </table:table-cell>
          <table:table-cell table:number-columns-repeated="2" office:value-type="float" office:value="59.506687" calcext:value-type="float">
            <text:p>59.506687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310.378495" calcext:value-type="float">
            <text:p>310.378495</text:p>
          </table:table-cell>
          <table:table-cell office:value-type="float" office:value="55.312383" calcext:value-type="float">
            <text:p>55.312383</text:p>
          </table:table-cell>
          <table:table-cell office:value-type="float" office:value="57.409535" calcext:value-type="float">
            <text:p>57.409535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335.544319" calcext:value-type="float">
            <text:p>335.544319</text:p>
          </table:table-cell>
          <table:table-cell table:number-columns-repeated="2" office:value-type="float" office:value="52.690943" calcext:value-type="float">
            <text:p>52.690943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66.584575" calcext:value-type="float">
            <text:p>66.584575</text:p>
          </table:table-cell>
          <table:table-cell office:value-type="float" office:value="57.409535" calcext:value-type="float">
            <text:p>57.409535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43.269631" calcext:value-type="float">
            <text:p>243.269631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52.428799" calcext:value-type="float">
            <text:p>52.428799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51.658239" calcext:value-type="float">
            <text:p>251.658239</text:p>
          </table:table-cell>
          <table:table-cell office:value-type="float" office:value="62.390271" calcext:value-type="float">
            <text:p>62.390271</text:p>
          </table:table-cell>
          <table:table-cell office:value-type="float" office:value="62.128127" calcext:value-type="float">
            <text:p>62.128127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25.058559" calcext:value-type="float">
            <text:p>325.058559</text:p>
          </table:table-cell>
          <table:table-cell office:value-type="float" office:value="56.885247" calcext:value-type="float">
            <text:p>56.885247</text:p>
          </table:table-cell>
          <table:table-cell office:value-type="float" office:value="58.195967" calcext:value-type="float">
            <text:p>58.195967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27.540991" calcext:value-type="float">
            <text:p>227.540991</text:p>
          </table:table-cell>
          <table:table-cell office:value-type="float" office:value="58.195967" calcext:value-type="float">
            <text:p>58.195967</text:p>
          </table:table-cell>
          <table:table-cell office:value-type="float" office:value="50.593791" calcext:value-type="float">
            <text:p>50.59379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97.795583" calcext:value-type="float">
            <text:p>297.795583</text:p>
          </table:table-cell>
          <table:table-cell office:value-type="float" office:value="55.836671" calcext:value-type="float">
            <text:p>55.836671</text:p>
          </table:table-cell>
          <table:table-cell office:value-type="float" office:value="54.001663" calcext:value-type="float">
            <text:p>54.001663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55.836671" calcext:value-type="float">
            <text:p>55.836671</text:p>
          </table:table-cell>
          <table:table-cell office:value-type="float" office:value="57.933823" calcext:value-type="float">
            <text:p>57.933823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91.504127" calcext:value-type="float">
            <text:p>291.504127</text:p>
          </table:table-cell>
          <table:table-cell office:value-type="float" office:value="58.458111" calcext:value-type="float">
            <text:p>58.458111</text:p>
          </table:table-cell>
          <table:table-cell office:value-type="float" office:value="52.953087" calcext:value-type="float">
            <text:p>52.953087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58.998271" calcext:value-type="float">
            <text:p>258.998271</text:p>
          </table:table-cell>
          <table:table-cell office:value-type="float" office:value="56.623103" calcext:value-type="float">
            <text:p>56.623103</text:p>
          </table:table-cell>
          <table:table-cell office:value-type="float" office:value="54.525951" calcext:value-type="float">
            <text:p>54.52595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27.540991" calcext:value-type="float">
            <text:p>227.540991</text:p>
          </table:table-cell>
          <table:table-cell office:value-type="float" office:value="59.244543" calcext:value-type="float">
            <text:p>59.244543</text:p>
          </table:table-cell>
          <table:table-cell office:value-type="float" office:value="63.963135" calcext:value-type="float">
            <text:p>63.963135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78.921215" calcext:value-type="float">
            <text:p>278.921215</text:p>
          </table:table-cell>
          <table:table-cell office:value-type="float" office:value="59.244543" calcext:value-type="float">
            <text:p>59.244543</text:p>
          </table:table-cell>
          <table:table-cell office:value-type="float" office:value="59.768831" calcext:value-type="float">
            <text:p>59.76883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728.053247" calcext:value-type="float">
            <text:p>1728.053247</text:p>
          </table:table-cell>
          <table:table-cell office:value-type="float" office:value="56.098815" calcext:value-type="float">
            <text:p>56.098815</text:p>
          </table:table-cell>
          <table:table-cell office:value-type="float" office:value="51.118079" calcext:value-type="float">
            <text:p>51.118079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81.018367" calcext:value-type="float">
            <text:p>281.018367</text:p>
          </table:table-cell>
          <table:table-cell office:value-type="float" office:value="59.506687" calcext:value-type="float">
            <text:p>59.506687</text:p>
          </table:table-cell>
          <table:table-cell office:value-type="float" office:value="119.537663" calcext:value-type="float">
            <text:p>119.537663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331.350015" calcext:value-type="float">
            <text:p>331.350015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74.448895" calcext:value-type="float">
            <text:p>74.448895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83.115519" calcext:value-type="float">
            <text:p>283.115519</text:p>
          </table:table-cell>
          <table:table-cell office:value-type="float" office:value="61.341695" calcext:value-type="float">
            <text:p>61.341695</text:p>
          </table:table-cell>
          <table:table-cell office:value-type="float" office:value="72.351743" calcext:value-type="float">
            <text:p>72.351743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91.504127" calcext:value-type="float">
            <text:p>291.504127</text:p>
          </table:table-cell>
          <table:table-cell office:value-type="float" office:value="55.050239" calcext:value-type="float">
            <text:p>55.050239</text:p>
          </table:table-cell>
          <table:table-cell office:value-type="float" office:value="59.244543" calcext:value-type="float">
            <text:p>59.244543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21.249535" calcext:value-type="float">
            <text:p>221.249535</text:p>
          </table:table-cell>
          <table:table-cell office:value-type="float" office:value="54.788095" calcext:value-type="float">
            <text:p>54.788095</text:p>
          </table:table-cell>
          <table:table-cell office:value-type="float" office:value="66.060287" calcext:value-type="float">
            <text:p>66.060287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85.212671" calcext:value-type="float">
            <text:p>285.212671</text:p>
          </table:table-cell>
          <table:table-cell office:value-type="float" office:value="53.477375" calcext:value-type="float">
            <text:p>53.477375</text:p>
          </table:table-cell>
          <table:table-cell office:value-type="float" office:value="57.147391" calcext:value-type="float">
            <text:p>57.14739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68.435455" calcext:value-type="float">
            <text:p>268.435455</text:p>
          </table:table-cell>
          <table:table-cell office:value-type="float" office:value="57.409535" calcext:value-type="float">
            <text:p>57.409535</text:p>
          </table:table-cell>
          <table:table-cell office:value-type="float" office:value="64.487423" calcext:value-type="float">
            <text:p>64.487423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47.463935" calcext:value-type="float">
            <text:p>247.463935</text:p>
          </table:table-cell>
          <table:table-cell office:value-type="float" office:value="54.788095" calcext:value-type="float">
            <text:p>54.788095</text:p>
          </table:table-cell>
          <table:table-cell office:value-type="float" office:value="59.506687" calcext:value-type="float">
            <text:p>59.506687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30.686719" calcext:value-type="float">
            <text:p>230.686719</text:p>
          </table:table-cell>
          <table:table-cell office:value-type="float" office:value="53.739519" calcext:value-type="float">
            <text:p>53.739519</text:p>
          </table:table-cell>
          <table:table-cell office:value-type="float" office:value="57.671679" calcext:value-type="float">
            <text:p>57.671679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51.658239" calcext:value-type="float">
            <text:p>251.658239</text:p>
          </table:table-cell>
          <table:table-cell office:value-type="float" office:value="54.001663" calcext:value-type="float">
            <text:p>54.001663</text:p>
          </table:table-cell>
          <table:table-cell office:value-type="float" office:value="60.293119" calcext:value-type="float">
            <text:p>60.293119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38.026751" calcext:value-type="float">
            <text:p>238.026751</text:p>
          </table:table-cell>
          <table:table-cell office:value-type="float" office:value="60.817407" calcext:value-type="float">
            <text:p>60.817407</text:p>
          </table:table-cell>
          <table:table-cell office:value-type="float" office:value="62.128127" calcext:value-type="float">
            <text:p>62.128127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38.026751" calcext:value-type="float">
            <text:p>238.026751</text:p>
          </table:table-cell>
          <table:table-cell office:value-type="float" office:value="51.118079" calcext:value-type="float">
            <text:p>51.118079</text:p>
          </table:table-cell>
          <table:table-cell office:value-type="float" office:value="52.953087" calcext:value-type="float">
            <text:p>52.953087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47.463935" calcext:value-type="float">
            <text:p>247.463935</text:p>
          </table:table-cell>
          <table:table-cell office:value-type="float" office:value="58.982399" calcext:value-type="float">
            <text:p>58.982399</text:p>
          </table:table-cell>
          <table:table-cell office:value-type="float" office:value="50.855935" calcext:value-type="float">
            <text:p>50.855935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53.755391" calcext:value-type="float">
            <text:p>253.755391</text:p>
          </table:table-cell>
          <table:table-cell office:value-type="float" office:value="54.263807" calcext:value-type="float">
            <text:p>54.263807</text:p>
          </table:table-cell>
          <table:table-cell office:value-type="float" office:value="76.021759" calcext:value-type="float">
            <text:p>76.021759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60.046847" calcext:value-type="float">
            <text:p>260.046847</text:p>
          </table:table-cell>
          <table:table-cell office:value-type="float" office:value="58.195967" calcext:value-type="float">
            <text:p>58.195967</text:p>
          </table:table-cell>
          <table:table-cell office:value-type="float" office:value="70.778879" calcext:value-type="float">
            <text:p>70.778879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63.192575" calcext:value-type="float">
            <text:p>263.192575</text:p>
          </table:table-cell>
          <table:table-cell office:value-type="float" office:value="57.671679" calcext:value-type="float">
            <text:p>57.671679</text:p>
          </table:table-cell>
          <table:table-cell office:value-type="float" office:value="549.453823" calcext:value-type="float">
            <text:p>549.453823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686.110207" calcext:value-type="float">
            <text:p>1686.110207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73.924607" calcext:value-type="float">
            <text:p>73.924607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42.221055" calcext:value-type="float">
            <text:p>242.221055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59.244543" calcext:value-type="float">
            <text:p>59.244543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87.309823" calcext:value-type="float">
            <text:p>287.309823</text:p>
          </table:table-cell>
          <table:table-cell office:value-type="float" office:value="55.312383" calcext:value-type="float">
            <text:p>55.312383</text:p>
          </table:table-cell>
          <table:table-cell office:value-type="float" office:value="51.904511" calcext:value-type="float">
            <text:p>51.90451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87.309823" calcext:value-type="float">
            <text:p>287.309823</text:p>
          </table:table-cell>
          <table:table-cell office:value-type="float" office:value="55.836671" calcext:value-type="float">
            <text:p>55.836671</text:p>
          </table:table-cell>
          <table:table-cell office:value-type="float" office:value="104.333311" calcext:value-type="float">
            <text:p>104.33331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1.812351" calcext:value-type="float">
            <text:p>211.812351</text:p>
          </table:table-cell>
          <table:table-cell office:value-type="float" office:value="56.098815" calcext:value-type="float">
            <text:p>56.098815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48.512511" calcext:value-type="float">
            <text:p>248.512511</text:p>
          </table:table-cell>
          <table:table-cell office:value-type="float" office:value="58.720255" calcext:value-type="float">
            <text:p>58.720255</text:p>
          </table:table-cell>
          <table:table-cell office:value-type="float" office:value="54.525951" calcext:value-type="float">
            <text:p>54.52595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53.755391" calcext:value-type="float">
            <text:p>253.755391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69.206015" calcext:value-type="float">
            <text:p>69.206015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89.406975" calcext:value-type="float">
            <text:p>289.406975</text:p>
          </table:table-cell>
          <table:table-cell office:value-type="float" office:value="65.273855" calcext:value-type="float">
            <text:p>65.273855</text:p>
          </table:table-cell>
          <table:table-cell office:value-type="float" office:value="61.079551" calcext:value-type="float">
            <text:p>61.07955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34.881023" calcext:value-type="float">
            <text:p>234.881023</text:p>
          </table:table-cell>
          <table:table-cell office:value-type="float" office:value="63.176703" calcext:value-type="float">
            <text:p>63.176703</text:p>
          </table:table-cell>
          <table:table-cell office:value-type="float" office:value="63.700991" calcext:value-type="float">
            <text:p>63.70099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551.892479" calcext:value-type="float">
            <text:p>1551.892479</text:p>
          </table:table-cell>
          <table:table-cell office:value-type="float" office:value="64.225279" calcext:value-type="float">
            <text:p>64.225279</text:p>
          </table:table-cell>
          <table:table-cell office:value-type="float" office:value="72.351743" calcext:value-type="float">
            <text:p>72.351743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272.629759" calcext:value-type="float">
            <text:p>272.629759</text:p>
          </table:table-cell>
          <table:table-cell office:value-type="float" office:value="75.497471" calcext:value-type="float">
            <text:p>75.497471</text:p>
          </table:table-cell>
          <table:table-cell office:value-type="float" office:value="66.060287" calcext:value-type="float">
            <text:p>66.060287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47.463935" calcext:value-type="float">
            <text:p>247.463935</text:p>
          </table:table-cell>
          <table:table-cell office:value-type="float" office:value="62.390271" calcext:value-type="float">
            <text:p>62.390271</text:p>
          </table:table-cell>
          <table:table-cell office:value-type="float" office:value="71.827455" calcext:value-type="float">
            <text:p>71.827455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585.446911" calcext:value-type="float">
            <text:p>1585.446911</text:p>
          </table:table-cell>
          <table:table-cell table:number-columns-repeated="2" office:value-type="float" office:value="59.768831" calcext:value-type="float">
            <text:p>59.76883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39.075327" calcext:value-type="float">
            <text:p>239.075327</text:p>
          </table:table-cell>
          <table:table-cell office:value-type="float" office:value="55.050239" calcext:value-type="float">
            <text:p>55.050239</text:p>
          </table:table-cell>
          <table:table-cell office:value-type="float" office:value="62.128127" calcext:value-type="float">
            <text:p>62.128127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35.929599" calcext:value-type="float">
            <text:p>235.929599</text:p>
          </table:table-cell>
          <table:table-cell office:value-type="float" office:value="56.360959" calcext:value-type="float">
            <text:p>56.360959</text:p>
          </table:table-cell>
          <table:table-cell office:value-type="float" office:value="58.982399" calcext:value-type="float">
            <text:p>58.982399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63.192575" calcext:value-type="float">
            <text:p>263.192575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63.176703" calcext:value-type="float">
            <text:p>63.176703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33.832447" calcext:value-type="float">
            <text:p>233.832447</text:p>
          </table:table-cell>
          <table:table-cell office:value-type="float" office:value="56.098815" calcext:value-type="float">
            <text:p>56.098815</text:p>
          </table:table-cell>
          <table:table-cell office:value-type="float" office:value="72.351743" calcext:value-type="float">
            <text:p>72.351743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352.321535" calcext:value-type="float">
            <text:p>352.321535</text:p>
          </table:table-cell>
          <table:table-cell office:value-type="float" office:value="55.574527" calcext:value-type="float">
            <text:p>55.574527</text:p>
          </table:table-cell>
          <table:table-cell office:value-type="float" office:value="59.768831" calcext:value-type="float">
            <text:p>59.76883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511.705087" calcext:value-type="float">
            <text:p>511.705087</text:p>
          </table:table-cell>
          <table:table-cell office:value-type="float" office:value="58.720255" calcext:value-type="float">
            <text:p>58.720255</text:p>
          </table:table-cell>
          <table:table-cell office:value-type="float" office:value="53.215231" calcext:value-type="float">
            <text:p>53.21523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438.304767" calcext:value-type="float">
            <text:p>438.304767</text:p>
          </table:table-cell>
          <table:table-cell office:value-type="float" office:value="58.195967" calcext:value-type="float">
            <text:p>58.195967</text:p>
          </table:table-cell>
          <table:table-cell office:value-type="float" office:value="74.448895" calcext:value-type="float">
            <text:p>74.448895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471.859199" calcext:value-type="float">
            <text:p>471.859199</text:p>
          </table:table-cell>
          <table:table-cell office:value-type="float" office:value="58.458111" calcext:value-type="float">
            <text:p>58.458111</text:p>
          </table:table-cell>
          <table:table-cell office:value-type="float" office:value="77.070335" calcext:value-type="float">
            <text:p>77.070335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31.735295" calcext:value-type="float">
            <text:p>231.735295</text:p>
          </table:table-cell>
          <table:table-cell office:value-type="float" office:value="58.720255" calcext:value-type="float">
            <text:p>58.720255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1.812351" calcext:value-type="float">
            <text:p>211.812351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71.827455" calcext:value-type="float">
            <text:p>71.827455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820.327935" calcext:value-type="float">
            <text:p>1820.327935</text:p>
          </table:table-cell>
          <table:table-cell office:value-type="float" office:value="55.312383" calcext:value-type="float">
            <text:p>55.312383</text:p>
          </table:table-cell>
          <table:table-cell office:value-type="float" office:value="74.973183" calcext:value-type="float">
            <text:p>74.973183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9.152383" calcext:value-type="float">
            <text:p>219.152383</text:p>
          </table:table-cell>
          <table:table-cell office:value-type="float" office:value="66.846719" calcext:value-type="float">
            <text:p>66.846719</text:p>
          </table:table-cell>
          <table:table-cell office:value-type="float" office:value="76.021759" calcext:value-type="float">
            <text:p>76.021759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56.901119" calcext:value-type="float">
            <text:p>256.901119</text:p>
          </table:table-cell>
          <table:table-cell office:value-type="float" office:value="73.924607" calcext:value-type="float">
            <text:p>73.924607</text:p>
          </table:table-cell>
          <table:table-cell office:value-type="float" office:value="81.264639" calcext:value-type="float">
            <text:p>81.264639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39.075327" calcext:value-type="float">
            <text:p>239.075327</text:p>
          </table:table-cell>
          <table:table-cell office:value-type="float" office:value="79.691775" calcext:value-type="float">
            <text:p>79.691775</text:p>
          </table:table-cell>
          <table:table-cell office:value-type="float" office:value="79.167487" calcext:value-type="float">
            <text:p>79.167487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55.852543" calcext:value-type="float">
            <text:p>255.852543</text:p>
          </table:table-cell>
          <table:table-cell office:value-type="float" office:value="72.351743" calcext:value-type="float">
            <text:p>72.351743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78.921215" calcext:value-type="float">
            <text:p>278.921215</text:p>
          </table:table-cell>
          <table:table-cell office:value-type="float" office:value="60.293119" calcext:value-type="float">
            <text:p>60.293119</text:p>
          </table:table-cell>
          <table:table-cell office:value-type="float" office:value="55.836671" calcext:value-type="float">
            <text:p>55.83667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222.298111" calcext:value-type="float">
            <text:p>222.298111</text:p>
          </table:table-cell>
          <table:table-cell office:value-type="float" office:value="54.263807" calcext:value-type="float">
            <text:p>54.263807</text:p>
          </table:table-cell>
          <table:table-cell office:value-type="float" office:value="71.303167" calcext:value-type="float">
            <text:p>71.303167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231.735295" calcext:value-type="float">
            <text:p>231.735295</text:p>
          </table:table-cell>
          <table:table-cell office:value-type="float" office:value="59.244543" calcext:value-type="float">
            <text:p>59.244543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67.386879" calcext:value-type="float">
            <text:p>267.386879</text:p>
          </table:table-cell>
          <table:table-cell office:value-type="float" office:value="58.458111" calcext:value-type="float">
            <text:p>58.458111</text:p>
          </table:table-cell>
          <table:table-cell office:value-type="float" office:value="57.147391" calcext:value-type="float">
            <text:p>57.14739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25.443839" calcext:value-type="float">
            <text:p>225.443839</text:p>
          </table:table-cell>
          <table:table-cell office:value-type="float" office:value="54.001663" calcext:value-type="float">
            <text:p>54.001663</text:p>
          </table:table-cell>
          <table:table-cell office:value-type="float" office:value="64.749567" calcext:value-type="float">
            <text:p>64.749567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55.852543" calcext:value-type="float">
            <text:p>255.852543</text:p>
          </table:table-cell>
          <table:table-cell office:value-type="float" office:value="56.623103" calcext:value-type="float">
            <text:p>56.623103</text:p>
          </table:table-cell>
          <table:table-cell office:value-type="float" office:value="56.360959" calcext:value-type="float">
            <text:p>56.360959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47.463935" calcext:value-type="float">
            <text:p>247.463935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66.322431" calcext:value-type="float">
            <text:p>66.32243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9.152383" calcext:value-type="float">
            <text:p>219.152383</text:p>
          </table:table-cell>
          <table:table-cell office:value-type="float" office:value="57.409535" calcext:value-type="float">
            <text:p>57.409535</text:p>
          </table:table-cell>
          <table:table-cell office:value-type="float" office:value="60.293119" calcext:value-type="float">
            <text:p>60.293119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34.881023" calcext:value-type="float">
            <text:p>234.881023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57.409535" calcext:value-type="float">
            <text:p>57.409535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78.921215" calcext:value-type="float">
            <text:p>278.921215</text:p>
          </table:table-cell>
          <table:table-cell office:value-type="float" office:value="56.098815" calcext:value-type="float">
            <text:p>56.098815</text:p>
          </table:table-cell>
          <table:table-cell office:value-type="float" office:value="61.865983" calcext:value-type="float">
            <text:p>61.865983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9.152383" calcext:value-type="float">
            <text:p>219.152383</text:p>
          </table:table-cell>
          <table:table-cell office:value-type="float" office:value="64.225279" calcext:value-type="float">
            <text:p>64.225279</text:p>
          </table:table-cell>
          <table:table-cell office:value-type="float" office:value="56.360959" calcext:value-type="float">
            <text:p>56.360959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30.686719" calcext:value-type="float">
            <text:p>230.686719</text:p>
          </table:table-cell>
          <table:table-cell office:value-type="float" office:value="57.933823" calcext:value-type="float">
            <text:p>57.933823</text:p>
          </table:table-cell>
          <table:table-cell office:value-type="float" office:value="54.788095" calcext:value-type="float">
            <text:p>54.78809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25.443839" calcext:value-type="float">
            <text:p>225.443839</text:p>
          </table:table-cell>
          <table:table-cell office:value-type="float" office:value="79.167487" calcext:value-type="float">
            <text:p>79.167487</text:p>
          </table:table-cell>
          <table:table-cell office:value-type="float" office:value="55.312383" calcext:value-type="float">
            <text:p>55.312383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306.184191" calcext:value-type="float">
            <text:p>306.184191</text:p>
          </table:table-cell>
          <table:table-cell office:value-type="float" office:value="55.574527" calcext:value-type="float">
            <text:p>55.574527</text:p>
          </table:table-cell>
          <table:table-cell office:value-type="float" office:value="58.195967" calcext:value-type="float">
            <text:p>58.195967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55.852543" calcext:value-type="float">
            <text:p>255.852543</text:p>
          </table:table-cell>
          <table:table-cell office:value-type="float" office:value="58.458111" calcext:value-type="float">
            <text:p>58.458111</text:p>
          </table:table-cell>
          <table:table-cell office:value-type="float" office:value="58.982399" calcext:value-type="float">
            <text:p>58.982399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99.892735" calcext:value-type="float">
            <text:p>299.892735</text:p>
          </table:table-cell>
          <table:table-cell office:value-type="float" office:value="58.458111" calcext:value-type="float">
            <text:p>58.458111</text:p>
          </table:table-cell>
          <table:table-cell office:value-type="float" office:value="67.633151" calcext:value-type="float">
            <text:p>67.63315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83.115519" calcext:value-type="float">
            <text:p>283.115519</text:p>
          </table:table-cell>
          <table:table-cell office:value-type="float" office:value="60.030975" calcext:value-type="float">
            <text:p>60.030975</text:p>
          </table:table-cell>
          <table:table-cell office:value-type="float" office:value="71.303167" calcext:value-type="float">
            <text:p>71.303167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308.281343" calcext:value-type="float">
            <text:p>308.281343</text:p>
          </table:table-cell>
          <table:table-cell office:value-type="float" office:value="61.603839" calcext:value-type="float">
            <text:p>61.603839</text:p>
          </table:table-cell>
          <table:table-cell office:value-type="float" office:value="58.982399" calcext:value-type="float">
            <text:p>58.982399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329.252863" calcext:value-type="float">
            <text:p>329.252863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54.263807" calcext:value-type="float">
            <text:p>54.263807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47.463935" calcext:value-type="float">
            <text:p>247.463935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54.263807" calcext:value-type="float">
            <text:p>54.263807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320.864255" calcext:value-type="float">
            <text:p>320.864255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55.050239" calcext:value-type="float">
            <text:p>55.05023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644.167167" calcext:value-type="float">
            <text:p>1644.167167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62.914559" calcext:value-type="float">
            <text:p>62.914559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63.192575" calcext:value-type="float">
            <text:p>263.192575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52.166655" calcext:value-type="float">
            <text:p>52.166655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87.309823" calcext:value-type="float">
            <text:p>287.309823</text:p>
          </table:table-cell>
          <table:table-cell office:value-type="float" office:value="65.273855" calcext:value-type="float">
            <text:p>65.273855</text:p>
          </table:table-cell>
          <table:table-cell office:value-type="float" office:value="55.312383" calcext:value-type="float">
            <text:p>55.312383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325.058559" calcext:value-type="float">
            <text:p>325.058559</text:p>
          </table:table-cell>
          <table:table-cell office:value-type="float" office:value="57.147391" calcext:value-type="float">
            <text:p>57.147391</text:p>
          </table:table-cell>
          <table:table-cell office:value-type="float" office:value="54.001663" calcext:value-type="float">
            <text:p>54.001663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43.269631" calcext:value-type="float">
            <text:p>243.269631</text:p>
          </table:table-cell>
          <table:table-cell office:value-type="float" office:value="66.846719" calcext:value-type="float">
            <text:p>66.846719</text:p>
          </table:table-cell>
          <table:table-cell office:value-type="float" office:value="51.904511" calcext:value-type="float">
            <text:p>51.90451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337.641471" calcext:value-type="float">
            <text:p>337.641471</text:p>
          </table:table-cell>
          <table:table-cell office:value-type="float" office:value="53.215231" calcext:value-type="float">
            <text:p>53.215231</text:p>
          </table:table-cell>
          <table:table-cell office:value-type="float" office:value="73.924607" calcext:value-type="float">
            <text:p>73.924607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22.961407" calcext:value-type="float">
            <text:p>322.961407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54.263807" calcext:value-type="float">
            <text:p>54.263807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54.788095" calcext:value-type="float">
            <text:p>54.788095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593.835519" calcext:value-type="float">
            <text:p>1593.835519</text:p>
          </table:table-cell>
          <table:table-cell office:value-type="float" office:value="54.001663" calcext:value-type="float">
            <text:p>54.001663</text:p>
          </table:table-cell>
          <table:table-cell office:value-type="float" office:value="54.525951" calcext:value-type="float">
            <text:p>54.52595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54.001663" calcext:value-type="float">
            <text:p>54.001663</text:p>
          </table:table-cell>
          <table:table-cell office:value-type="float" office:value="52.428799" calcext:value-type="float">
            <text:p>52.428799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60.555263" calcext:value-type="float">
            <text:p>60.555263</text:p>
          </table:table-cell>
          <table:table-cell office:value-type="float" office:value="71.303167" calcext:value-type="float">
            <text:p>71.303167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339.738623" calcext:value-type="float">
            <text:p>339.738623</text:p>
          </table:table-cell>
          <table:table-cell office:value-type="float" office:value="56.885247" calcext:value-type="float">
            <text:p>56.885247</text:p>
          </table:table-cell>
          <table:table-cell office:value-type="float" office:value="61.079551" calcext:value-type="float">
            <text:p>61.07955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803.550719" calcext:value-type="float">
            <text:p>1803.550719</text:p>
          </table:table-cell>
          <table:table-cell office:value-type="float" office:value="51.642367" calcext:value-type="float">
            <text:p>51.642367</text:p>
          </table:table-cell>
          <table:table-cell office:value-type="float" office:value="87.031807" calcext:value-type="float">
            <text:p>87.031807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371.195903" calcext:value-type="float">
            <text:p>371.195903</text:p>
          </table:table-cell>
          <table:table-cell office:value-type="float" office:value="73.400319" calcext:value-type="float">
            <text:p>73.400319</text:p>
          </table:table-cell>
          <table:table-cell office:value-type="float" office:value="70.778879" calcext:value-type="float">
            <text:p>70.778879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52.321535" calcext:value-type="float">
            <text:p>352.321535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89.128959" calcext:value-type="float">
            <text:p>89.128959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354.418687" calcext:value-type="float">
            <text:p>354.418687</text:p>
          </table:table-cell>
          <table:table-cell office:value-type="float" office:value="53.739519" calcext:value-type="float">
            <text:p>53.739519</text:p>
          </table:table-cell>
          <table:table-cell office:value-type="float" office:value="62.128127" calcext:value-type="float">
            <text:p>62.128127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312.475647" calcext:value-type="float">
            <text:p>312.475647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51.380223" calcext:value-type="float">
            <text:p>51.380223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348.127231" calcext:value-type="float">
            <text:p>348.127231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54.788095" calcext:value-type="float">
            <text:p>54.788095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339.738623" calcext:value-type="float">
            <text:p>339.738623</text:p>
          </table:table-cell>
          <table:table-cell office:value-type="float" office:value="61.079551" calcext:value-type="float">
            <text:p>61.079551</text:p>
          </table:table-cell>
          <table:table-cell office:value-type="float" office:value="52.953087" calcext:value-type="float">
            <text:p>52.953087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364.904447" calcext:value-type="float">
            <text:p>364.904447</text:p>
          </table:table-cell>
          <table:table-cell office:value-type="float" office:value="63.963135" calcext:value-type="float">
            <text:p>63.963135</text:p>
          </table:table-cell>
          <table:table-cell office:value-type="float" office:value="53.477375" calcext:value-type="float">
            <text:p>53.477375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54.525951" calcext:value-type="float">
            <text:p>54.52595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348.127231" calcext:value-type="float">
            <text:p>348.127231</text:p>
          </table:table-cell>
          <table:table-cell office:value-type="float" office:value="52.953087" calcext:value-type="float">
            <text:p>52.953087</text:p>
          </table:table-cell>
          <table:table-cell office:value-type="float" office:value="61.079551" calcext:value-type="float">
            <text:p>61.07955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339.738623" calcext:value-type="float">
            <text:p>339.738623</text:p>
          </table:table-cell>
          <table:table-cell office:value-type="float" office:value="54.525951" calcext:value-type="float">
            <text:p>54.525951</text:p>
          </table:table-cell>
          <table:table-cell office:value-type="float" office:value="56.360959" calcext:value-type="float">
            <text:p>56.360959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59.244543" calcext:value-type="float">
            <text:p>59.244543</text:p>
          </table:table-cell>
          <table:table-cell office:value-type="float" office:value="62.128127" calcext:value-type="float">
            <text:p>62.128127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356.515839" calcext:value-type="float">
            <text:p>356.515839</text:p>
          </table:table-cell>
          <table:table-cell office:value-type="float" office:value="74.448895" calcext:value-type="float">
            <text:p>74.448895</text:p>
          </table:table-cell>
          <table:table-cell office:value-type="float" office:value="52.428799" calcext:value-type="float">
            <text:p>52.428799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343.932927" calcext:value-type="float">
            <text:p>343.932927</text:p>
          </table:table-cell>
          <table:table-cell office:value-type="float" office:value="52.166655" calcext:value-type="float">
            <text:p>52.166655</text:p>
          </table:table-cell>
          <table:table-cell office:value-type="float" office:value="54.001663" calcext:value-type="float">
            <text:p>54.001663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54.788095" calcext:value-type="float">
            <text:p>54.788095</text:p>
          </table:table-cell>
          <table:table-cell office:value-type="float" office:value="55.574527" calcext:value-type="float">
            <text:p>55.574527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339.738623" calcext:value-type="float">
            <text:p>339.738623</text:p>
          </table:table-cell>
          <table:table-cell table:number-columns-repeated="2" office:value-type="float" office:value="57.933823" calcext:value-type="float">
            <text:p>57.933823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387.973119" calcext:value-type="float">
            <text:p>387.973119</text:p>
          </table:table-cell>
          <table:table-cell office:value-type="float" office:value="59.244543" calcext:value-type="float">
            <text:p>59.244543</text:p>
          </table:table-cell>
          <table:table-cell office:value-type="float" office:value="58.195967" calcext:value-type="float">
            <text:p>58.195967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69.098751" calcext:value-type="float">
            <text:p>369.098751</text:p>
          </table:table-cell>
          <table:table-cell office:value-type="float" office:value="72.351743" calcext:value-type="float">
            <text:p>72.351743</text:p>
          </table:table-cell>
          <table:table-cell office:value-type="float" office:value="55.312383" calcext:value-type="float">
            <text:p>55.312383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352.321535" calcext:value-type="float">
            <text:p>352.321535</text:p>
          </table:table-cell>
          <table:table-cell office:value-type="float" office:value="55.050239" calcext:value-type="float">
            <text:p>55.050239</text:p>
          </table:table-cell>
          <table:table-cell office:value-type="float" office:value="55.312383" calcext:value-type="float">
            <text:p>55.312383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375.390207" calcext:value-type="float">
            <text:p>375.390207</text:p>
          </table:table-cell>
          <table:table-cell office:value-type="float" office:value="58.720255" calcext:value-type="float">
            <text:p>58.720255</text:p>
          </table:table-cell>
          <table:table-cell office:value-type="float" office:value="57.147391" calcext:value-type="float">
            <text:p>57.14739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65.011711" calcext:value-type="float">
            <text:p>65.011711</text:p>
          </table:table-cell>
          <table:table-cell office:value-type="float" office:value="54.001663" calcext:value-type="float">
            <text:p>54.001663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398.458879" calcext:value-type="float">
            <text:p>398.458879</text:p>
          </table:table-cell>
          <table:table-cell office:value-type="float" office:value="54.788095" calcext:value-type="float">
            <text:p>54.788095</text:p>
          </table:table-cell>
          <table:table-cell office:value-type="float" office:value="64.487423" calcext:value-type="float">
            <text:p>64.487423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331.350015" calcext:value-type="float">
            <text:p>331.350015</text:p>
          </table:table-cell>
          <table:table-cell table:number-columns-repeated="2" office:value-type="float" office:value="57.933823" calcext:value-type="float">
            <text:p>57.933823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335.544319" calcext:value-type="float">
            <text:p>335.544319</text:p>
          </table:table-cell>
          <table:table-cell office:value-type="float" office:value="55.312383" calcext:value-type="float">
            <text:p>55.312383</text:p>
          </table:table-cell>
          <table:table-cell office:value-type="float" office:value="73.400319" calcext:value-type="float">
            <text:p>73.400319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383.778815" calcext:value-type="float">
            <text:p>383.778815</text:p>
          </table:table-cell>
          <table:table-cell office:value-type="float" office:value="55.836671" calcext:value-type="float">
            <text:p>55.836671</text:p>
          </table:table-cell>
          <table:table-cell office:value-type="float" office:value="59.506687" calcext:value-type="float">
            <text:p>59.506687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348.127231" calcext:value-type="float">
            <text:p>348.127231</text:p>
          </table:table-cell>
          <table:table-cell office:value-type="float" office:value="61.079551" calcext:value-type="float">
            <text:p>61.079551</text:p>
          </table:table-cell>
          <table:table-cell office:value-type="float" office:value="51.118079" calcext:value-type="float">
            <text:p>51.118079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367.001599" calcext:value-type="float">
            <text:p>367.001599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59.506687" calcext:value-type="float">
            <text:p>59.506687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358.612991" calcext:value-type="float">
            <text:p>358.612991</text:p>
          </table:table-cell>
          <table:table-cell office:value-type="float" office:value="58.458111" calcext:value-type="float">
            <text:p>58.458111</text:p>
          </table:table-cell>
          <table:table-cell office:value-type="float" office:value="78.643199" calcext:value-type="float">
            <text:p>78.643199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385.875967" calcext:value-type="float">
            <text:p>385.875967</text:p>
          </table:table-cell>
          <table:table-cell office:value-type="float" office:value="57.409535" calcext:value-type="float">
            <text:p>57.409535</text:p>
          </table:table-cell>
          <table:table-cell office:value-type="float" office:value="58.982399" calcext:value-type="float">
            <text:p>58.982399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362.807295" calcext:value-type="float">
            <text:p>362.807295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56.885247" calcext:value-type="float">
            <text:p>56.885247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316.669951" calcext:value-type="float">
            <text:p>316.669951</text:p>
          </table:table-cell>
          <table:table-cell office:value-type="float" office:value="56.360959" calcext:value-type="float">
            <text:p>56.360959</text:p>
          </table:table-cell>
          <table:table-cell office:value-type="float" office:value="55.050239" calcext:value-type="float">
            <text:p>55.050239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335.544319" calcext:value-type="float">
            <text:p>335.544319</text:p>
          </table:table-cell>
          <table:table-cell office:value-type="float" office:value="51.642367" calcext:value-type="float">
            <text:p>51.642367</text:p>
          </table:table-cell>
          <table:table-cell office:value-type="float" office:value="56.360959" calcext:value-type="float">
            <text:p>56.360959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231.735295" calcext:value-type="float">
            <text:p>231.735295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55.050239" calcext:value-type="float">
            <text:p>55.050239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402.653183" calcext:value-type="float">
            <text:p>402.653183</text:p>
          </table:table-cell>
          <table:table-cell office:value-type="float" office:value="65.273855" calcext:value-type="float">
            <text:p>65.273855</text:p>
          </table:table-cell>
          <table:table-cell office:value-type="float" office:value="79.167487" calcext:value-type="float">
            <text:p>79.167487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34.881023" calcext:value-type="float">
            <text:p>234.881023</text:p>
          </table:table-cell>
          <table:table-cell office:value-type="float" office:value="56.885247" calcext:value-type="float">
            <text:p>56.885247</text:p>
          </table:table-cell>
          <table:table-cell office:value-type="float" office:value="58.195967" calcext:value-type="float">
            <text:p>58.195967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55.852543" calcext:value-type="float">
            <text:p>255.852543</text:p>
          </table:table-cell>
          <table:table-cell office:value-type="float" office:value="56.623103" calcext:value-type="float">
            <text:p>56.623103</text:p>
          </table:table-cell>
          <table:table-cell office:value-type="float" office:value="58.982399" calcext:value-type="float">
            <text:p>58.982399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64.241151" calcext:value-type="float">
            <text:p>264.241151</text:p>
          </table:table-cell>
          <table:table-cell office:value-type="float" office:value="54.525951" calcext:value-type="float">
            <text:p>54.525951</text:p>
          </table:table-cell>
          <table:table-cell office:value-type="float" office:value="61.341695" calcext:value-type="float">
            <text:p>61.341695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74.726911" calcext:value-type="float">
            <text:p>274.726911</text:p>
          </table:table-cell>
          <table:table-cell office:value-type="float" office:value="54.001663" calcext:value-type="float">
            <text:p>54.001663</text:p>
          </table:table-cell>
          <table:table-cell office:value-type="float" office:value="59.244543" calcext:value-type="float">
            <text:p>59.244543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43.269631" calcext:value-type="float">
            <text:p>243.269631</text:p>
          </table:table-cell>
          <table:table-cell office:value-type="float" office:value="55.050239" calcext:value-type="float">
            <text:p>55.050239</text:p>
          </table:table-cell>
          <table:table-cell office:value-type="float" office:value="58.458111" calcext:value-type="float">
            <text:p>58.45811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70.532607" calcext:value-type="float">
            <text:p>270.532607</text:p>
          </table:table-cell>
          <table:table-cell office:value-type="float" office:value="72.351743" calcext:value-type="float">
            <text:p>72.351743</text:p>
          </table:table-cell>
          <table:table-cell office:value-type="float" office:value="58.720255" calcext:value-type="float">
            <text:p>58.720255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610.612735" calcext:value-type="float">
            <text:p>1610.612735</text:p>
          </table:table-cell>
          <table:table-cell table:number-columns-repeated="2" office:value-type="float" office:value="71.827455" calcext:value-type="float">
            <text:p>71.827455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39.075327" calcext:value-type="float">
            <text:p>239.075327</text:p>
          </table:table-cell>
          <table:table-cell office:value-type="float" office:value="67.633151" calcext:value-type="float">
            <text:p>67.633151</text:p>
          </table:table-cell>
          <table:table-cell office:value-type="float" office:value="77.070335" calcext:value-type="float">
            <text:p>77.070335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602.224127" calcext:value-type="float">
            <text:p>1602.224127</text:p>
          </table:table-cell>
          <table:table-cell office:value-type="float" office:value="65.011711" calcext:value-type="float">
            <text:p>65.011711</text:p>
          </table:table-cell>
          <table:table-cell office:value-type="float" office:value="56.885247" calcext:value-type="float">
            <text:p>56.885247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93.601279" calcext:value-type="float">
            <text:p>293.601279</text:p>
          </table:table-cell>
          <table:table-cell office:value-type="float" office:value="61.341695" calcext:value-type="float">
            <text:p>61.341695</text:p>
          </table:table-cell>
          <table:table-cell office:value-type="float" office:value="52.690943" calcext:value-type="float">
            <text:p>52.690943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95.698431" calcext:value-type="float">
            <text:p>295.698431</text:p>
          </table:table-cell>
          <table:table-cell office:value-type="float" office:value="56.360959" calcext:value-type="float">
            <text:p>56.360959</text:p>
          </table:table-cell>
          <table:table-cell office:value-type="float" office:value="50.331647" calcext:value-type="float">
            <text:p>50.331647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543.503871" calcext:value-type="float">
            <text:p>1543.503871</text:p>
          </table:table-cell>
          <table:table-cell office:value-type="float" office:value="77.070335" calcext:value-type="float">
            <text:p>77.070335</text:p>
          </table:table-cell>
          <table:table-cell office:value-type="float" office:value="52.166655" calcext:value-type="float">
            <text:p>52.166655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51.658239" calcext:value-type="float">
            <text:p>251.658239</text:p>
          </table:table-cell>
          <table:table-cell office:value-type="float" office:value="74.973183" calcext:value-type="float">
            <text:p>74.973183</text:p>
          </table:table-cell>
          <table:table-cell office:value-type="float" office:value="51.380223" calcext:value-type="float">
            <text:p>51.380223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267.386879" calcext:value-type="float">
            <text:p>267.386879</text:p>
          </table:table-cell>
          <table:table-cell office:value-type="float" office:value="56.098815" calcext:value-type="float">
            <text:p>56.098815</text:p>
          </table:table-cell>
          <table:table-cell office:value-type="float" office:value="63.438847" calcext:value-type="float">
            <text:p>63.438847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27.540991" calcext:value-type="float">
            <text:p>227.540991</text:p>
          </table:table-cell>
          <table:table-cell office:value-type="float" office:value="57.933823" calcext:value-type="float">
            <text:p>57.933823</text:p>
          </table:table-cell>
          <table:table-cell office:value-type="float" office:value="66.846719" calcext:value-type="float">
            <text:p>66.846719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227.540991" calcext:value-type="float">
            <text:p>227.540991</text:p>
          </table:table-cell>
          <table:table-cell office:value-type="float" office:value="60.030975" calcext:value-type="float">
            <text:p>60.030975</text:p>
          </table:table-cell>
          <table:table-cell office:value-type="float" office:value="72.876031" calcext:value-type="float">
            <text:p>72.87603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318.767103" calcext:value-type="float">
            <text:p>318.767103</text:p>
          </table:table-cell>
          <table:table-cell office:value-type="float" office:value="57.671679" calcext:value-type="float">
            <text:p>57.671679</text:p>
          </table:table-cell>
          <table:table-cell office:value-type="float" office:value="56.360959" calcext:value-type="float">
            <text:p>56.360959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51.658239" calcext:value-type="float">
            <text:p>251.658239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67.633151" calcext:value-type="float">
            <text:p>67.63315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99.892735" calcext:value-type="float">
            <text:p>299.892735</text:p>
          </table:table-cell>
          <table:table-cell office:value-type="float" office:value="58.982399" calcext:value-type="float">
            <text:p>58.982399</text:p>
          </table:table-cell>
          <table:table-cell office:value-type="float" office:value="63.176703" calcext:value-type="float">
            <text:p>63.176703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11.812351" calcext:value-type="float">
            <text:p>211.812351</text:p>
          </table:table-cell>
          <table:table-cell office:value-type="float" office:value="58.720255" calcext:value-type="float">
            <text:p>58.720255</text:p>
          </table:table-cell>
          <table:table-cell office:value-type="float" office:value="58.195967" calcext:value-type="float">
            <text:p>58.195967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234.881023" calcext:value-type="float">
            <text:p>234.881023</text:p>
          </table:table-cell>
          <table:table-cell office:value-type="float" office:value="65.011711" calcext:value-type="float">
            <text:p>65.011711</text:p>
          </table:table-cell>
          <table:table-cell office:value-type="float" office:value="54.263807" calcext:value-type="float">
            <text:p>54.263807</text:p>
          </table:table-cell>
        </table:table-row>
      </table:table>
      <table:table table:name="Prime1m99P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11.673343" calcext:value-type="float">
            <text:p>111.673343</text:p>
          </table:table-cell>
          <table:table-cell office:value-type="float" office:value="13.631487" calcext:value-type="float">
            <text:p>13.631487</text:p>
          </table:table-cell>
          <table:table-cell office:value-type="float" office:value="11.010047" calcext:value-type="float">
            <text:p>11.010047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3.238271" calcext:value-type="float">
            <text:p>13.238271</text:p>
          </table:table-cell>
          <table:table-cell office:value-type="float" office:value="10.551295" calcext:value-type="float">
            <text:p>10.551295</text:p>
          </table:table-cell>
          <table:table-cell office:value-type="float" office:value="6.160383" calcext:value-type="float">
            <text:p>6.160383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6.062079" calcext:value-type="float">
            <text:p>6.062079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6.881279" calcext:value-type="float">
            <text:p>6.881279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406719" calcext:value-type="float">
            <text:p>5.406719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308415" calcext:value-type="float">
            <text:p>5.308415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963775" calcext:value-type="float">
            <text:p>5.963775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5.832703" calcext:value-type="float">
            <text:p>5.832703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7.471103" calcext:value-type="float">
            <text:p>7.471103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8.257535" calcext:value-type="float">
            <text:p>8.257535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6.258687" calcext:value-type="float">
            <text:p>6.258687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5.603327" calcext:value-type="float">
            <text:p>5.603327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6.029311" calcext:value-type="float">
            <text:p>6.02931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8.290303" calcext:value-type="float">
            <text:p>8.290303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6.062079" calcext:value-type="float">
            <text:p>6.062079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865471" calcext:value-type="float">
            <text:p>5.86547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9.371647" calcext:value-type="float">
            <text:p>9.371647</text:p>
          </table:table-cell>
          <table:table-cell office:value-type="float" office:value="5.996543" calcext:value-type="float">
            <text:p>5.996543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898239" calcext:value-type="float">
            <text:p>5.898239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6.062079" calcext:value-type="float">
            <text:p>6.062079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306111" calcext:value-type="float">
            <text:p>9.306111</text:p>
          </table:table-cell>
          <table:table-cell office:value-type="float" office:value="6.225919" calcext:value-type="float">
            <text:p>6.225919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603327" calcext:value-type="float">
            <text:p>5.603327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832703" calcext:value-type="float">
            <text:p>5.832703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6.881279" calcext:value-type="float">
            <text:p>6.881279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5.734399" calcext:value-type="float">
            <text:p>5.734399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6.455295" calcext:value-type="float">
            <text:p>6.455295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6.979583" calcext:value-type="float">
            <text:p>6.979583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799935" calcext:value-type="float">
            <text:p>5.799935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502719" calcext:value-type="float">
            <text:p>9.502719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636095" calcext:value-type="float">
            <text:p>5.636095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6.029311" calcext:value-type="float">
            <text:p>6.02931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8.290303" calcext:value-type="float">
            <text:p>8.290303</text:p>
          </table:table-cell>
          <table:table-cell office:value-type="float" office:value="6.717439" calcext:value-type="float">
            <text:p>6.717439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570559" calcext:value-type="float">
            <text:p>5.570559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6.782975" calcext:value-type="float">
            <text:p>6.782975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306111" calcext:value-type="float">
            <text:p>9.306111</text:p>
          </table:table-cell>
          <table:table-cell office:value-type="float" office:value="5.505023" calcext:value-type="float">
            <text:p>5.505023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6.422527" calcext:value-type="float">
            <text:p>6.422527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6.619135" calcext:value-type="float">
            <text:p>6.619135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6.750207" calcext:value-type="float">
            <text:p>6.750207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225919" calcext:value-type="float">
            <text:p>6.225919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6.717439" calcext:value-type="float">
            <text:p>6.717439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6.455295" calcext:value-type="float">
            <text:p>6.455295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7.077887" calcext:value-type="float">
            <text:p>7.077887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799935" calcext:value-type="float">
            <text:p>5.799935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553599" calcext:value-type="float">
            <text:p>6.553599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6.553599" calcext:value-type="float">
            <text:p>6.553599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830399" calcext:value-type="float">
            <text:p>9.830399</text:p>
          </table:table-cell>
          <table:table-cell office:value-type="float" office:value="6.455295" calcext:value-type="float">
            <text:p>6.455295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7.077887" calcext:value-type="float">
            <text:p>7.077887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5.767167" calcext:value-type="float">
            <text:p>5.767167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373951" calcext:value-type="float">
            <text:p>5.37395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029311" calcext:value-type="float">
            <text:p>6.02931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553599" calcext:value-type="float">
            <text:p>6.553599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308415" calcext:value-type="float">
            <text:p>5.308415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373951" calcext:value-type="float">
            <text:p>5.37395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5.799935" calcext:value-type="float">
            <text:p>5.799935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8.290303" calcext:value-type="float">
            <text:p>8.290303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406719" calcext:value-type="float">
            <text:p>5.406719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537791" calcext:value-type="float">
            <text:p>5.53779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8.224767" calcext:value-type="float">
            <text:p>8.224767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6.782975" calcext:value-type="float">
            <text:p>6.782975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6.848511" calcext:value-type="float">
            <text:p>6.84851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6.717439" calcext:value-type="float">
            <text:p>6.717439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636095" calcext:value-type="float">
            <text:p>5.636095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6.553599" calcext:value-type="float">
            <text:p>6.553599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799935" calcext:value-type="float">
            <text:p>5.799935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341183" calcext:value-type="float">
            <text:p>5.341183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373951" calcext:value-type="float">
            <text:p>5.37395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963775" calcext:value-type="float">
            <text:p>5.963775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520831" calcext:value-type="float">
            <text:p>6.52083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8.257535" calcext:value-type="float">
            <text:p>8.257535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5.472255" calcext:value-type="float">
            <text:p>5.472255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963775" calcext:value-type="float">
            <text:p>5.963775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8.159231" calcext:value-type="float">
            <text:p>8.159231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144575" calcext:value-type="float">
            <text:p>5.144575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472255" calcext:value-type="float">
            <text:p>5.472255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224767" calcext:value-type="float">
            <text:p>8.224767</text:p>
          </table:table-cell>
          <table:table-cell office:value-type="float" office:value="5.570559" calcext:value-type="float">
            <text:p>5.570559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6.782975" calcext:value-type="float">
            <text:p>6.78297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table:number-columns-repeated="2" office:value-type="float" office:value="8.519679" calcext:value-type="float">
            <text:p>8.519679</text:p>
          </table:table-cell>
          <table:table-cell office:value-type="float" office:value="6.193151" calcext:value-type="float">
            <text:p>6.19315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341183" calcext:value-type="float">
            <text:p>5.341183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8.290303" calcext:value-type="float">
            <text:p>8.290303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5.636095" calcext:value-type="float">
            <text:p>5.636095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7.208959" calcext:value-type="float">
            <text:p>7.208959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6.619135" calcext:value-type="float">
            <text:p>6.619135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931007" calcext:value-type="float">
            <text:p>5.931007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7.143423" calcext:value-type="float">
            <text:p>7.143423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8.191999" calcext:value-type="float">
            <text:p>8.191999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6.160383" calcext:value-type="float">
            <text:p>6.160383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570559" calcext:value-type="float">
            <text:p>5.570559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6.651903" calcext:value-type="float">
            <text:p>6.651903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767167" calcext:value-type="float">
            <text:p>5.767167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6.225919" calcext:value-type="float">
            <text:p>6.225919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767167" calcext:value-type="float">
            <text:p>5.767167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6.782975" calcext:value-type="float">
            <text:p>6.782975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6.586367" calcext:value-type="float">
            <text:p>6.586367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603327" calcext:value-type="float">
            <text:p>5.603327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371647" calcext:value-type="float">
            <text:p>9.371647</text:p>
          </table:table-cell>
          <table:table-cell office:value-type="float" office:value="6.160383" calcext:value-type="float">
            <text:p>6.160383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767167" calcext:value-type="float">
            <text:p>5.767167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373951" calcext:value-type="float">
            <text:p>5.37395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865471" calcext:value-type="float">
            <text:p>5.86547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308415" calcext:value-type="float">
            <text:p>5.308415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767167" calcext:value-type="float">
            <text:p>5.767167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8.191999" calcext:value-type="float">
            <text:p>8.191999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6.946815" calcext:value-type="float">
            <text:p>6.946815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5.963775" calcext:value-type="float">
            <text:p>5.963775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5.898239" calcext:value-type="float">
            <text:p>5.898239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537791" calcext:value-type="float">
            <text:p>5.53779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7.143423" calcext:value-type="float">
            <text:p>7.143423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308415" calcext:value-type="float">
            <text:p>5.308415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734399" calcext:value-type="float">
            <text:p>5.734399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306111" calcext:value-type="float">
            <text:p>9.306111</text:p>
          </table:table-cell>
          <table:table-cell office:value-type="float" office:value="5.636095" calcext:value-type="float">
            <text:p>5.636095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6.750207" calcext:value-type="float">
            <text:p>6.750207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586367" calcext:value-type="float">
            <text:p>6.586367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8.257535" calcext:value-type="float">
            <text:p>8.257535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505023" calcext:value-type="float">
            <text:p>5.505023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7.045119" calcext:value-type="float">
            <text:p>7.045119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472255" calcext:value-type="float">
            <text:p>5.472255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439487" calcext:value-type="float">
            <text:p>5.439487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668863" calcext:value-type="float">
            <text:p>5.668863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767167" calcext:value-type="float">
            <text:p>5.767167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6.029311" calcext:value-type="float">
            <text:p>6.02931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439487" calcext:value-type="float">
            <text:p>5.439487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472255" calcext:value-type="float">
            <text:p>5.472255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6.750207" calcext:value-type="float">
            <text:p>6.750207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6.553599" calcext:value-type="float">
            <text:p>6.553599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832703" calcext:value-type="float">
            <text:p>5.832703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406719" calcext:value-type="float">
            <text:p>5.406719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832703" calcext:value-type="float">
            <text:p>5.832703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6.651903" calcext:value-type="float">
            <text:p>6.651903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8.290303" calcext:value-type="float">
            <text:p>8.290303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505023" calcext:value-type="float">
            <text:p>5.505023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8.224767" calcext:value-type="float">
            <text:p>8.224767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603327" calcext:value-type="float">
            <text:p>5.603327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5.931007" calcext:value-type="float">
            <text:p>5.931007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6.455295" calcext:value-type="float">
            <text:p>6.455295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898239" calcext:value-type="float">
            <text:p>5.898239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8.224767" calcext:value-type="float">
            <text:p>8.224767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6.750207" calcext:value-type="float">
            <text:p>6.750207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257535" calcext:value-type="float">
            <text:p>8.257535</text:p>
          </table:table-cell>
          <table:table-cell office:value-type="float" office:value="6.422527" calcext:value-type="float">
            <text:p>6.422527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537791" calcext:value-type="float">
            <text:p>5.53779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9.109503" calcext:value-type="float">
            <text:p>9.109503</text:p>
          </table:table-cell>
          <table:table-cell office:value-type="float" office:value="5.734399" calcext:value-type="float">
            <text:p>5.734399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5.603327" calcext:value-type="float">
            <text:p>5.603327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9.240575" calcext:value-type="float">
            <text:p>9.240575</text:p>
          </table:table-cell>
          <table:table-cell office:value-type="float" office:value="5.832703" calcext:value-type="float">
            <text:p>5.832703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6.029311" calcext:value-type="float">
            <text:p>6.02931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7.110655" calcext:value-type="float">
            <text:p>7.110655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table:number-columns-repeated="2" office:value-type="float" office:value="8.519679" calcext:value-type="float">
            <text:p>8.519679</text:p>
          </table:table-cell>
          <table:table-cell office:value-type="float" office:value="6.717439" calcext:value-type="float">
            <text:p>6.717439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978431" calcext:value-type="float">
            <text:p>8.978431</text:p>
          </table:table-cell>
          <table:table-cell office:value-type="float" office:value="5.570559" calcext:value-type="float">
            <text:p>5.570559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781823" calcext:value-type="float">
            <text:p>8.781823</text:p>
          </table:table-cell>
          <table:table-cell office:value-type="float" office:value="5.668863" calcext:value-type="float">
            <text:p>5.668863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8.355839" calcext:value-type="float">
            <text:p>8.355839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701631" calcext:value-type="float">
            <text:p>5.70163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9.043967" calcext:value-type="float">
            <text:p>9.043967</text:p>
          </table:table-cell>
          <table:table-cell office:value-type="float" office:value="5.865471" calcext:value-type="float">
            <text:p>5.86547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6.455295" calcext:value-type="float">
            <text:p>6.455295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9.175039" calcext:value-type="float">
            <text:p>9.175039</text:p>
          </table:table-cell>
          <table:table-cell office:value-type="float" office:value="5.636095" calcext:value-type="float">
            <text:p>5.636095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8.388607" calcext:value-type="float">
            <text:p>8.388607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537791" calcext:value-type="float">
            <text:p>5.53779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8.323071" calcext:value-type="float">
            <text:p>8.323071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6.389759" calcext:value-type="float">
            <text:p>6.389759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716287" calcext:value-type="float">
            <text:p>8.716287</text:p>
          </table:table-cell>
          <table:table-cell office:value-type="float" office:value="5.603327" calcext:value-type="float">
            <text:p>5.603327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8.454143" calcext:value-type="float">
            <text:p>8.454143</text:p>
          </table:table-cell>
          <table:table-cell office:value-type="float" office:value="8.650751" calcext:value-type="float">
            <text:p>8.650751</text:p>
          </table:table-cell>
          <table:table-cell office:value-type="float" office:value="5.963775" calcext:value-type="float">
            <text:p>5.963775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8.519679" calcext:value-type="float">
            <text:p>8.519679</text:p>
          </table:table-cell>
          <table:table-cell office:value-type="float" office:value="8.847359" calcext:value-type="float">
            <text:p>8.847359</text:p>
          </table:table-cell>
          <table:table-cell office:value-type="float" office:value="5.636095" calcext:value-type="float">
            <text:p>5.63609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8.585215" calcext:value-type="float">
            <text:p>8.585215</text:p>
          </table:table-cell>
          <table:table-cell office:value-type="float" office:value="8.912895" calcext:value-type="float">
            <text:p>8.912895</text:p>
          </table:table-cell>
          <table:table-cell office:value-type="float" office:value="7.045119" calcext:value-type="float">
            <text:p>7.045119</text:p>
          </table:table-cell>
        </table:table-row>
      </table:table>
      <table:table table:name="Prime10m99P10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84.549375" calcext:value-type="float">
            <text:p>184.549375</text:p>
          </table:table-cell>
          <table:table-cell office:value-type="float" office:value="159.383551" calcext:value-type="float">
            <text:p>159.383551</text:p>
          </table:table-cell>
          <table:table-cell office:value-type="float" office:value="291.504127" calcext:value-type="float">
            <text:p>291.504127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80.216063" calcext:value-type="float">
            <text:p>80.216063</text:p>
          </table:table-cell>
          <table:table-cell office:value-type="float" office:value="260.046847" calcext:value-type="float">
            <text:p>260.046847</text:p>
          </table:table-cell>
          <table:table-cell office:value-type="float" office:value="287.309823" calcext:value-type="float">
            <text:p>287.309823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46.415359" calcext:value-type="float">
            <text:p>246.415359</text:p>
          </table:table-cell>
          <table:table-cell office:value-type="float" office:value="285.212671" calcext:value-type="float">
            <text:p>285.21267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42.221055" calcext:value-type="float">
            <text:p>242.221055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70.254591" calcext:value-type="float">
            <text:p>70.25459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220.200959" calcext:value-type="float">
            <text:p>220.200959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66.060287" calcext:value-type="float">
            <text:p>66.060287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67.108863" calcext:value-type="float">
            <text:p>67.108863</text:p>
          </table:table-cell>
          <table:table-cell office:value-type="float" office:value="219.152383" calcext:value-type="float">
            <text:p>219.152383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60.817407" calcext:value-type="float">
            <text:p>60.817407</text:p>
          </table:table-cell>
          <table:table-cell office:value-type="float" office:value="221.249535" calcext:value-type="float">
            <text:p>221.249535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221.249535" calcext:value-type="float">
            <text:p>221.249535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77.070335" calcext:value-type="float">
            <text:p>77.070335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62.652415" calcext:value-type="float">
            <text:p>62.65241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66.322431" calcext:value-type="float">
            <text:p>66.322431</text:p>
          </table:table-cell>
          <table:table-cell office:value-type="float" office:value="212.860927" calcext:value-type="float">
            <text:p>212.860927</text:p>
          </table:table-cell>
          <table:table-cell office:value-type="float" office:value="265.289727" calcext:value-type="float">
            <text:p>265.289727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64.749567" calcext:value-type="float">
            <text:p>64.749567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4.241151" calcext:value-type="float">
            <text:p>264.24115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62.390271" calcext:value-type="float">
            <text:p>62.390271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61.603839" calcext:value-type="float">
            <text:p>61.60383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72.876031" calcext:value-type="float">
            <text:p>72.87603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66.322431" calcext:value-type="float">
            <text:p>66.32243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73.924607" calcext:value-type="float">
            <text:p>73.92460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59.768831" calcext:value-type="float">
            <text:p>59.76883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66.584575" calcext:value-type="float">
            <text:p>66.584575</text:p>
          </table:table-cell>
          <table:table-cell office:value-type="float" office:value="219.152383" calcext:value-type="float">
            <text:p>219.152383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63.963135" calcext:value-type="float">
            <text:p>63.963135</text:p>
          </table:table-cell>
          <table:table-cell office:value-type="float" office:value="220.200959" calcext:value-type="float">
            <text:p>220.200959</text:p>
          </table:table-cell>
          <table:table-cell office:value-type="float" office:value="248.512511" calcext:value-type="float">
            <text:p>248.51251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61.865983" calcext:value-type="float">
            <text:p>61.865983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65.273855" calcext:value-type="float">
            <text:p>65.273855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76.021759" calcext:value-type="float">
            <text:p>76.02175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70.254591" calcext:value-type="float">
            <text:p>70.25459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61.865983" calcext:value-type="float">
            <text:p>61.865983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2.860927" calcext:value-type="float">
            <text:p>212.860927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73.400319" calcext:value-type="float">
            <text:p>73.40031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70.254591" calcext:value-type="float">
            <text:p>70.25459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3.192575" calcext:value-type="float">
            <text:p>263.192575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66.584575" calcext:value-type="float">
            <text:p>66.584575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61.865983" calcext:value-type="float">
            <text:p>61.865983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58.195967" calcext:value-type="float">
            <text:p>58.195967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66.584575" calcext:value-type="float">
            <text:p>66.58457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72.876031" calcext:value-type="float">
            <text:p>72.876031</text:p>
          </table:table-cell>
          <table:table-cell office:value-type="float" office:value="212.860927" calcext:value-type="float">
            <text:p>212.860927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63.963135" calcext:value-type="float">
            <text:p>63.96313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63.963135" calcext:value-type="float">
            <text:p>63.96313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66.060287" calcext:value-type="float">
            <text:p>66.060287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74.448895" calcext:value-type="float">
            <text:p>74.448895</text:p>
          </table:table-cell>
          <table:table-cell office:value-type="float" office:value="228.589567" calcext:value-type="float">
            <text:p>228.589567</text:p>
          </table:table-cell>
          <table:table-cell office:value-type="float" office:value="268.435455" calcext:value-type="float">
            <text:p>268.435455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20.200959" calcext:value-type="float">
            <text:p>220.200959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69.730303" calcext:value-type="float">
            <text:p>69.730303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62.652415" calcext:value-type="float">
            <text:p>62.652415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66.846719" calcext:value-type="float">
            <text:p>66.84671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69.206015" calcext:value-type="float">
            <text:p>69.206015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66.846719" calcext:value-type="float">
            <text:p>66.84671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65.798143" calcext:value-type="float">
            <text:p>65.798143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61.079551" calcext:value-type="float">
            <text:p>61.07955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48.512511" calcext:value-type="float">
            <text:p>248.5125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4.241151" calcext:value-type="float">
            <text:p>264.24115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69.730303" calcext:value-type="float">
            <text:p>69.730303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4.241151" calcext:value-type="float">
            <text:p>264.24115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64.749567" calcext:value-type="float">
            <text:p>64.74956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73.924607" calcext:value-type="float">
            <text:p>73.924607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63.963135" calcext:value-type="float">
            <text:p>63.96313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72.876031" calcext:value-type="float">
            <text:p>72.87603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49.561087" calcext:value-type="float">
            <text:p>249.561087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62.652415" calcext:value-type="float">
            <text:p>62.652415</text:p>
          </table:table-cell>
          <table:table-cell office:value-type="float" office:value="212.860927" calcext:value-type="float">
            <text:p>212.860927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61.603839" calcext:value-type="float">
            <text:p>61.603839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49.561087" calcext:value-type="float">
            <text:p>249.561087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64.487423" calcext:value-type="float">
            <text:p>64.487423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60.293119" calcext:value-type="float">
            <text:p>60.29311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63.176703" calcext:value-type="float">
            <text:p>63.176703</text:p>
          </table:table-cell>
          <table:table-cell office:value-type="float" office:value="221.249535" calcext:value-type="float">
            <text:p>221.249535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47.463935" calcext:value-type="float">
            <text:p>247.463935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63.700991" calcext:value-type="float">
            <text:p>63.700991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63.192575" calcext:value-type="float">
            <text:p>263.192575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75.497471" calcext:value-type="float">
            <text:p>75.49747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60.030975" calcext:value-type="float">
            <text:p>60.03097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46.415359" calcext:value-type="float">
            <text:p>246.415359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66.322431" calcext:value-type="float">
            <text:p>66.32243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0.609663" calcext:value-type="float">
            <text:p>250.609663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74.973183" calcext:value-type="float">
            <text:p>74.973183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65.011711" calcext:value-type="float">
            <text:p>65.01171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62.652415" calcext:value-type="float">
            <text:p>62.652415</text:p>
          </table:table-cell>
          <table:table-cell office:value-type="float" office:value="220.200959" calcext:value-type="float">
            <text:p>220.200959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69.730303" calcext:value-type="float">
            <text:p>69.730303</text:p>
          </table:table-cell>
          <table:table-cell office:value-type="float" office:value="212.860927" calcext:value-type="float">
            <text:p>212.860927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65.273855" calcext:value-type="float">
            <text:p>65.27385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69.730303" calcext:value-type="float">
            <text:p>69.730303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66.584575" calcext:value-type="float">
            <text:p>66.58457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48.512511" calcext:value-type="float">
            <text:p>248.51251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66.322431" calcext:value-type="float">
            <text:p>66.32243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73.400319" calcext:value-type="float">
            <text:p>73.40031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60.555263" calcext:value-type="float">
            <text:p>60.555263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67.633151" calcext:value-type="float">
            <text:p>67.63315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59.768831" calcext:value-type="float">
            <text:p>59.768831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70.778879" calcext:value-type="float">
            <text:p>70.77887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46.415359" calcext:value-type="float">
            <text:p>246.415359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67.108863" calcext:value-type="float">
            <text:p>67.108863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62.914559" calcext:value-type="float">
            <text:p>62.91455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62.128127" calcext:value-type="float">
            <text:p>62.128127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4.803967" calcext:value-type="float">
            <text:p>254.803967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65.273855" calcext:value-type="float">
            <text:p>65.27385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70.254591" calcext:value-type="float">
            <text:p>70.25459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3.192575" calcext:value-type="float">
            <text:p>263.192575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72.351743" calcext:value-type="float">
            <text:p>72.351743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61.603839" calcext:value-type="float">
            <text:p>61.603839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69.206015" calcext:value-type="float">
            <text:p>69.20601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0.046847" calcext:value-type="float">
            <text:p>260.046847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71.303167" calcext:value-type="float">
            <text:p>71.303167</text:p>
          </table:table-cell>
          <table:table-cell office:value-type="float" office:value="211.812351" calcext:value-type="float">
            <text:p>211.812351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4.241151" calcext:value-type="float">
            <text:p>264.24115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62.652415" calcext:value-type="float">
            <text:p>62.652415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65.535999" calcext:value-type="float">
            <text:p>65.53599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44.318207" calcext:value-type="float">
            <text:p>244.318207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62.390271" calcext:value-type="float">
            <text:p>62.390271</text:p>
          </table:table-cell>
          <table:table-cell office:value-type="float" office:value="213.909503" calcext:value-type="float">
            <text:p>213.909503</text:p>
          </table:table-cell>
          <table:table-cell office:value-type="float" office:value="249.561087" calcext:value-type="float">
            <text:p>249.561087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65.011711" calcext:value-type="float">
            <text:p>65.011711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60.555263" calcext:value-type="float">
            <text:p>60.555263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62.652415" calcext:value-type="float">
            <text:p>62.65241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61.603839" calcext:value-type="float">
            <text:p>61.603839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5.852543" calcext:value-type="float">
            <text:p>255.852543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67.633151" calcext:value-type="float">
            <text:p>67.633151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3.755391" calcext:value-type="float">
            <text:p>253.75539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61.341695" calcext:value-type="float">
            <text:p>61.341695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73.924607" calcext:value-type="float">
            <text:p>73.924607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6.901119" calcext:value-type="float">
            <text:p>256.901119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52.706815" calcext:value-type="float">
            <text:p>252.706815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64.487423" calcext:value-type="float">
            <text:p>64.487423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59.768831" calcext:value-type="float">
            <text:p>59.768831</text:p>
          </table:table-cell>
          <table:table-cell office:value-type="float" office:value="217.055231" calcext:value-type="float">
            <text:p>217.055231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66.322431" calcext:value-type="float">
            <text:p>66.322431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70.254591" calcext:value-type="float">
            <text:p>70.254591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66.060287" calcext:value-type="float">
            <text:p>66.060287</text:p>
          </table:table-cell>
          <table:table-cell office:value-type="float" office:value="216.006655" calcext:value-type="float">
            <text:p>216.006655</text:p>
          </table:table-cell>
          <table:table-cell office:value-type="float" office:value="262.143999" calcext:value-type="float">
            <text:p>262.143999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68.157439" calcext:value-type="float">
            <text:p>68.157439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1.658239" calcext:value-type="float">
            <text:p>251.658239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63.438847" calcext:value-type="float">
            <text:p>63.438847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58.998271" calcext:value-type="float">
            <text:p>258.99827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71.827455" calcext:value-type="float">
            <text:p>71.827455</text:p>
          </table:table-cell>
          <table:table-cell office:value-type="float" office:value="218.103807" calcext:value-type="float">
            <text:p>218.103807</text:p>
          </table:table-cell>
          <table:table-cell office:value-type="float" office:value="261.095423" calcext:value-type="float">
            <text:p>261.095423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68.681727" calcext:value-type="float">
            <text:p>68.681727</text:p>
          </table:table-cell>
          <table:table-cell office:value-type="float" office:value="214.958079" calcext:value-type="float">
            <text:p>214.958079</text:p>
          </table:table-cell>
          <table:table-cell office:value-type="float" office:value="257.949695" calcext:value-type="float">
            <text:p>257.949695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65.798143" calcext:value-type="float">
            <text:p>65.798143</text:p>
          </table:table-cell>
          <table:table-cell office:value-type="float" office:value="219.152383" calcext:value-type="float">
            <text:p>219.152383</text:p>
          </table:table-cell>
          <table:table-cell office:value-type="float" office:value="260.046847" calcext:value-type="float">
            <text:p>260.046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9:10:03.395971672</meta:creation-date>
    <meta:generator>LibreOffice/6.1.4.2$Linux_X86_64 LibreOffice_project/10$Build-2</meta:generator>
    <dc:date>2019-03-02T10:13:00.171168741</dc:date>
    <meta:editing-duration>PT11M6S</meta:editing-duration>
    <meta:editing-cycles>3</meta:editing-cycles>
    <meta:document-statistic meta:table-count="9" meta:cell-count="4832" meta:object-count="0"/>
  </office:meta>
</office:document-meta>
</file>